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07000018E800001005D44C9AE1.wmf"/>
  <manifest:file-entry manifest:media-type="" manifest:full-path="Pictures/2000000700001DF900000F4C289D13DB.wmf"/>
  <manifest:file-entry manifest:media-type="" manifest:full-path="Pictures/2000000700001653000011C7D00B7004.wmf"/>
  <manifest:file-entry manifest:media-type="" manifest:full-path="Pictures/2000000700001CBB000012167AF23723.wmf"/>
  <manifest:file-entry manifest:media-type="" manifest:full-path="Pictures/2000000700000E29000009ECB2573AE9.wmf"/>
  <manifest:file-entry manifest:media-type="" manifest:full-path="Pictures/20000007000018E80000103A3A4739C3.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charset="x-symbol"/>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office:font-face-decls>
  <office:automatic-styles>
    <style:style style:name="P1" style:family="paragraph" style:parent-style-name="header">
      <style:paragraph-properties>
        <style:tab-stops/>
      </style:paragraph-properties>
    </style:style>
    <style:style style:name="P2" style:family="paragraph" style:parent-style-name="Standard">
      <style:text-properties fo:font-size="12pt" style:text-underline-style="solid" style:text-underline-width="auto" style:text-underline-color="font-color"/>
    </style:style>
    <style:style style:name="P3" style:family="paragraph" style:parent-style-name="Standard">
      <style:paragraph-properties>
        <style:tab-stops/>
      </style:paragraph-properties>
      <style:text-properties fo:font-size="12pt" style:text-underline-style="solid" style:text-underline-width="auto" style:text-underline-color="font-color"/>
    </style:style>
    <style:style style:name="P4" style:family="paragraph" style:parent-style-name="Standard">
      <style:text-properties fo:font-size="11pt" fo:font-weight="bold"/>
    </style:style>
    <style:style style:name="P5" style:family="paragraph" style:parent-style-name="Standard">
      <style:paragraph-properties>
        <style:tab-stops/>
      </style:paragraph-properties>
      <style:text-properties fo:font-size="11pt" fo:font-weight="bold"/>
    </style:style>
    <style:style style:name="P6" style:family="paragraph" style:parent-style-name="Standard">
      <style:text-properties fo:font-size="9pt"/>
    </style:style>
    <style:style style:name="P7" style:family="paragraph" style:parent-style-name="Standard">
      <style:paragraph-properties>
        <style:tab-stops/>
      </style:paragraph-properties>
      <style:text-properties fo:font-size="9pt"/>
    </style:style>
    <style:style style:name="P8" style:family="paragraph" style:parent-style-name="Standard">
      <style:paragraph-properties>
        <style:tab-stops/>
      </style:paragraph-properties>
      <style:text-properties fo:font-size="9pt" fo:font-weight="bold"/>
    </style:style>
    <style:style style:name="P9" style:family="paragraph" style:parent-style-name="Standard">
      <style:paragraph-properties>
        <style:tab-stops>
          <style:tab-stop style:position="4.752cm"/>
          <style:tab-stop style:position="10.252cm"/>
        </style:tab-stops>
      </style:paragraph-properties>
    </style:style>
    <style:style style:name="P10" style:family="paragraph" style:parent-style-name="Standard">
      <style:paragraph-properties>
        <style:tab-stops/>
      </style:paragraph-properties>
    </style:style>
    <style:style style:name="P11" style:family="paragraph" style:parent-style-name="Standard">
      <style:paragraph-properties fo:text-align="center" style:justify-single-word="false" fo:break-before="page"/>
      <style:text-properties fo:font-size="15pt" fo:font-style="italic" fo:font-weight="bold"/>
    </style:style>
    <style:style style:name="P12" style:family="paragraph" style:parent-style-name="Standard">
      <style:paragraph-properties fo:text-align="center" style:justify-single-word="false" fo:break-before="page">
        <style:tab-stops/>
      </style:paragraph-properties>
      <style:text-properties fo:font-size="15pt" fo:font-style="italic" fo:font-weight="bold"/>
    </style:style>
    <style:style style:name="P13" style:family="paragraph" style:parent-style-name="Standard" style:master-page-name="Konvert_20_1">
      <style:paragraph-properties fo:text-align="center" style:justify-single-word="false" style:page-number="auto"/>
      <style:text-properties fo:font-size="15pt" fo:font-style="italic" fo:font-weight="bold"/>
    </style:style>
    <style:style style:name="T1" style:family="text">
      <style:text-properties style:font-name="Symbol"/>
    </style:style>
    <style:style style:name="fr1" style:family="graphic" style:parent-style-name="Graphics">
      <style:graphic-properties style:vertical-pos="top" style:vertical-rel="baseline" style:horizontal-pos="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ufgabe 1: Favorites First</text:p>
      <text:p text:style-name="P2">Lösungsidee</text:p>
      <text:p text:style-name="Standard">Da bei dieser Aufgabe immer wieder Lieder in eine zufällige Reihenfolge gebracht werden müssen, braucht man zunächst für dieses Problem einen Algorithmus. Aus allen Liedern, die in eine zufällige Reihenfolge gebracht werden sollen, wird zunächst eines ausgewählt. Dazu erzeugt man am einfachsten zufällige Zahlen im Bereich aller möglichen Liednummern, bis man eine Zahl hat, deren zugehöriges Lied zu den Liedern gehört, die in die zufällige Reihenfolge gebracht werden sollen.</text:p>
      <text:p text:style-name="Standard">Das so ermittelte Lied ist nun das erste in der Reihenfolge. Dies wird gespeichert und das Lied wird aus der Liste der Lieder, die in eine zufällige Reihenfolge gebracht werden sollen, gelöscht.</text:p>
      <text:p text:style-name="Standard">Dann wird wie zu Beginn ein weiteres Lied zufällig ausgewählt, als nächstes in die Reihenfolge geschrieben und aus der Liste gelöscht. Dies wird so lange wiederholt, bis die Liste leer ist und somit alle Lieder in einer zufälligen Reihenfolge stehen.</text:p>
      <text:p text:style-name="Standard"/>
      <text:p text:style-name="Standard">Um nun die Spezifikation von „Favorites First“ umzusetzen, müssen alle Lieder zunächst nach ihrer Häufigkeit, mit der sie schon angehört wurden, sortiert werden. Aus diesen sind nun die zehn Häufigsten zu ermitteln. Da aber oft das zehnte und das elfte Lied gleichhäufig gehört wurden, wäre in diesem Fall eine Beschränkung auf die ersten zehn Lieder in dieser Liste willkürlich. Sinnvoller ist es, die Häufigkeit des zehnten Liedes zu ermitteln und zu den „zehn“ häufigsten Liedern alle Lieder zu zählen, die mindestens so oft gehört wurden wie dieses.</text:p>
      <text:p text:style-name="Standard">Aus diesen zehn oder mehr Liedern sind nun zufällig fünf auszuwählen; dies kann dadurch geschehen, dass Zufallszahlen zwischen 1 und 10 (bzw. der Anzahl der häufigen Lieder) produziert werden und das entsprechende Lied genommen wird, falls dies nicht bereits geschehen ist. Zu diesen fünf Liedern werden nun wiederum zufällig 15 beliebige Lieder hinzugefügt, auch dazu werden Zufallszahlen erzeugt und das Lied genommen, wenn es nicht bereits in der Liste steht. Diese 20 Lieder bilden die ersten 20 Lieder der Abspielreihenfolge, dazu werden sie mit dem zu Beginn beschriebenen Verfahren in eine zufällige Reihenfolge gebracht. Die restlichen Lieder werden ebenfalls in eine zufällige Reihenfolge gebracht und diese an die andere Reihenfolge angefügt. Damit sind die Lieder wie gewünscht angeordnet.</text:p>
      <text:p text:style-name="Standard">Beim Abspielen der Lieder ist natürlich zu beachten, dass die Häufigkeiten, mit denen ein Lied gehört wurde, jeweils zu aktualisieren sind.</text:p>
      <text:p text:style-name="Standard"/>
      <text:p text:style-name="P2">Programm-Dokumentation</text:p>
      <text:p text:style-name="Standard">Diese Lösungsidee habe ich mit Turbo Pascal umgesetzt.</text:p>
      <text:p text:style-name="Standard"/>
      <text:p text:style-name="P4">Zu den wichtigsten Konstanten, Typen und Variablen</text:p>
      <text:p text:style-name="Standard">Die Konstante MaxLiednummer gibt an wie viele Lieder auf dem MP3-Player gespeichert sind.</text:p>
      <text:p text:style-name="Standard">Der Typ TLiednummer umfasst alle möglichen Liednummern und die 0, die für <text:s/>‚kein Lied‘ steht. Der Typ TMenge stellt eine Menge von Liednummern dar.</text:p>
      <text:p text:style-name="Standard">Variablen des Typs TReihenfolge speichern eine Reihenfolge von Liedern, die Liednummer des ersten Liedes steht bei [1], usw.</text:p>
      <text:p text:style-name="Standard">Der Typ TTop_Ten dient zum Sortieren der Lieder um die zehn Häufigsten zu ermitteln, seine Elemente umfassen immer Liednummer und Häufigkeit.</text:p>
      <text:p text:style-name="Standard">Die globale Variable haeufigkeiten speichert zu jedem Lied die dazugehörige Häufigkeit.</text:p>
      <text:p text:style-name="Standard"/>
      <text:p text:style-name="P4">Zu den Funktionen und Prozeduren</text:p>
      <text:p text:style-name="Standard">Die Prozedur ordne_zufaellig bringt die als Menge angegebenen Lieder in eine zufällige Reihenfolge.</text:p>
      <text:p text:style-name="Standard">Dazu wird die Reihenfolge zunächst mit Nullen initialisiert, was für kein Lied steht. Anschließend wird wie oben beschrieben eine Zufallszahl aus dem Bereich aller Liednummern erzeugt. Gehört diese zu den Liedern, die angeordnet werden sollen, ist dieses Lied das nächste in der Reihenfolge und wird aus der Menge entfernt. Dies wird so lange wiederholt, bis die Menge leer ist und damit alle Lieder in der Reihenfolge stehen.</text:p>
      <text:p text:style-name="Standard"/>
      <text:p text:style-name="Standard">Die Prozedur sortiere sortiert die angegebenen Lieder nach ihrer Häufigkeit. Beim Sortieralgorithmus habe ich mich für den Stecksort beschrieben, der in jedem guten Informatikbuch ausführlich beschrieben ist. Die zu sortierenden Objekte werden hierbei der Reihe nach an der richtigen Stelle in der bereits bestehenden Reihenfolge eingefügt, so wie man auch beim Kartenspiel seine Karten auf der Hand sortiert.</text:p>
      <text:p text:style-name="Standard"/>
      <text:p text:style-name="Standard">Die Prozedur favorites_first bringt die angegebenen Lieder (1 bis zahl_lieder) in eine zufällige Reihenfolge, wobei unter den ersten 20 Liedern mindestens fünf der zehn meistgehörten sind.</text:p>
      <text:p text:style-name="Standard">Da dies bei weniger als 20 Liedern keinen Sinn macht, werden die Lieder in diesem Fall normal sortiert.</text:p>
      <text:p text:style-name="Standard">Andernfalls werden die Liednummern und die dazugehörigen Häufigkeiten gespeichert und die Lieder nach der Häufigkeit sortiert.</text:p>
      <text:p text:style-name="Standard">Wurde das zehnte Lied so häufig wie das letzte gehört, so gehören alle Lieder zu den „zehn“ häufigsten, <text:soft-page-break/>ansonsten wird deren Anzahl so lange erhöht, bis zum ersten Mal ein Lied erreicht wird, das nicht so häufig wie das zehnte gehört wurde.</text:p>
      <text:p text:style-name="Standard">Aus diesen Liedern werden nun wie oben beschrieben fünf ausgewählt und weitere 15 hinzugefügt. Die Menge menge_rest enthält anschließend alle Lieder ohne diese 20. Die beiden Mengen werden getrennt in eine zufällige Reihenfolge gebracht, und die zweite Reihenfolge wird an die erste angehängt.</text:p>
      <text:p text:style-name="Standard"/>
      <text:p text:style-name="Standard">Die Funktion spiele spielt ein Lied und gibt zurück, ob noch ein weiteres Lied gespielt werden soll.</text:p>
      <text:p text:style-name="Standard">Das Lied wird zunächst „angespielt“. Der Benutzer hat die Möglichkeit mit der Enter-Taste das Lied ganz anzuhören. In diesem Fall wird die Häufigkeit des Liedes um 1 erhöht. Wird die ESC-Taste gewählt, so gibt die Funktion false zurück um anzuzeigen, dass der Benutzer kein weiteres Lied hören will.</text:p>
      <text:p text:style-name="Standard"/>
      <text:p text:style-name="Standard">Die Prozedur reihe_spielen spielt die Lieder in der angegebenen Reihenfolge mit Hilfe der Funktion spiele. Solange das letzte Lied noch nicht erreicht und der Benutzer noch nicht abgebrochen hat, wird das nächste Lied in der Reihe gespielt.</text:p>
      <text:p text:style-name="Standard"/>
      <text:p text:style-name="P4">Zum Hauptprogramm</text:p>
      <text:p text:style-name="Standard">Zunächst wird der Zufallsgenerator initialisiert und die Häufigkeiten der Lieder auf 0 gesetzt. Der Benutzer hat nun die Wahl sich Lieder in einer „normalen“ zufälligen Reihenfolge oder in einer „Favorites First“-Reihenfolge anzuhören oder das in Aufgabe 3 dargestellte Szenario zu untersuchen.</text:p>
      <text:p text:style-name="Standard">In den beiden ersten Fällen werden die Lieder auf die gewünschte Art zufällig geordnet und durch die Prozedur reihe_spiele ausgegeben.</text:p>
      <text:p text:style-name="Standard">Für das Szenario aus Aufgabe 3 werden die Lieder 200 Mal mit favorites_first sortiert. Dann wird zufällig eine Zahl zwischen 10 und 20 (die Anzahl der angespielten Lieder) und die Anzahl der übersprungenen Lieder bestimmt.</text:p>
      <text:p text:style-name="Standard">In die Menge lieder werden nun die ersten L Lieder der Reihenfolge aufgenommen, also die Lieder, die angespielt werden. Aus dieser Menge werden nach dem nun schon üblichen Verfahren ein Viertel der Lieder entfernt. Die übriggebliebenen Lieder, die also angehört werden, werden angezeigt und die Anzahlen jeweils um 1 erhöht.</text:p>
      <text:p text:style-name="Standard">Zum Abschluss werden die Häufigkeiten von allen Liedern angezeigt.</text:p>
      <text:p text:style-name="Standard"/>
      <text:p text:style-name="P2">Programm-Ablaufprotokoll</text:p>
      <text:p text:style-name="Standard">Beispiel für das Auswahl-Menü:</text:p>
      <text:p text:style-name="Standard"/>
      <text:p text:style-name="P6">1. Zufällige Reihenfolge</text:p>
      <text:p text:style-name="P6">2. Favorites First</text:p>
      <text:p text:style-name="P6">3. Aufgabe 3</text:p>
      <text:p text:style-name="P6">4. Ende</text:p>
      <text:p text:style-name="P6"/>
      <text:p text:style-name="P6"><text:s/>-&gt; 2</text:p>
      <text:p text:style-name="P6"/>
      <text:p text:style-name="Standard">Beispiel für das Abspielen von Liedern:</text:p>
      <text:p text:style-name="Standard"/>
      <text:p text:style-name="P6">Lied Nr. 250: Anspielen <text:s/>&lt;weiter: Enter; Ende: Esc&gt;</text:p>
      <text:p text:style-name="P6">Lied Nr. <text:s/>35: Anspielen <text:s/>&lt;weiter: Enter; Ende: Esc&gt; <text:s/>wird gespielt <text:s/>&lt;Ende: Esc&gt;</text:p>
      <text:p text:style-name="P6">Lied Nr. 156: Anspielen <text:s/>&lt;weiter: Enter; Ende: Esc&gt;</text:p>
      <text:p text:style-name="P6">Lied Nr. 104: Anspielen <text:s/>&lt;weiter: Enter; Ende: Esc&gt;</text:p>
      <text:p text:style-name="P6">Lied Nr. 170: Anspielen <text:s/>&lt;weiter: Enter; Ende: Esc&gt; <text:s/>wird gespielt <text:s/>&lt;Ende: Esc&gt;</text:p>
      <text:p text:style-name="P6">Lied Nr. 231: Anspielen <text:s/>&lt;weiter: Enter; Ende: Esc&gt; <text:s/>wird gespielt <text:s/>&lt;Ende: Esc&gt;</text:p>
      <text:p text:style-name="P6">Lied Nr. <text:s/>44: Anspielen <text:s/>&lt;weiter: Enter; Ende: Esc&gt; <text:s/>wird gespielt <text:s/>&lt;Ende: Esc&gt;</text:p>
      <text:p text:style-name="P6">Lied Nr. 194: Anspielen <text:s/>&lt;weiter: Enter; Ende: Esc&gt; <text:s/>wird gespielt <text:s/>&lt;Ende: Esc&gt;</text:p>
      <text:p text:style-name="P6">Lied Nr. <text:s/>26: Anspielen <text:s/>&lt;weiter: Enter; Ende: Esc&gt;</text:p>
      <text:p text:style-name="P6">Lied Nr. 140: Anspielen <text:s/>&lt;weiter: Enter; Ende: Esc&gt;</text:p>
      <text:p text:style-name="P6"/>
      <text:p text:style-name="Standard">Beispiel für die Ausgaben von Aufgabe 3 (die ersten 20 von 200 Benutzungen):</text:p>
      <text:p text:style-name="Standard"/>
      <text:p text:style-name="P6">1: 3 7 8 21 49 76 111 126 128 161 204 241</text:p>
      <text:p text:style-name="P6">2: 7 8 39 43 55 120 126 135 144 161 167 192 206</text:p>
      <text:p text:style-name="P6">3: 44 103 126 145 168 171 172 198</text:p>
      <text:p text:style-name="P6">4: 3 6 8 96 131 141 143 171 176 185 191 206 220 221 229</text:p>
      <text:p text:style-name="P6">5: 3 43 55 83 88 101 149 165 193 204 235 236 241</text:p>
      <text:p text:style-name="P6">6: 8 21 27 41 115 161 171 205 222 236</text:p>
      <text:p text:style-name="P6">7: 8 21 23 31 53 117 126 146 155 161 164 210 216 229 240</text:p>
      <text:p text:style-name="P6">8: 3 18 29 33 52 58 122 134 182 239</text:p>
      <text:p text:style-name="P6">9: 33 119 135 139 177 182 204 206 237</text:p>
      <text:p text:style-name="P6"><text:soft-page-break/>10: 7 18 63 126 141 156 193 224 241</text:p>
      <text:p text:style-name="P6">11: 8 21 74 97 101 126 156 183 194 206 212 241 245 248</text:p>
      <text:p text:style-name="P6">12: 21 22 34 64 82 89 92 119 161 171 172 187 193 200 204</text:p>
      <text:p text:style-name="P6">13: 3 6 8 10 13 20 51 135 139 177 206 217 223 237 250</text:p>
      <text:p text:style-name="P6">14: 4 6 8 24 44 141 150 210 223 231 236 237 241</text:p>
      <text:p text:style-name="P6">15: 17 71 84 97 103 107 135 205</text:p>
      <text:p text:style-name="P6">16: 21 67 87 158 165 172 204 208 227</text:p>
      <text:p text:style-name="P6">17: 3 8 29 73 111 126 155 156 157 162 187 190 241</text:p>
      <text:p text:style-name="P6">18: 34 49 89 92 95 135 204 206 239 249</text:p>
      <text:p text:style-name="P6">19: 3 8 80 100 108 124 126 129 135 161 204 247</text:p>
      <text:p text:style-name="P6">20: 3 9 80 113 137 161 171 202 213 241</text:p>
      <text:p text:style-name="P6"/>
      <text:p text:style-name="Standard">Die Häufigkeiten der einzelnen Lieder (Ausgabe am Ende von Aufgabe 3):</text:p>
      <text:p text:style-name="Standard"/>
      <text:p text:style-name="P6">Häufigkeiten d. einzelnen Lieder:</text:p>
      <text:p text:style-name="P6"><text:s text:c="2"/>1: <text:s text:c="2"/>9; <text:s text:c="2"/>2: <text:s text:c="2"/>3; <text:s text:c="2"/>3: <text:s/>76; <text:s text:c="2"/>4: <text:s text:c="2"/>6; <text:s text:c="2"/>5: <text:s text:c="2"/>9; <text:s text:c="2"/>6: <text:s/>13; <text:s text:c="2"/>7: <text:s text:c="2"/>9; <text:s text:c="2"/>8: <text:s/>70;</text:p>
      <text:p text:style-name="P6"><text:s text:c="2"/>9: <text:s text:c="2"/>6; <text:s/>10: <text:s text:c="2"/>8; <text:s/>11: <text:s text:c="2"/>4; <text:s/>12: <text:s text:c="2"/>4; <text:s/>13: <text:s/>11; <text:s/>14: <text:s text:c="2"/>8; <text:s/>15: <text:s text:c="2"/>5; <text:s/>16: <text:s text:c="2"/>5;</text:p>
      <text:p text:style-name="P6"><text:s/>17: <text:s/>17; <text:s/>18: <text:s/>10; <text:s/>19: <text:s text:c="2"/>6; <text:s/>20: <text:s text:c="2"/>8; <text:s/>21: <text:s/>66; <text:s/>22: <text:s text:c="2"/>7; <text:s/>23: <text:s/>10; <text:s/>24: <text:s text:c="2"/>5;</text:p>
      <text:p text:style-name="P6"><text:s/>25: <text:s/>11; <text:s/>26: <text:s text:c="2"/>8; <text:s/>27: <text:s text:c="2"/>6; <text:s/>28: <text:s text:c="2"/>4; <text:s/>29: <text:s/>12; <text:s/>30: <text:s text:c="2"/>7; <text:s/>31: <text:s text:c="2"/>9; <text:s/>32: <text:s text:c="2"/>1;</text:p>
      <text:p text:style-name="P6"><text:s/>33: <text:s text:c="2"/>9; <text:s/>34: <text:s/>13; <text:s/>35: <text:s text:c="2"/>2; <text:s/>36: <text:s text:c="2"/>6; <text:s/>37: <text:s/>11; <text:s/>38: <text:s text:c="2"/>7; <text:s/>39: <text:s text:c="2"/>6; <text:s/>40: <text:s text:c="2"/>5;</text:p>
      <text:p text:style-name="P6"><text:s/>41: <text:s/>13; <text:s/>42: <text:s text:c="2"/>8; <text:s/>43: <text:s text:c="2"/>8; <text:s/>44: <text:s text:c="2"/>9; <text:s/>45: <text:s text:c="2"/>7; <text:s/>46: <text:s text:c="2"/>8; <text:s/>47: <text:s text:c="2"/>7; <text:s/>48: <text:s text:c="2"/>8;</text:p>
      <text:p text:style-name="P6"><text:s/>49: <text:s text:c="2"/>7; <text:s/>50: <text:s text:c="2"/>6; <text:s/>51: <text:s text:c="2"/>3; <text:s/>52: <text:s text:c="2"/>7; <text:s/>53: <text:s text:c="2"/>8; <text:s/>54: <text:s text:c="2"/>6; <text:s/>55: <text:s text:c="2"/>5; <text:s/>56: <text:s text:c="2"/>6;</text:p>
      <text:p text:style-name="P6"><text:s/>57: <text:s text:c="2"/>2; <text:s/>58: <text:s text:c="2"/>6; <text:s/>59: <text:s text:c="2"/>5; <text:s/>60: <text:s text:c="2"/>4; <text:s/>61: <text:s text:c="2"/>6; <text:s/>62: <text:s text:c="2"/>6; <text:s/>63: <text:s text:c="2"/>9; <text:s/>64: <text:s text:c="2"/>5;</text:p>
      <text:p text:style-name="P6"><text:s/>65: <text:s text:c="2"/>7; <text:s/>66: <text:s/>10; <text:s/>67: <text:s text:c="2"/>9; <text:s/>68: <text:s text:c="2"/>5; <text:s/>69: <text:s text:c="2"/>9; <text:s/>70: <text:s text:c="2"/>8; <text:s/>71: <text:s text:c="2"/>6; <text:s/>72: <text:s text:c="2"/>9;</text:p>
      <text:p text:style-name="P6"><text:s/>73: <text:s text:c="2"/>5; <text:s/>74: <text:s text:c="2"/>8; <text:s/>75: <text:s text:c="2"/>6; <text:s/>76: <text:s text:c="2"/>5; <text:s/>77: <text:s text:c="2"/>5; <text:s/>78: <text:s text:c="2"/>5; <text:s/>79: <text:s text:c="2"/>4; <text:s/>80: <text:s/>12;</text:p>
      <text:p text:style-name="P6"><text:s/>81: <text:s text:c="2"/>7; <text:s/>82: <text:s text:c="2"/>6; <text:s/>83: <text:s text:c="2"/>7; <text:s/>84: <text:s text:c="2"/>7; <text:s/>85: <text:s/>14; <text:s/>86: <text:s text:c="2"/>6; <text:s/>87: <text:s/>11; <text:s/>88: <text:s text:c="2"/>6;</text:p>
      <text:p text:style-name="P6"><text:s/>89: <text:s text:c="2"/>7; <text:s/>90: <text:s/>11; <text:s/>91: <text:s text:c="2"/>4; <text:s/>92: <text:s text:c="2"/>9; <text:s/>93: <text:s text:c="2"/>9; <text:s/>94: <text:s/>12; <text:s/>95: <text:s text:c="2"/>7; <text:s/>96: <text:s text:c="2"/>7;</text:p>
      <text:p text:style-name="P6"><text:s/>97: <text:s text:c="2"/>8; <text:s/>98: <text:s text:c="2"/>9; <text:s/>99: <text:s text:c="2"/>5; 100: <text:s text:c="2"/>6;</text:p>
      <text:p text:style-name="P6">101: <text:s/>10; 102: <text:s text:c="2"/>6; 103: <text:s text:c="2"/>8; 104: <text:s text:c="2"/>9; 105: <text:s text:c="2"/>4; 106: <text:s text:c="2"/>7; 107: <text:s text:c="2"/>9; 108: <text:s text:c="2"/>9;</text:p>
      <text:p text:style-name="P6">109: <text:s text:c="2"/>4; 110: <text:s text:c="2"/>3; 111: <text:s text:c="2"/>6; 112: <text:s text:c="2"/>5; 113: <text:s text:c="2"/>7; 114: <text:s text:c="2"/>5; 115: <text:s text:c="2"/>8; 116: <text:s text:c="2"/>6;</text:p>
      <text:p text:style-name="P6">117: <text:s text:c="2"/>4; 118: <text:s text:c="2"/>7; 119: <text:s text:c="2"/>6; 120: <text:s/>13; 121: <text:s text:c="2"/>7; 122: <text:s text:c="2"/>6; 123: <text:s/>10; 124: <text:s text:c="2"/>3;</text:p>
      <text:p text:style-name="P6">125: <text:s text:c="2"/>3; 126: <text:s/>77; 127: <text:s text:c="2"/>7; 128: <text:s text:c="2"/>6; 129: <text:s text:c="2"/>8; 130: <text:s text:c="2"/>7; 131: <text:s/>12; 132: <text:s text:c="2"/>3;</text:p>
      <text:p text:style-name="P6">133: <text:s text:c="2"/>4; 134: <text:s text:c="2"/>4; 135: <text:s/>61; 136: <text:s text:c="2"/>3; 137: <text:s text:c="2"/>5; 138: <text:s/>10; 139: <text:s text:c="2"/>6; 140: <text:s text:c="2"/>2;</text:p>
      <text:p text:style-name="P6">141: <text:s text:c="2"/>8; 142: <text:s text:c="2"/>5; 143: <text:s text:c="2"/>6; 144: <text:s text:c="2"/>6; 145: <text:s text:c="2"/>9; 146: <text:s text:c="2"/>4; 147: <text:s text:c="2"/>7; 148: <text:s text:c="2"/>7;</text:p>
      <text:p text:style-name="P6">149: <text:s text:c="2"/>6; 150: <text:s text:c="2"/>6; 151: <text:s text:c="2"/>6; 152: <text:s text:c="2"/>6; 153: <text:s text:c="2"/>9; 154: <text:s text:c="2"/>5; 155: <text:s text:c="2"/>6; 156: <text:s text:c="2"/>9;</text:p>
      <text:p text:style-name="P6">157: <text:s text:c="2"/>4; 158: <text:s text:c="2"/>8; 159: <text:s text:c="2"/>7; 160: <text:s text:c="2"/>6; 161: <text:s/>61; 162: <text:s/>11; 163: <text:s text:c="2"/>9; 164: <text:s text:c="2"/>8;</text:p>
      <text:p text:style-name="P6">165: <text:s text:c="2"/>5; 166: <text:s text:c="2"/>5; 167: <text:s text:c="2"/>8; 168: <text:s text:c="2"/>7; 169: <text:s text:c="2"/>8; 170: <text:s text:c="2"/>7; 171: <text:s/>60; 172: <text:s/>10;</text:p>
      <text:p text:style-name="P6">173: <text:s text:c="2"/>5; 174: <text:s/>11; 175: <text:s text:c="2"/>7; 176: <text:s text:c="2"/>8; 177: <text:s text:c="2"/>5; 178: <text:s text:c="2"/>6; 179: <text:s text:c="2"/>6; 180: <text:s text:c="2"/>5;</text:p>
      <text:p text:style-name="P6">181: <text:s text:c="2"/>9; 182: <text:s/>10; 183: <text:s text:c="2"/>6; 184: <text:s text:c="2"/>9; 185: <text:s text:c="2"/>6; 186: <text:s text:c="2"/>6; 187: <text:s/>11; 188: <text:s text:c="2"/>4;</text:p>
      <text:p text:style-name="P6">189: <text:s text:c="2"/>7; 190: <text:s text:c="2"/>9; 191: <text:s text:c="2"/>8; 192: <text:s text:c="2"/>6; 193: <text:s text:c="2"/>8; 194: <text:s text:c="2"/>9; 195: <text:s text:c="2"/>6; 196: <text:s text:c="2"/>3;</text:p>
      <text:p text:style-name="P6">197: <text:s text:c="2"/>4; 198: <text:s text:c="2"/>4; 199: <text:s text:c="2"/>2; 200: <text:s text:c="2"/>6;</text:p>
      <text:p text:style-name="P6">201: <text:s text:c="2"/>5; 202: <text:s text:c="2"/>9; 203: <text:s text:c="2"/>5; 204: <text:s/>59; 205: <text:s text:c="2"/>6; 206: <text:s/>47; 207: <text:s text:c="2"/>6; 208: <text:s text:c="2"/>5;</text:p>
      <text:p text:style-name="P6">209: <text:s text:c="2"/>6; 210: <text:s text:c="2"/>7; 211: <text:s text:c="2"/>5; 212: <text:s text:c="2"/>4; 213: <text:s/>10; 214: <text:s text:c="2"/>5; 215: <text:s text:c="2"/>5; 216: <text:s text:c="2"/>9;</text:p>
      <text:p text:style-name="P6">217: <text:s/>13; 218: <text:s text:c="2"/>4; 219: <text:s text:c="2"/>6; 220: <text:s text:c="2"/>8; 221: <text:s text:c="2"/>7; 222: <text:s text:c="2"/>3; 223: <text:s/>11; 224: <text:s text:c="2"/>9;</text:p>
      <text:p text:style-name="P6">225: <text:s text:c="2"/>7; 226: <text:s text:c="2"/>7; 227: <text:s text:c="2"/>7; 228: <text:s/>11; 229: <text:s text:c="2"/>7; 230: <text:s text:c="2"/>6; 231: <text:s text:c="2"/>6; 232: <text:s text:c="2"/>5;</text:p>
      <text:p text:style-name="P6">233: <text:s text:c="2"/>7; 234: <text:s text:c="2"/>8; 235: <text:s/>12; 236: <text:s/>11; 237: <text:s text:c="2"/>8; 238: <text:s text:c="2"/>8; 239: <text:s text:c="2"/>6; 240: <text:s text:c="2"/>6;</text:p>
      <text:p text:style-name="P6">241: <text:s/>64; 242: <text:s text:c="2"/>8; 243: <text:s/>11; 244: <text:s text:c="2"/>5; 245: <text:s text:c="2"/>7; 246: <text:s text:c="2"/>9; 247: <text:s text:c="2"/>6; 248: <text:s text:c="2"/>9;</text:p>
      <text:p text:style-name="P6">249: <text:s text:c="2"/>7; 250: <text:s text:c="2"/>9;</text:p>
      <text:p text:style-name="P6"/>
      <text:p text:style-name="Standard">Es fällt auf, dass viele Lieder recht selten abgespielt wurden (z. B. Nr. 32 nur 1 Mal, sehr viele, die weniger als 7 Mal gespielt wurden). Dagegen gibt es einige Spitzenreiter, die unverhältnismäßig häufig gespielt wurden: Die Nummern 126 (77 Mal), 3 (76), 8 (70), 21 (66), 241 (64), 135 (61), 171 (60) und 204 (59) stechen besonders hervor, das nächste Lied ist Nr. 206 (47), worauf erst wieder Nr. 17 folgt, das 17 Mal gehört wurde.</text:p>
      <text:p text:style-name="Standard">Dadurch, dass die Lieder, die schon oft gehört wurden, eher unter die ersten 20 kommen und damit auch eher gehört werden als die anderen, kommt es mit dem Verfahren „Favorites First“ schnell zu einer Gruppe von Liedern, die sehr häufig gehört werden, während andere nur sehr selten abgespielt werden. Dies stellt einen großen Nachteil des Verfahrens dar.</text:p>
      <text:p text:style-name="Standard"/>
      <text:p text:style-name="P2">Programm-Text</text:p>
      <text:p text:style-name="P6">program mp3;</text:p>
      <text:p text:style-name="P6"/>
      <text:p text:style-name="P6">uses crt;</text:p>
      <text:p text:style-name="P6"/>
      <text:p text:style-name="P6">const MaxLiednummer = 250; <text:s text:c="18"/>{maximale Anzahl der Lieder}</text:p>
      <text:p text:style-name="P6">type TLiednummer = 0..MaxLiednummer; <text:s text:c="8"/>{Liednummern + 0 (= kein Lied)}</text:p>
      <text:p text:style-name="P6">type TMenge = set of TLiednummer; <text:s text:c="11"/>{Menge von Liedern}</text:p>
      <text:p text:style-name="P6"><text:soft-page-break/>type TReihenfolge = array[TLiednummer] of TLiednummer; <text:s/>{Reihenfolge</text:p>
      <text:p text:style-name="P6"><text:s text:c="54"/>([1]: erstes Lied,...)}</text:p>
      <text:p text:style-name="P6">type TTop_Ten = array[TLiednummer] of record <text:s text:c="9"/>{Lieder + Häufigkeit}</text:p>
      <text:p text:style-name="P6"><text:s text:c="38"/>nr: TLiednummer;</text:p>
      <text:p text:style-name="P6"><text:s text:c="38"/>haeufigkeit: word;</text:p>
      <text:p text:style-name="P6"><text:s text:c="38"/>end;</text:p>
      <text:p text:style-name="P6"/>
      <text:p text:style-name="P6">var haeufigkeiten: array[TLiednummer] of word; <text:s text:c="5"/>{Häufigkeiten</text:p>
      <text:p text:style-name="P6"><text:s text:c="53"/>d. einzelnen Lieder}</text:p>
      <text:p text:style-name="P6"/>
      <text:p text:style-name="P6">procedure ordne_zufaellig(lieder: TMenge; var reihenfolge: TReihenfolge);</text:p>
      <text:p text:style-name="P6">{bringt angegebene Lieder in zufällige Reihenfolge}</text:p>
      <text:p text:style-name="P6">var lied, nr: TLiednummer;</text:p>
      <text:p text:style-name="P6">begin</text:p>
      <text:p text:style-name="P6"><text:s/>for nr:=1 to MaxLiednummer do reihenfolge[nr]:=0;</text:p>
      <text:p text:style-name="P6"/>
      <text:p text:style-name="P6"><text:s/>nr:=1;</text:p>
      <text:p text:style-name="P6"><text:s/>while lieder&lt;&gt;[] do begin <text:s text:c="14"/>{Solange es noch Lieder gibt, ...}</text:p>
      <text:p text:style-name="P6"><text:s text:c="7"/>lied:=random(MaxLiednummer)+1; <text:s text:c="3"/>{wird eines zufällig ausgewählt ...}</text:p>
      <text:p text:style-name="P6"><text:s text:c="7"/>if lied in lieder then begin</text:p>
      <text:p text:style-name="P6"><text:s text:c="10"/>lieder:=lieder-[lied];</text:p>
      <text:p text:style-name="P6"><text:s text:c="10"/>reihenfolge[nr]:=lied; <text:s text:c="8"/>{und in die Reihenfolge eingefügt.}</text:p>
      <text:p text:style-name="P6"><text:s text:c="10"/>inc(nr);</text:p>
      <text:p text:style-name="P6"><text:s text:c="7"/>end;</text:p>
      <text:p text:style-name="P6"><text:s/>end;</text:p>
      <text:p text:style-name="P6">end;</text:p>
      <text:p text:style-name="P6"/>
      <text:p text:style-name="P6">procedure sortiere(var feld: TTop_Ten; anzahl: TLiednummer);</text:p>
      <text:p text:style-name="P6">{sortiert die Lieder nach der Häufigkeit (Stecksort)}</text:p>
      <text:p text:style-name="P6">var i,j:TLiednummer;</text:p>
      <text:p text:style-name="P6"><text:s text:c="4"/>v: word;</text:p>
      <text:p text:style-name="P6"><text:s text:c="4"/>nr: TLiednummer;</text:p>
      <text:p text:style-name="P6">begin</text:p>
      <text:p text:style-name="P6"><text:s/>for i := 2 to anzahl do begin</text:p>
      <text:p text:style-name="P6"><text:s text:c="2"/>v := feld[i].haeufigkeit; nr:=feld[i].nr; j := i;</text:p>
      <text:p text:style-name="P6"><text:s text:c="2"/>while (j&gt;1) and (feld[j-1].haeufigkeit&lt;v) do begin</text:p>
      <text:p text:style-name="P6"><text:s text:c="3"/>feld[j] := feld[j-1];</text:p>
      <text:p text:style-name="P6"><text:s text:c="3"/>j := j-1;</text:p>
      <text:p text:style-name="P6"><text:s text:c="2"/>end;</text:p>
      <text:p text:style-name="P6"><text:s text:c="2"/>feld[j].haeufigkeit := v; feld[j].nr:=nr;</text:p>
      <text:p text:style-name="P6"><text:s/>end;</text:p>
      <text:p text:style-name="P6"/>
      <text:p text:style-name="P6">end;</text:p>
      <text:p text:style-name="P6"/>
      <text:p text:style-name="P6">procedure favorites_first(zahl_lieder: TLiednummer; var reihenfolge: TReihenfolge);</text:p>
      <text:p text:style-name="P6">{setzt "Favorites First" um}</text:p>
      <text:p text:style-name="P6">var top_ten: TTop_Ten;</text:p>
      <text:p text:style-name="P6"><text:s text:c="4"/>i, nr: TLiednummer;</text:p>
      <text:p text:style-name="P6"><text:s text:c="4"/>haeufig: word;</text:p>
      <text:p text:style-name="P6"><text:s text:c="4"/>zahl_der_haeufigen: TLiednummer;</text:p>
      <text:p text:style-name="P6"><text:s text:c="4"/>menge_5, menge_20, menge_rest: TMenge;</text:p>
      <text:p text:style-name="P6"><text:s text:c="4"/>r2: TReihenfolge;</text:p>
      <text:p text:style-name="P6">begin</text:p>
      <text:p text:style-name="P6">{bei weniger als 20 Liedern werden diese nur zufällig sortiert}</text:p>
      <text:p text:style-name="P6">if zahl_lieder&lt;20 then begin ordne_zufaellig([1..zahl_lieder], reihenfolge); exit; end;</text:p>
      <text:p text:style-name="P6"/>
      <text:p text:style-name="P6">{Häufigkeiten werden ermittelt}</text:p>
      <text:p text:style-name="P6">for i:=1 to zahl_lieder do begin</text:p>
      <text:p text:style-name="P6"><text:s text:c="4"/>top_ten[i].nr:=i; top_ten[i].haeufigkeit:=haeufigkeiten[i];</text:p>
      <text:p text:style-name="P6">end;</text:p>
      <text:p text:style-name="P6"/>
      <text:p text:style-name="P6">{Lieder werden nach Häufigkeit sortiert}</text:p>
      <text:p text:style-name="P6">sortiere(top_ten, zahl_lieder);</text:p>
      <text:p text:style-name="P6"/>
      <text:p text:style-name="P6">{alle Lieder, die so häufig sind wie das 10t-häufigste,</text:p>
      <text:p text:style-name="P6"><text:s/>gehören zu den "10" Häufigsten}</text:p>
      <text:p text:style-name="P6">haeufig:=top_ten[10].haeufigkeit;</text:p>
      <text:p text:style-name="P6">if haeufig=top_ten[zahl_lieder].haeufigkeit then</text:p>
      <text:p text:style-name="P6"><text:soft-page-break/><text:s text:c="3"/>zahl_der_haeufigen:=zahl_lieder</text:p>
      <text:p text:style-name="P6">else begin</text:p>
      <text:p text:style-name="P6"><text:s text:c="3"/>zahl_der_haeufigen:=10;</text:p>
      <text:p text:style-name="P6"><text:s text:c="3"/>while top_ten[zahl_der_haeufigen+1].haeufigkeit=haeufig do inc(zahl_der_haeufigen);</text:p>
      <text:p text:style-name="P6">end;</text:p>
      <text:p text:style-name="P6"/>
      <text:p text:style-name="P6">{aus den 10 Häufigsten werden zufällig 5 ausgewählt}</text:p>
      <text:p text:style-name="P6">menge_5:=[];</text:p>
      <text:p text:style-name="P6">for i:=1 to 5 do begin</text:p>
      <text:p text:style-name="P6"><text:s text:c="4"/>repeat</text:p>
      <text:p text:style-name="P6"><text:s text:c="7"/>nr:=random(zahl_der_haeufigen)+1;</text:p>
      <text:p text:style-name="P6"><text:s text:c="4"/>until not (top_ten[nr].nr in menge_5);</text:p>
      <text:p text:style-name="P6"><text:s text:c="4"/>menge_5:=menge_5+[top_ten[nr].nr];</text:p>
      <text:p text:style-name="P6">end;</text:p>
      <text:p text:style-name="P6"/>
      <text:p text:style-name="P6">{es werden 15 Lieder zufällig hinzugefügt}</text:p>
      <text:p text:style-name="P6">menge_20:=menge_5;</text:p>
      <text:p text:style-name="P6">for i:=1 to 15 do begin</text:p>
      <text:p text:style-name="P6"><text:s text:c="4"/>repeat</text:p>
      <text:p text:style-name="P6"><text:s text:c="7"/>nr:=random(zahl_lieder)+1;</text:p>
      <text:p text:style-name="P6"><text:s text:c="4"/>until not (nr in menge_20);</text:p>
      <text:p text:style-name="P6"><text:s text:c="4"/>menge_20:=menge_20+[nr];</text:p>
      <text:p text:style-name="P6">end;</text:p>
      <text:p text:style-name="P6"/>
      <text:p text:style-name="P6">menge_rest:=[1..zahl_lieder]-menge_20;</text:p>
      <text:p text:style-name="P6"/>
      <text:p text:style-name="P6">{die ersten 20 und der Rest wird getrennt in zufällige Reihenfolge gebracht}</text:p>
      <text:p text:style-name="P6">ordne_zufaellig(menge_20, reihenfolge);</text:p>
      <text:p text:style-name="P6">ordne_zufaellig(menge_rest, r2);</text:p>
      <text:p text:style-name="P6">{Rest wird an Reihenfolge angehängt}</text:p>
      <text:p text:style-name="P6">for i:=21 to zahl_lieder do reihenfolge[i]:=r2[i-20];</text:p>
      <text:p text:style-name="P6"/>
      <text:p text:style-name="P6">end;</text:p>
      <text:p text:style-name="P6"/>
      <text:p text:style-name="P6"/>
      <text:p text:style-name="P6">function spiele(nr: TLiednummer): boolean;</text:p>
      <text:p text:style-name="P6">{spielt ein Lied}</text:p>
      <text:p text:style-name="P6">var taste: char;</text:p>
      <text:p text:style-name="P6">begin</text:p>
      <text:p text:style-name="P6"><text:s/>write('Lied Nr. ',nr:3,': Anspielen <text:s/>&lt;weiter: Enter; Ende: Esc&gt;');</text:p>
      <text:p text:style-name="P6"><text:s/>taste:=readkey;</text:p>
      <text:p text:style-name="P6"><text:s/>if taste=#13 then begin</text:p>
      <text:p text:style-name="P6"><text:s text:c="4"/>inc(haeufigkeiten[nr]); <text:s text:c="8"/>{Lied wurde ein (weiteres) Mal gespielt}</text:p>
      <text:p text:style-name="P6"><text:s text:c="4"/>writeln(' <text:s/>wird gespielt <text:s/>&lt;Ende: Esc&gt;');</text:p>
      <text:p text:style-name="P6"><text:s text:c="4"/>taste:=readkey;</text:p>
      <text:p text:style-name="P6"><text:s/>end else writeln;</text:p>
      <text:p text:style-name="P6"><text:s/>if taste=#27 then spiele:=false else spiele:=true;</text:p>
      <text:p text:style-name="P6">end;</text:p>
      <text:p text:style-name="P6"/>
      <text:p text:style-name="P6">procedure reihe_spielen(r: TReihenfolge);</text:p>
      <text:p text:style-name="P6">{spielt Lieder in einer Reihe ab}</text:p>
      <text:p text:style-name="P6">var i: TLiednummer;</text:p>
      <text:p text:style-name="P6">begin</text:p>
      <text:p text:style-name="P6">i:=1;</text:p>
      <text:p text:style-name="P6">while (spiele(r[i])) and (i&lt;MaxLiedNummer) do inc(i);</text:p>
      <text:p text:style-name="P6">end;</text:p>
      <text:p text:style-name="P6"/>
      <text:p text:style-name="P6">var i,nr:TLiednummer;</text:p>
      <text:p text:style-name="P6"><text:s text:c="4"/>r:TReihenfolge;</text:p>
      <text:p text:style-name="P6"><text:s text:c="4"/>wahl: byte;</text:p>
      <text:p text:style-name="P6"><text:s text:c="4"/>L,L_4: integer;</text:p>
      <text:p text:style-name="P6"><text:s text:c="4"/>lieder: TMenge;</text:p>
      <text:p text:style-name="P6"><text:s text:c="4"/>j: integer;</text:p>
      <text:p text:style-name="P6">begin</text:p>
      <text:p text:style-name="P6"/>
      <text:p text:style-name="P6">randomize;</text:p>
      <text:p text:style-name="P6">for i:=1 to MaxLiedNummer do haeufigkeiten[i]:=0;</text:p>
      <text:p text:style-name="P6"/>
      <text:p text:style-name="P6"><text:soft-page-break/>repeat</text:p>
      <text:p text:style-name="P6"><text:s/>clrscr;</text:p>
      <text:p text:style-name="P6"><text:s/>writeln('1. Zufällige Reihenfolge');</text:p>
      <text:p text:style-name="P6"><text:s/>writeln('2. Favorites First');</text:p>
      <text:p text:style-name="P6"><text:s/>writeln('3. Aufgabe 3');</text:p>
      <text:p text:style-name="P6"><text:s/>writeln('4. Ende');</text:p>
      <text:p text:style-name="P6"><text:s/>writeln;</text:p>
      <text:p text:style-name="P6"><text:s/>write(' -&gt; '); readln(wahl);</text:p>
      <text:p text:style-name="P6"><text:s/>clrscr;</text:p>
      <text:p text:style-name="P6"/>
      <text:p text:style-name="P6"><text:s/>case wahl of</text:p>
      <text:p text:style-name="P6"><text:s/>1: begin</text:p>
      <text:p text:style-name="P6"><text:s text:c="4"/>ordne_zufaellig([1..MaxLiednummer],r);</text:p>
      <text:p text:style-name="P6"><text:s text:c="4"/>reihe_spielen(r);</text:p>
      <text:p text:style-name="P6"><text:s text:c="4"/>end;</text:p>
      <text:p text:style-name="P6"><text:s/>2: begin</text:p>
      <text:p text:style-name="P6"><text:s text:c="4"/>favorites_first(MaxLiednummer,r);</text:p>
      <text:p text:style-name="P6"><text:s text:c="4"/>reihe_spielen(r);</text:p>
      <text:p text:style-name="P6"><text:s text:c="4"/>end;</text:p>
      <text:p text:style-name="P6"><text:s/>3: begin</text:p>
      <text:p text:style-name="P6"><text:s text:c="4"/>for j:=1 to 200 do begin</text:p>
      <text:p text:style-name="P6"><text:s text:c="5"/>favorites_first(MaxLiednummer,r);</text:p>
      <text:p text:style-name="P6"><text:s text:c="5"/>L:=random(11)+10; <text:s text:c="19"/>{Anzahl der angespielten Lieder}</text:p>
      <text:p text:style-name="P6"><text:s text:c="5"/>L_4:=L div 4; <text:s text:c="23"/>{Anzahl der übersprungenen Lieder}</text:p>
      <text:p text:style-name="P6"><text:s text:c="5"/>lieder:=[];</text:p>
      <text:p text:style-name="P6"><text:s text:c="5"/>for i:=1 to L do lieder:=lieder+[r[i]]; <text:s/>{Menge d. ersten L Lieder}</text:p>
      <text:p text:style-name="P6"><text:s text:c="5"/>for i:=1 to L_4 do begin <text:s text:c="16"/>{ohne übersprungene Lieder}</text:p>
      <text:p text:style-name="P6"><text:s text:c="8"/>repeat nr:=random(MaxLiednummer)+1; until nr in lieder;</text:p>
      <text:p text:style-name="P6"><text:s text:c="8"/>lieder:=lieder-[nr];</text:p>
      <text:p text:style-name="P6"><text:s text:c="5"/>end;</text:p>
      <text:p text:style-name="P6"><text:s text:c="5"/>write(j,': ');</text:p>
      <text:p text:style-name="P6"><text:s text:c="5"/>for i:=1 to MaxLiednummer do if i in lieder then begin</text:p>
      <text:p text:style-name="P6"><text:s text:c="13"/>write(i,' ');</text:p>
      <text:p text:style-name="P6"><text:s text:c="13"/>inc(haeufigkeiten[i]); end;</text:p>
      <text:p text:style-name="P6"><text:s text:c="5"/>writeln;</text:p>
      <text:p text:style-name="P6"><text:s text:c="5"/>if j mod 20 = 0 then readln;</text:p>
      <text:p text:style-name="P6"><text:s text:c="4"/>end;</text:p>
      <text:p text:style-name="P6"><text:s text:c="4"/>writeln('Häufigkeiten d. einzelnen Lieder:');</text:p>
      <text:p text:style-name="P6"><text:s text:c="4"/>for i:=1 to MaxLiednummer do begin</text:p>
      <text:p text:style-name="P6"><text:s text:c="8"/>write(i:3,': ',haeufigkeiten[i]:3,'; ');</text:p>
      <text:p text:style-name="P6"><text:s text:c="8"/>if i mod 100 = 0 then readln;</text:p>
      <text:p text:style-name="P6"><text:s text:c="4"/>end;</text:p>
      <text:p text:style-name="P6"><text:s text:c="4"/>readln;</text:p>
      <text:p text:style-name="P6"><text:s text:c="4"/>end;</text:p>
      <text:p text:style-name="P6"><text:s/>4: ;</text:p>
      <text:p text:style-name="P6"><text:s/>end;</text:p>
      <text:p text:style-name="P6">until wahl=4;</text:p>
      <text:p text:style-name="P6"/>
      <text:p text:style-name="P6">end.</text:p>
      <text:p text:style-name="P11">Aufgabe 2: Formel-Up</text:p>
      <text:p text:style-name="P2">Lösungsidee</text:p>
      <text:p text:style-name="Standard">Um die schönsten Formeln zu finden, ist es notwendig, die Gesamtbweichung zu bestimmen, die bei vorgegebenen Messwerten und einer vorgegebenen Formel zustande kommt. Dabei ist zu berücksichtigen, dass bis zu drei Messungen gestrichen werden dürfen.</text:p>
      <text:p text:style-name="Standard">Um die Gesamtabweichung zu bestimmen, wird zunächst der M-Wert bestimmt, der sich aus der Formel ergibt. Dann kann man zu jedem Tripel von Messwerten auch die Abweichung bestimmen. Von diesen Abweichung bestimmt man die drei größten, diese gehören zu den fehlerhaft durchgeführten Versuchen. Sind nur zwei oder noch weniger Abweichungen größer als 0, so gibt es auch nur zwei oder weniger fehlerhafte Versuche. Um die Gesamtabweichung zu bestimmen, addiert man alle Abweichungen bis auf die, die zu den fehlerhaften Versuchen gehören.</text:p>
      <text:p text:style-name="Standard">Um nun die drei schönsten Formeln zu bestimmen, bietet sich an für einen bestimmten Bereich, in dem die drei Faktoren liegen sollen, alle möglichen Formeln zu testen, ob sie besser als eine der drei bisher schönsten Formeln ist. Zwar ist dies aufwendig und vor allem beim dritten Faktor könnte man einen kleineren Bereich bestimmen, in dem dieser liegen muss (<text:span text:style-name="T1">»</text:span> (1. Faktor * H-Wert <text:span text:style-name="T1">±</text:span> 2. Faktor * A-Wert)/M-Wert), diese Einschränkung ist jedoch durch die Möglichkeit drei Messwerte zu streichen nicht allzu groß.</text:p>
      <text:p text:style-name="Standard">Es geht also nur noch um die Frage, wann eine Formel schöner ist als eine andere. Das erste Kriterium, das sich gewissermaßen aus der Forderung nach kleinen Faktoren ergibt, ist, dass die drei Faktoren teilerfremd sein sollten. Andernfalls geht diese Formel einfach durch Multiplikation mit einem bestimmten Faktor aus einer anderen hervor, liefert aber exakt die gleichen Werte. Solche Formeln können bei der Suche also sofort ausgeschlossen werden.</text:p>
      <text:p text:style-name="Standard">Das nächste Kriterium sollte die Genauigkeit sein, d. h. eine Formel ist dann schöner als eine andere, wenn die Gesamtabweichung kleiner ist. Haben zwei Formeln die gleiche Gesamtabweichung, so ist die Formel die schönere, bei der weniger Werte als fehlerhaft gestrichen werden.</text:p>
      <text:p text:style-name="Standard">Wir müssen nun also nur noch bei Formeln mit gleicher Gesamtabweichung und gleicher Anzahl von fehlerhaften Werten entscheiden, welche die schönere ist. Dazu verwenden wir die Summe der drei Faktoren: Die Formel mit der kleineren Summe ist schöner. Dies entspricht der Forderung nach möglichst kleinen Faktoren. Stattdessen könnte man auch nach dem kleineren Produkt, dem kleinsten Minimum oder dem kleinsten Maximum unterscheiden. Ist auch die Summe gleich, so wird die Formel, die zuerst gefunden wurde zur schöneren erklärt, da die Suche mit aufsteigenden Faktoren erfolgt, kann man auch diese Entscheidung zur Not mit der Forderung nach kleinen Faktoren begründen.</text:p>
      <text:p text:style-name="Standard"/>
      <text:p text:style-name="P2">Programm-Dokumentation</text:p>
      <text:p text:style-name="Standard">Diese Lösungsidee habe ich mit Turbo Pascal umgesetzt.</text:p>
      <text:p text:style-name="Standard"/>
      <text:p text:style-name="P4">Zu den wichtigsten Konstanten und Typen</text:p>
      <text:p text:style-name="Standard">In der Konstanten VersucheMax wird die maximale Anzahl der Messwerte festgelegt, mit denen das Programm arbeitet.</text:p>
      <text:p text:style-name="Standard">Der Typ TOperator ist dafür gedacht den Operator vor dem zweitem Faktor einer Formel zu speichern.</text:p>
      <text:p text:style-name="Standard">In Variablen des Typs TFormel werden die drei Faktoren und der Operator vor dem zweitem Faktor gespeichert.</text:p>
      <text:p text:style-name="Standard">Der Typ TMesswert fasst den H-, A- und M-Wert zusammen, eine Variable vom Typ TTabelle kann so viele Messwerte aufnehmen, wie es in der Konstanten VersucheMax angegeben ist.</text:p>
      <text:p text:style-name="Standard">Um die drei schönsten Formeln zu bestimmen, müssen für die in Frage kommenden Formeln die Formel, die Gesamtabweichung, die Anzahl und Nummern der fehlerhaften Versuche und die Summe der Faktoren zusammengefasst werden, dies tut der Typ TOptimum. Der Typ TOptima speichert dann die drei bisher schönsten Formeln.</text:p>
      <text:p text:style-name="Standard"/>
      <text:p text:style-name="P4">Zu den Funktionen und Prozeduren</text:p>
      <text:p text:style-name="Standard">Die Funktion lese_datei ließt aus einer Datei die Tabelle mit den Messwerten ein und gibt die Anzahl der durchgeführten Versuche zurück. Diese Datei muss den H-, A- und M-Wert eines jeden Versuchs in dieser Reihenfolge enthalten. Auf einen Messwert muss ein Leerzeichen, ein Zeilen- oder ein Absatzwechsel folgen, insbesondere darf kein Komma folgen. Andere, nicht-numerische Werte wie Tabellenüberschriften oder Versuchsnummern, auf die ein Doppelpunkt folgt, sind an allen Stellen erlaubt und werden ignoriert.</text:p>
      <text:p text:style-name="Standard">Die Datei wird zunächst geöffnet. Aus der Datei wird nun immer bis zum nächsten Trennzeichen (Leerzeichen, Zeilen- oder Abschnittwechsel) gelesen und anschließend versucht, den gelesenen Wert in eine Zahl umzuwandeln. Gelingt dies, so wird diese Zahl an die richtige Stelle in der Tabelle eingeordnet. Dabei legt die Variable ham fest, ob der gelesene Wert ein H-, A- oder M-Wert ist, die Variable nr bestimmt die Tabellenzeile. Anschließend werden diese beiden Werte wenn nötig erhöht. Dann wird der nächste Wert gelesen usw. bis zum Ende der Datei. Die Datei wird geschlossen und die Anzahl der vollständig gefüllten Tabellenzeilen zurückgegeben.</text:p>
      <text:p text:style-name="Standard"><text:soft-page-break/></text:p>
      <text:p text:style-name="Standard">Die Funktion abweichung bestimmt zu einer gegebenen Tabelle und einer gegebenen Formel die Abweichung und gibt außerdem an, welche Messungen dabei gestrichen werden sollten. Müssen weniger als drei Messungen gestrichen werden, so werden die anderen Nummern auf 0 gesetzt.</text:p>
      <text:p text:style-name="Standard">Zunächst bestimmt die Funktion zu jeder Messung den absoluten Fehler, der sich mit der Formel ergibt.</text:p>
      <text:p text:style-name="Standard">Als nächstes müssen die drei größten Abweichungen und die dazugehörigen Messungen ermittelt werden. Hierzu dienen die Variablen abw1 bis abw3 und falsch1 bis falsch3. abw1 gibt die bisher größte Abweichung an, falsch1 die Nummer der dazugehörigen Messung, abw2 gibt die zweitgrößte Abweichung an, usw. Zunächst werden diese sechs Variablen auf 0 gesetzt.</text:p>
      <text:p text:style-name="Standard">Für jede Messung wird nun überprüft, ob die Abweichung größer ist als abw3. In diesem Fall werden abw3 und falsch3 aktualisiert und eventuell mit abw2 und falsch2 vertauscht um die Ordnung zu wahren. Das gleiche geschieht mit abw2 und abw1.</text:p>
      <text:p text:style-name="Standard">Zum Schluss wird die Gesamtabweichung bestimmt. Dazu werden alle Abweichungen addiert und die drei größten wieder subtrahiert.</text:p>
      <text:p text:style-name="Standard"/>
      <text:p text:style-name="Standard">Die Funktion ggT bestimmt den größten gemeinsamen Teiler zweier Zahlen. Hierzu wird der Euklidische Algorithmus verwendet, der wohl ausreichend bekannt ist.</text:p>
      <text:p text:style-name="Standard"/>
      <text:p text:style-name="Standard">Die Prozedur suche bestimmt zu einer gegebenen Tabelle mit Messwerten die drei schönsten Formeln. Dazu verwendet die Prozedur die Unterprozedur einordnen, die eine Formel in die Liste der drei schönsten Formeln einfügt, falls sie zu diesen gehört.</text:p>
      <text:p text:style-name="Standard">Diese Prozedur bestimmt zunächst mit Hilfe der Funktion abweichung die Abweichung der Formel. Ist diese bereits zu groß, wird die Prozedur verlassen. Andernfalls wird die Anzahl der als fehlerhaft gestrichenen Versuche ermittelt, indem einfach die Anzahl der Nullen bei den Nummern der fehlerhaften Messwerten bestimmt wird. Außerdem wird auch die Summe der Faktoren bestimmt.</text:p>
      <text:p text:style-name="Standard">Nun wird, angefangen bei der zur Zeit schönsten Formel, überprüft, ob die neue Formel schöner ist, d. h. ob die Abweichung kleiner ist, die Abweichung zwar gleich, aber die Anzahl der fehlerhaften Messungen kleiner ist, oder diese beiden Zahlen gleich sind, die Summe der Faktoren jedoch kleiner ist. Ist die neue Formel tatsächlich schöner als eine, die bereits in der Liste steht, so rückt diese Formel und alle nachfolgenden einen Platz nach hinten, wobei die dritte Formel aus der Liste gelöscht wird. An den nun frei gewordenen Platz werden nun alle Daten der neuen Formel gespeichert.</text:p>
      <text:p text:style-name="Standard">Die Hauptprozedur suche setzt zunächst die Abweichungen der drei schönsten Formeln auf riesige Zahlen, sodass diese als unendlich groß angesehen werden können. Anschließend wird für jedes Tripel und die beiden Möglichkeiten für den Operator, die Formel bestimmt, falls die drei Faktoren teilerfremd sind. Diese Formel wird der Prozedur einordnen übergeben, die diese Formel eventuell in die Liste einordnet. Zum Schluss wird die endgültige Liste zurückgegeben.</text:p>
      <text:p text:style-name="Standard"/>
      <text:p text:style-name="P4">Zum Hauptprogramm</text:p>
      <text:p text:style-name="Standard">Zunächst wird die Tabelle aus der angegebenen Datei eingelesen und am Bildschirm angezeigt. Dann werden die drei schönsten Formeln ermittelt. Diese werden mit der Gesamtabweichung und den zu streichenden Messungen ausgegeben.</text:p>
      <text:p text:style-name="Standard"/>
      <text:p text:style-name="P2">Programm-Ablaufprotokoll</text:p>
      <text:p text:style-name="Standard">Bei den Ablaufprotokollen habe ich jeweils auf den Abdruck der Datei verzichtet, da die Tabelle, die das Programm aus ihr herausliest, auch ausgegeben wird.</text:p>
      <text:p text:style-name="Standard"/>
      <text:p text:style-name="Standard">formel1.txt: Beispiel aus der Aufgabe</text:p>
      <text:p text:style-name="Standard">Name der Datei mit Tabelle: formel1.txt</text:p>
      <text:p text:style-name="Standard">Tabelle</text:p>
      <text:p text:style-name="Standard"/>
      <text:p text:style-name="Standard">Nr. <text:s text:c="4"/>H <text:s text:c="4"/>A <text:s text:c="4"/>M</text:p>
      <text:p text:style-name="Standard"><text:s text:c="2"/>1 <text:s text:c="3"/>22 <text:s text:c="4"/>5 <text:s text:c="3"/>13</text:p>
      <text:p text:style-name="Standard"><text:s text:c="2"/>2 <text:s text:c="3"/>57 <text:s text:c="3"/>31 <text:s text:c="3"/>29</text:p>
      <text:p text:style-name="Standard"><text:s text:c="2"/>3 <text:s text:c="3"/>44 <text:s text:c="3"/>31 <text:s text:c="3"/>19</text:p>
      <text:p text:style-name="Standard"><text:s text:c="2"/>4 <text:s text:c="3"/>42 <text:s text:c="3"/>21 <text:s text:c="3"/>21</text:p>
      <text:p text:style-name="Standard"><text:s text:c="2"/>5 <text:s text:c="2"/>128 <text:s text:c="4"/>1 <text:s text:c="3"/>85</text:p>
      <text:p text:style-name="Standard"/>
      <text:p text:style-name="Standard">Die besten Formeln</text:p>
      <text:p text:style-name="Standard"/>
      <text:p text:style-name="Standard">Die Formel 2 * H - 1 * A = 3 * M ist schön,</text:p>
      <text:p text:style-name="Standard">weil sie eine kleine Gesamtabweichung von 0.00000 hat,</text:p>
      <text:p text:style-name="Standard"><text:soft-page-break/>wenn man die 1 Messung(en) mit den/der Nummer(n) 2 weglässt.</text:p>
      <text:p text:style-name="Standard"/>
      <text:p text:style-name="Standard">Die Formel 2 * H + 1 * A = 5 * M ist schön,</text:p>
      <text:p text:style-name="Standard">weil sie eine kleine Gesamtabweichung von 0.00000 hat,</text:p>
      <text:p text:style-name="Standard">wenn man die 3 Messung(en) mit den/der Nummer(n) 5, 3, 1 weglässt.</text:p>
      <text:p text:style-name="Standard"/>
      <text:p text:style-name="Standard">Die Formel 65 * H - 26 * A = 100 * M ist schön,</text:p>
      <text:p text:style-name="Standard">weil sie eine kleine Gesamtabweichung von 0.01000 hat,</text:p>
      <text:p text:style-name="Standard">wenn man die 3 Messung(en) mit den/der Nummer(n) 5, 3, 4 weglässt.</text:p>
      <text:p text:style-name="Standard"/>
      <text:p text:style-name="Standard">Die schönste Formel, die das Programm findet, ist auch die, die in der Aufgabe angegeben ist</text:p>
      <text:p text:style-name="Standard"/>
      <text:p text:style-name="Standard">formel2.txt: zweite vorgegebene Tabelle</text:p>
      <text:p text:style-name="Standard">Name der Datei mit Tabelle: formel2.txt</text:p>
      <text:p text:style-name="Standard">Tabelle</text:p>
      <text:p text:style-name="Standard"/>
      <text:p text:style-name="Standard">Nr. <text:s text:c="4"/>H <text:s text:c="4"/>A <text:s text:c="4"/>M</text:p>
      <text:p text:style-name="Standard"><text:s text:c="2"/>1 <text:s text:c="4"/>5 <text:s text:c="4"/>4 <text:s text:c="4"/>6</text:p>
      <text:p text:style-name="Standard"><text:s text:c="2"/>2 <text:s text:c="4"/>6 <text:s text:c="4"/>8 <text:s text:c="4"/>7</text:p>
      <text:p text:style-name="Standard"><text:s text:c="2"/>3 <text:s text:c="3"/>11 <text:s text:c="3"/>11 <text:s text:c="3"/>11</text:p>
      <text:p text:style-name="Standard"><text:s text:c="2"/>4 <text:s text:c="4"/>5 <text:s text:c="4"/>4 <text:s text:c="4"/>3</text:p>
      <text:p text:style-name="Standard"><text:s text:c="2"/>5 <text:s text:c="4"/>7 <text:s text:c="4"/>7 <text:s text:c="4"/>7</text:p>
      <text:p text:style-name="Standard"><text:s text:c="2"/>6 <text:s text:c="3"/>12 <text:s text:c="3"/>10 <text:s text:c="3"/>11</text:p>
      <text:p text:style-name="Standard"><text:s text:c="2"/>7 <text:s text:c="4"/>4 <text:s text:c="4"/>5 <text:s text:c="4"/>6</text:p>
      <text:p text:style-name="Standard"><text:s text:c="2"/>8 <text:s text:c="2"/>255 <text:s text:c="2"/>257 <text:s text:c="2"/>256</text:p>
      <text:p text:style-name="Standard"><text:s text:c="2"/>9 <text:s text:c="4"/>8 <text:s text:c="4"/>6 <text:s text:c="4"/>7</text:p>
      <text:p text:style-name="Standard"><text:s/>10 <text:s text:c="3"/>14 <text:s text:c="4"/>8 <text:s text:c="3"/>11</text:p>
      <text:p text:style-name="Standard"/>
      <text:p text:style-name="Standard">Die besten Formeln</text:p>
      <text:p text:style-name="Standard"/>
      <text:p text:style-name="Standard">Die Formel 1 * H + 1 * A = 2 * M ist schön,</text:p>
      <text:p text:style-name="Standard">weil sie eine kleine Gesamtabweichung von 0.00000 hat,</text:p>
      <text:p text:style-name="Standard">wenn man die 3 Messung(en) mit den/der Nummer(n) 1, 4, 7 weglässt.</text:p>
      <text:p text:style-name="Standard"/>
      <text:p text:style-name="Standard">Die Formel 49 * H + 50 * A = 99 * M ist schön,</text:p>
      <text:p text:style-name="Standard">weil sie eine kleine Gesamtabweichung von 0.07071 hat,</text:p>
      <text:p text:style-name="Standard">wenn man die 3 Messung(en) mit den/der Nummer(n) 1, 4, 7 weglässt.</text:p>
      <text:p text:style-name="Standard"/>
      <text:p text:style-name="Standard">Die Formel 50 * H + 49 * A = 99 * M ist schön,</text:p>
      <text:p text:style-name="Standard">weil sie eine kleine Gesamtabweichung von 0.07071 hat,</text:p>
      <text:p text:style-name="Standard">wenn man die 3 Messung(en) mit den/der Nummer(n) 4, 7, 1 weglässt.</text:p>
      <text:p text:style-name="Standard"/>
      <text:p text:style-name="Standard">Bei dieser Tabelle fällt auf, dass die zweite und dritte Formel nur kleine Abwandlungen der ersten Formel sind, sie gehen durch Multiplikation mit 49,5 aus ihr hervor.</text:p>
      <text:p text:style-name="Standard"/>
      <text:p text:style-name="Standard">formel3.txt: Die erste Messung besteht aus Zufallswerten, für die weiteren gilt näherungsweise 1*H+e*A = pi*M.</text:p>
      <text:p text:style-name="Standard">Name der Datei mit Tabelle: formel3.txt</text:p>
      <text:p text:style-name="Standard">Tabelle</text:p>
      <text:p text:style-name="Standard"/>
      <text:p text:style-name="Standard">Nr. <text:s text:c="4"/>H <text:s text:c="4"/>A <text:s text:c="4"/>M</text:p>
      <text:p text:style-name="Standard"><text:s text:c="2"/>1 <text:s text:c="3"/>12 <text:s text:c="3"/>18 <text:s text:c="4"/>3</text:p>
      <text:p text:style-name="Standard"><text:s text:c="2"/>2 <text:s text:c="3"/>20 <text:s text:c="4"/>5 <text:s text:c="3"/>11</text:p>
      <text:p text:style-name="Standard"><text:s text:c="2"/>3 <text:s text:c="3"/>20 <text:s text:c="3"/>11 <text:s text:c="3"/>16</text:p>
      <text:p text:style-name="Standard"><text:s text:c="2"/>4 <text:s text:c="4"/>2 <text:s text:c="3"/>16 <text:s text:c="3"/>14</text:p>
      <text:p text:style-name="Standard"><text:s text:c="2"/>5 <text:s text:c="4"/>1 <text:s text:c="3"/>11 <text:s text:c="3"/>10</text:p>
      <text:p text:style-name="Standard"><text:s text:c="2"/>6 <text:s text:c="3"/>11 <text:s text:c="4"/>3 <text:s text:c="4"/>6</text:p>
      <text:p text:style-name="Standard"><text:s text:c="2"/>7 <text:s text:c="3"/>20 <text:s text:c="3"/>16 <text:s text:c="3"/>20</text:p>
      <text:p text:style-name="Standard"><text:s text:c="2"/>8 <text:s text:c="3"/>13 <text:s text:c="3"/>20 <text:s text:c="3"/>21</text:p>
      <text:p text:style-name="Standard"><text:s text:c="2"/>9 <text:s text:c="3"/>20 <text:s text:c="4"/>1 <text:s text:c="4"/>7</text:p>
      <text:p text:style-name="Standard"><text:s/>10 <text:s text:c="3"/>11 <text:s text:c="3"/>17 <text:s text:c="3"/>18</text:p>
      <text:p text:style-name="Standard"/>
      <text:p text:style-name="Standard"><text:soft-page-break/>Die besten Formeln</text:p>
      <text:p text:style-name="Standard"/>
      <text:p text:style-name="Standard">Die Formel 12 * H + 29 * A = 35 * M ist schön,</text:p>
      <text:p text:style-name="Standard">weil sie eine kleine Gesamtabweichung von 0.62857 hat,</text:p>
      <text:p text:style-name="Standard">wenn man die 3 Messung(en) mit den/der Nummer(n) 1, 9, 5 weglässt.</text:p>
      <text:p text:style-name="Standard"/>
      <text:p text:style-name="Standard">Die Formel 26 * H + 63 * A = 76 * M ist schön,</text:p>
      <text:p text:style-name="Standard">weil sie eine kleine Gesamtabweichung von 0.63158 hat,</text:p>
      <text:p text:style-name="Standard">wenn man die 3 Messung(en) mit den/der Nummer(n) 1, 9, 5 weglässt.</text:p>
      <text:p text:style-name="Standard"/>
      <text:p text:style-name="Standard">Die Formel 14 * H + 34 * A = 41 * M ist schön,</text:p>
      <text:p text:style-name="Standard">weil sie eine kleine Gesamtabweichung von 0.63415 hat,</text:p>
      <text:p text:style-name="Standard">wenn man die 3 Messung(en) mit den/der Nummer(n) 1, 9, 5 weglässt.</text:p>
      <text:p text:style-name="Standard"/>
      <text:p text:style-name="Standard">Die erste Zeile wird in allen drei Fällen als falsch erkannt. Die Näherungswerte, die sich für e und pi ergeben, sind e = 2,417; 2,423; 2,429 und pi = 2,917; 2,923; 2,928. Diese Werte sind alle zu klein, was hauptsächlich auf die starke Rundung in der Tabelle zurückzuführen ist.</text:p>
      <text:p text:style-name="Standard"/>
      <text:p text:style-name="Standard">formel4.txt: Fahrleistung des Autos</text:p>
      <text:p text:style-name="Standard">H: Motordrehmoment in Nm, A: Antriebskraft in N/100, M: Fahrtgeschwindigkeit in km/h, H unterschiedlich, jeweils 1. bis 4. Gang</text:p>
      <text:p text:style-name="Standard">Quelle: Grehn, Joachim u. Krause, Joachim (Hrsg.): Metzler Physik, bearb. v. Joachim Bolz u. a., Hannover 1998, S. 75</text:p>
      <text:p text:style-name="Standard">Name der Datei mit Tabelle: formel4.txt</text:p>
      <text:p text:style-name="Standard">Tabelle</text:p>
      <text:p text:style-name="Standard"/>
      <text:p text:style-name="Standard">Nr. <text:s text:c="4"/>H <text:s text:c="4"/>A <text:s text:c="4"/>M</text:p>
      <text:p text:style-name="Standard"><text:s text:c="2"/>1 <text:s text:c="3"/>80 <text:s text:c="3"/>40 <text:s text:c="4"/>8</text:p>
      <text:p text:style-name="Standard"><text:s text:c="2"/>2 <text:s text:c="3"/>80 <text:s text:c="3"/>24 <text:s text:c="3"/>13</text:p>
      <text:p text:style-name="Standard"><text:s text:c="2"/>3 <text:s text:c="3"/>80 <text:s text:c="3"/>16 <text:s text:c="3"/>21</text:p>
      <text:p text:style-name="Standard"><text:s text:c="2"/>4 <text:s text:c="3"/>80 <text:s text:c="3"/>11 <text:s text:c="3"/>31</text:p>
      <text:p text:style-name="Standard"><text:s text:c="2"/>5 <text:s text:c="2"/>105 <text:s text:c="3"/>52 <text:s text:c="3"/>14</text:p>
      <text:p text:style-name="Standard"><text:s text:c="2"/>6 <text:s text:c="2"/>105 <text:s text:c="3"/>32 <text:s text:c="3"/>22</text:p>
      <text:p text:style-name="Standard"><text:s text:c="2"/>7 <text:s text:c="2"/>105 <text:s text:c="3"/>21 <text:s text:c="3"/>35</text:p>
      <text:p text:style-name="Standard"><text:s text:c="2"/>8 <text:s text:c="2"/>105 <text:s text:c="3"/>14 <text:s text:c="3"/>52</text:p>
      <text:p text:style-name="Standard"><text:s text:c="2"/>9 <text:s text:c="2"/>111 <text:s text:c="3"/>55 <text:s text:c="3"/>20</text:p>
      <text:p text:style-name="Standard"><text:s/>10 <text:s text:c="2"/>111 <text:s text:c="3"/>34 <text:s text:c="3"/>34</text:p>
      <text:p text:style-name="Standard"><text:s/>11 <text:s text:c="2"/>111 <text:s text:c="3"/>22 <text:s text:c="3"/>52</text:p>
      <text:p text:style-name="Standard"><text:s/>12 <text:s text:c="2"/>111 <text:s text:c="3"/>15 <text:s text:c="3"/>77</text:p>
      <text:p text:style-name="Standard"/>
      <text:p text:style-name="Standard">Die besten Formeln</text:p>
      <text:p text:style-name="Standard"/>
      <text:p text:style-name="Standard">Die Formel 45 * H - 65 * A = 96 * M ist schön,</text:p>
      <text:p text:style-name="Standard">weil sie eine kleine Gesamtabweichung von 33.04167 hat,</text:p>
      <text:p text:style-name="Standard">wenn man die 3 Messung(en) mit den/der Nummer(n) 12, 11, 8 weglässt.</text:p>
      <text:p text:style-name="Standard"/>
      <text:p text:style-name="Standard">Die Formel 38 * H - 55 * A = 81 * M ist schön,</text:p>
      <text:p text:style-name="Standard">weil sie eine kleine Gesamtabweichung von 33.07407 hat,</text:p>
      <text:p text:style-name="Standard">wenn man die 3 Messung(en) mit den/der Nummer(n) 12, 11, 8 weglässt.</text:p>
      <text:p text:style-name="Standard"/>
      <text:p text:style-name="Standard">Die Formel 36 * H - 52 * A = 77 * M ist schön,</text:p>
      <text:p text:style-name="Standard">weil sie eine kleine Gesamtabweichung von 33.11688 hat,</text:p>
      <text:p text:style-name="Standard">wenn man die 3 Messung(en) mit den/der Nummer(n) 12, 11, 8 weglässt.</text:p>
      <text:p text:style-name="Standard"/>
      <text:p text:style-name="Standard">Da zwischen den angegebenen Größen kein einfacher linearer Zusammenhang besteht, sind die Abweichungen ziemlich groß. Trotzdem kann man den Zusammenhang der Größen erkennen.</text:p>
      <text:p text:style-name="Standard"/>
      <text:p text:style-name="Standard">formel5.txt: Additiontabelle</text:p>
      <text:p text:style-name="Standard">Name der Datei mit Tabelle: formel5.txt</text:p>
      <text:p text:style-name="Standard">Tabelle</text:p>
      <text:p text:style-name="Standard"/>
      <text:p text:style-name="Standard"><text:soft-page-break/>Nr. <text:s text:c="4"/>H <text:s text:c="4"/>A <text:s text:c="4"/>M</text:p>
      <text:p text:style-name="Standard"><text:s text:c="2"/>1 <text:s text:c="4"/>1 <text:s text:c="4"/>1 <text:s text:c="4"/>2</text:p>
      <text:p text:style-name="Standard"><text:s text:c="2"/>2 <text:s text:c="4"/>1 <text:s text:c="4"/>2 <text:s text:c="4"/>3</text:p>
      <text:p text:style-name="Standard"><text:s text:c="2"/>3 <text:s text:c="4"/>1 <text:s text:c="4"/>3 <text:s text:c="4"/>4</text:p>
      <text:p text:style-name="Standard"><text:s text:c="2"/>4 <text:s text:c="4"/>2 <text:s text:c="4"/>1 <text:s text:c="4"/>3</text:p>
      <text:p text:style-name="Standard"><text:s text:c="2"/>5 <text:s text:c="4"/>2 <text:s text:c="4"/>2 <text:s text:c="4"/>4</text:p>
      <text:p text:style-name="Standard"><text:s text:c="2"/>6 <text:s text:c="4"/>2 <text:s text:c="4"/>3 <text:s text:c="4"/>5</text:p>
      <text:p text:style-name="Standard"><text:s text:c="2"/>7 <text:s text:c="4"/>3 <text:s text:c="4"/>1 <text:s text:c="4"/>4</text:p>
      <text:p text:style-name="Standard"><text:s text:c="2"/>8 <text:s text:c="4"/>3 <text:s text:c="4"/>2 <text:s text:c="4"/>5</text:p>
      <text:p text:style-name="Standard"><text:s text:c="2"/>9 <text:s text:c="4"/>3 <text:s text:c="4"/>3 <text:s text:c="4"/>6</text:p>
      <text:p text:style-name="Standard"/>
      <text:p text:style-name="Standard">Die besten Formeln</text:p>
      <text:p text:style-name="Standard"/>
      <text:p text:style-name="Standard">Die Formel 1 * H + 1 * A = 1 * M ist schön,</text:p>
      <text:p text:style-name="Standard">weil sie eine kleine Gesamtabweichung von 0.00000 hat,</text:p>
      <text:p text:style-name="Standard">wenn man die 0 Messung(en) mit den/der Nummer(n) <text:s/>weglässt.</text:p>
      <text:p text:style-name="Standard"/>
      <text:p text:style-name="Standard">Die Formel 98 * H + 100 * A = 99 * M ist schön,</text:p>
      <text:p text:style-name="Standard">weil sie eine kleine Gesamtabweichung von 0.03030 hat,</text:p>
      <text:p text:style-name="Standard">wenn man die 3 Messung(en) mit den/der Nummer(n) 3, 7, 2 weglässt.</text:p>
      <text:p text:style-name="Standard"/>
      <text:p text:style-name="Standard">Die Formel 100 * H + 98 * A = 99 * M ist schön,</text:p>
      <text:p text:style-name="Standard">weil sie eine kleine Gesamtabweichung von 0.03030 hat,</text:p>
      <text:p text:style-name="Standard">wenn man die 3 Messung(en) mit den/der Nummer(n) 7, 3, 2 weglässt.</text:p>
      <text:p text:style-name="Standard"/>
      <text:p text:style-name="Standard">Diese sehr einfache Tabelle lässt eigentlich nur eine Formel zu, nämlich die, die als erste gefunden wurde. Die beiden anderen Formeln sind eigentlich nur Variationen der ersten und beide zueinander symmetrisch. Dieses Beispiel zeigt deutlich das Verhalten bei Tabellen, zu denen nur eine Formel passt.</text:p>
      <text:p text:style-name="Standard"/>
      <text:p text:style-name="Standard">formel6.txt und formel6a.txt: Tabelle mit Daten von Sternen</text:p>
      <text:p text:style-name="Standard">H: Radius (Sonne = 1), A: Oberflächentemperatur in K/100, M: Leuchtkraft (Sonne = 1) (Sirius, Canopus, Toliman, ..., Antares, Polarstern)</text:p>
      <text:p text:style-name="Standard">formel6a.txt: Tabelle ohne Überriesen</text:p>
      <text:p text:style-name="Standard">Quelle: Grehn a. a. O., S. 552</text:p>
      <text:p text:style-name="Standard">Name der Datei mit Tabelle: formel6.txt</text:p>
      <text:p text:style-name="Standard">Tabelle</text:p>
      <text:p text:style-name="Standard"/>
      <text:p text:style-name="Standard">Nr. <text:s text:c="4"/>H <text:s text:c="4"/>A <text:s text:c="4"/>M</text:p>
      <text:p text:style-name="Standard"><text:s text:c="2"/>1 <text:s text:c="4"/>2 <text:s text:c="3"/>95 <text:s text:c="3"/>22</text:p>
      <text:p text:style-name="Standard"><text:s text:c="2"/>2 <text:s text:c="3"/>66 <text:s text:c="3"/>77 13500</text:p>
      <text:p text:style-name="Standard"><text:s text:c="2"/>3 <text:s text:c="4"/>1 <text:s text:c="3"/>58 <text:s text:c="4"/>2</text:p>
      <text:p text:style-name="Standard"><text:s text:c="2"/>4 <text:s text:c="3"/>17 <text:s text:c="3"/>46 <text:s text:c="2"/>110</text:p>
      <text:p text:style-name="Standard"><text:s text:c="2"/>5 <text:s text:c="4"/>2 <text:s text:c="3"/>95 <text:s text:c="3"/>49</text:p>
      <text:p text:style-name="Standard"><text:s text:c="2"/>6 <text:s text:c="3"/>27 <text:s text:c="3"/>37 <text:s text:c="2"/>129</text:p>
      <text:p text:style-name="Standard"><text:s text:c="2"/>7 <text:s text:c="3"/>50 <text:s text:c="2"/>115 40000</text:p>
      <text:p text:style-name="Standard"><text:s text:c="2"/>8 <text:s text:c="4"/>2 <text:s text:c="3"/>65 <text:s text:c="4"/>7</text:p>
      <text:p text:style-name="Standard"><text:s text:c="2"/>9 <text:s text:c="4"/>3 <text:s text:c="2"/>200 <text:s/>1070</text:p>
      <text:p text:style-name="Standard"><text:s/>10 <text:s text:c="2"/>270 <text:s text:c="3"/>35 <text:s/>9400</text:p>
      <text:p text:style-name="Standard"><text:s/>11 <text:s text:c="4"/>2 <text:s text:c="3"/>70 <text:s text:c="3"/>11</text:p>
      <text:p text:style-name="Standard"><text:s/>12 <text:s text:c="3"/>22 <text:s text:c="3"/>43 <text:s text:c="2"/>149</text:p>
      <text:p text:style-name="Standard"><text:s/>13 <text:s text:c="4"/>2 <text:s text:c="2"/>270 <text:s/>2180</text:p>
      <text:p text:style-name="Standard"><text:s/>14 <text:s text:c="2"/>300 <text:s text:c="3"/>36 10700</text:p>
      <text:p text:style-name="Standard"><text:s/>15 <text:s text:c="3"/>41 <text:s text:c="3"/>63 <text:s/>2370</text:p>
      <text:p text:style-name="Standard"/>
      <text:p text:style-name="Standard">Die besten Formeln</text:p>
      <text:p text:style-name="Standard"/>
      <text:p text:style-name="Standard">Die Formel 71 * H - 1 * A = 2 * M ist schön,</text:p>
      <text:p text:style-name="Standard">weil sie eine kleine Gesamtabweichung von 4225.00000 hat,</text:p>
      <text:p text:style-name="Standard">wenn man die 3 Messung(en) mit den/der Nummer(n) 7, 2, 13 weglässt.</text:p>
      <text:p text:style-name="Standard"/>
      <text:p text:style-name="Standard">Die Formel 70 * H - 1 * A = 2 * M ist schön,</text:p>
      <text:p text:style-name="Standard"><text:soft-page-break/>weil sie eine kleine Gesamtabweichung von 4226.50000 hat,</text:p>
      <text:p text:style-name="Standard">wenn man die 3 Messung(en) mit den/der Nummer(n) 7, 2, 13 weglässt.</text:p>
      <text:p text:style-name="Standard"/>
      <text:p text:style-name="Standard">Die Formel 71 * H - 2 * A = 2 * M ist schön,</text:p>
      <text:p text:style-name="Standard">weil sie eine kleine Gesamtabweichung von 4360.50000 hat,</text:p>
      <text:p text:style-name="Standard">wenn man die 3 Messung(en) mit den/der Nummer(n) 7, 2, 13 weglässt.</text:p>
      <text:p text:style-name="Standard"/>
      <text:p text:style-name="Standard">Name der Datei mit Tabelle: formel6a.txt</text:p>
      <text:p text:style-name="Standard">Tabelle</text:p>
      <text:p text:style-name="Standard"/>
      <text:p text:style-name="Standard">Nr. <text:s text:c="4"/>H <text:s text:c="4"/>A <text:s text:c="4"/>M</text:p>
      <text:p text:style-name="Standard"><text:s text:c="2"/>1 <text:s text:c="4"/>2 <text:s text:c="3"/>95 <text:s text:c="3"/>22</text:p>
      <text:p text:style-name="Standard"><text:s text:c="2"/>2 <text:s text:c="4"/>1 <text:s text:c="3"/>58 <text:s text:c="4"/>2</text:p>
      <text:p text:style-name="Standard"><text:s text:c="2"/>3 <text:s text:c="3"/>17 <text:s text:c="3"/>46 <text:s text:c="2"/>110</text:p>
      <text:p text:style-name="Standard"><text:s text:c="2"/>4 <text:s text:c="4"/>2 <text:s text:c="3"/>95 <text:s text:c="3"/>49</text:p>
      <text:p text:style-name="Standard"><text:s text:c="2"/>5 <text:s text:c="3"/>27 <text:s text:c="3"/>37 <text:s text:c="2"/>129</text:p>
      <text:p text:style-name="Standard"><text:s text:c="2"/>6 <text:s text:c="4"/>2 <text:s text:c="3"/>65 <text:s text:c="4"/>7</text:p>
      <text:p text:style-name="Standard"><text:s text:c="2"/>7 <text:s text:c="4"/>3 <text:s text:c="2"/>200 <text:s/>1070</text:p>
      <text:p text:style-name="Standard"><text:s text:c="2"/>8 <text:s text:c="4"/>2 <text:s text:c="3"/>70 <text:s text:c="3"/>11</text:p>
      <text:p text:style-name="Standard"><text:s text:c="2"/>9 <text:s text:c="3"/>22 <text:s text:c="3"/>43 <text:s text:c="2"/>149</text:p>
      <text:p text:style-name="Standard"><text:s/>10 <text:s text:c="4"/>2 <text:s text:c="2"/>270 <text:s/>2180</text:p>
      <text:p text:style-name="Standard"/>
      <text:p text:style-name="Standard">Die besten Formeln</text:p>
      <text:p text:style-name="Standard"/>
      <text:p text:style-name="Standard">Die Formel 86 * H + 1 * A = 13 * M ist schön,</text:p>
      <text:p text:style-name="Standard">weil sie eine kleine Gesamtabweichung von 64.00000 hat,</text:p>
      <text:p text:style-name="Standard">wenn man die 3 Messung(en) mit den/der Nummer(n) 10, 7, 5 weglässt.</text:p>
      <text:p text:style-name="Standard"/>
      <text:p text:style-name="Standard">Die Formel 99 * H + 1 * A = 15 * M ist schön,</text:p>
      <text:p text:style-name="Standard">weil sie eine kleine Gesamtabweichung von 64.00000 hat,</text:p>
      <text:p text:style-name="Standard">wenn man die 3 Messung(en) mit den/der Nummer(n) 10, 7, 5 weglässt.</text:p>
      <text:p text:style-name="Standard"/>
      <text:p text:style-name="Standard">Die Formel 92 * H + 1 * A = 14 * M ist schön,</text:p>
      <text:p text:style-name="Standard">weil sie eine kleine Gesamtabweichung von 64.14286 hat,</text:p>
      <text:p text:style-name="Standard">wenn man die 3 Messung(en) mit den/der Nummer(n) 10, 7, 5 weglässt.</text:p>
      <text:p text:style-name="Standard">Die als fehlerhaft gestrichenen Messwerte (7, 2, 13) sind die Sterne Rigel, Canopus und Spica; Spica fällt aus der Reihe, da dies ein sehr heißer Stern ist, die ersten beiden sind Überriesen, tauchen also in Tabelle formel6a.txt nicht auf. Die Werte, die hier gestrichen werden (10, 7, 5) stehen für die Sterne Spica, Achernar und Capella; es sind Riesen (Capella) oder sehr heiße Sterne (Spica und Achernar).</text:p>
      <text:p text:style-name="Standard">Das Programm erkennt also tatsächlich die Werte, die am schlechtesten zu den anderen passen.</text:p>
      <text:p text:style-name="Standard"/>
      <text:p text:style-name="Standard">formelz1, formelz2: 12 zufällige Tripel als Messwerte</text:p>
      <text:p text:style-name="Standard">Name der Datei mit Tabelle: formelz1.txt</text:p>
      <text:p text:style-name="Standard">Tabelle</text:p>
      <text:p text:style-name="Standard"/>
      <text:p text:style-name="Standard">Nr. <text:s text:c="4"/>H <text:s text:c="4"/>A <text:s text:c="4"/>M</text:p>
      <text:p text:style-name="Standard"><text:s text:c="2"/>1 <text:s text:c="4"/>4 <text:s text:c="3"/>36 <text:s text:c="3"/>49</text:p>
      <text:p text:style-name="Standard"><text:s text:c="2"/>2 <text:s text:c="3"/>23 <text:s text:c="3"/>73 <text:s text:c="3"/>11</text:p>
      <text:p text:style-name="Standard"><text:s text:c="2"/>3 <text:s text:c="3"/>51 <text:s text:c="3"/>11 <text:s text:c="2"/>100</text:p>
      <text:p text:style-name="Standard"><text:s text:c="2"/>4 <text:s text:c="3"/>56 <text:s text:c="3"/>45 <text:s text:c="3"/>37</text:p>
      <text:p text:style-name="Standard"><text:s text:c="2"/>5 <text:s text:c="3"/>16 <text:s text:c="3"/>85 <text:s text:c="3"/>96</text:p>
      <text:p text:style-name="Standard"><text:s text:c="2"/>6 <text:s text:c="3"/>95 <text:s text:c="3"/>75 <text:s text:c="3"/>30</text:p>
      <text:p text:style-name="Standard"><text:s text:c="2"/>7 <text:s text:c="3"/>88 <text:s text:c="3"/>83 <text:s text:c="3"/>48</text:p>
      <text:p text:style-name="Standard"><text:s text:c="2"/>8 <text:s text:c="3"/>48 <text:s text:c="3"/>93 <text:s text:c="3"/>31</text:p>
      <text:p text:style-name="Standard"><text:s text:c="2"/>9 <text:s text:c="3"/>38 <text:s text:c="4"/>4 <text:s text:c="3"/>51</text:p>
      <text:p text:style-name="Standard"><text:s/>10 <text:s text:c="3"/>20 <text:s text:c="3"/>14 <text:s text:c="3"/>62</text:p>
      <text:p text:style-name="Standard"><text:s/>11 <text:s text:c="3"/>54 <text:s text:c="3"/>50 <text:s text:c="3"/>77</text:p>
      <text:p text:style-name="Standard"><text:s/>12 <text:s text:c="4"/>4 <text:s text:c="3"/>18 <text:s text:c="3"/>68</text:p>
      <text:p text:style-name="Standard"/>
      <text:p text:style-name="Standard">Die besten Formeln</text:p>
      <text:p text:style-name="Standard"/>
      <text:p text:style-name="Standard"><text:soft-page-break/>Die Formel 59 * H - 6 * A = 82 * M ist schön,</text:p>
      <text:p text:style-name="Standard">weil sie eine kleine Gesamtabweichung von 208.73171 hat,</text:p>
      <text:p text:style-name="Standard">wenn man die 3 Messung(en) mit den/der Nummer(n) 5, 12, 3 weglässt.</text:p>
      <text:p text:style-name="Standard"/>
      <text:p text:style-name="Standard">Die Formel 57 * H - 6 * A = 79 * M ist schön,</text:p>
      <text:p text:style-name="Standard">weil sie eine kleine Gesamtabweichung von 208.73418 hat,</text:p>
      <text:p text:style-name="Standard">wenn man die 3 Messung(en) mit den/der Nummer(n) 5, 12, 3 weglässt.</text:p>
      <text:p text:style-name="Standard"/>
      <text:p text:style-name="Standard">Die Formel 71 * H - 7 * A = 99 * M ist schön,</text:p>
      <text:p text:style-name="Standard">weil sie eine kleine Gesamtabweichung von 208.73737 hat,</text:p>
      <text:p text:style-name="Standard">wenn man die 3 Messung(en) mit den/der Nummer(n) 5, 12, 3 weglässt.</text:p>
      <text:p text:style-name="Standard"/>
      <text:p text:style-name="Standard">Name der Datei mit Tabelle: formelz2.txt</text:p>
      <text:p text:style-name="Standard">Tabelle</text:p>
      <text:p text:style-name="Standard"/>
      <text:p text:style-name="Standard">Nr. <text:s text:c="4"/>H <text:s text:c="4"/>A <text:s text:c="4"/>M</text:p>
      <text:p text:style-name="Standard"><text:s text:c="2"/>1 <text:s text:c="3"/>70 <text:s text:c="3"/>94 <text:s text:c="3"/>97</text:p>
      <text:p text:style-name="Standard"><text:s text:c="2"/>2 <text:s text:c="3"/>11 <text:s text:c="3"/>30 <text:s text:c="3"/>19</text:p>
      <text:p text:style-name="Standard"><text:s text:c="2"/>3 <text:s text:c="3"/>82 <text:s text:c="3"/>27 <text:s text:c="3"/>74</text:p>
      <text:p text:style-name="Standard"><text:s text:c="2"/>4 <text:s text:c="3"/>10 <text:s text:c="3"/>61 <text:s text:c="4"/>4</text:p>
      <text:p text:style-name="Standard"><text:s text:c="2"/>5 <text:s text:c="3"/>25 <text:s text:c="3"/>88 <text:s text:c="3"/>20</text:p>
      <text:p text:style-name="Standard"><text:s text:c="2"/>6 <text:s text:c="4"/>8 <text:s text:c="3"/>40 <text:s text:c="3"/>38</text:p>
      <text:p text:style-name="Standard"><text:s text:c="2"/>7 <text:s text:c="3"/>27 <text:s text:c="3"/>26 <text:s text:c="3"/>37</text:p>
      <text:p text:style-name="Standard"><text:s text:c="2"/>8 <text:s text:c="3"/>80 <text:s text:c="3"/>60 <text:s text:c="3"/>21</text:p>
      <text:p text:style-name="Standard"><text:s text:c="2"/>9 <text:s text:c="4"/>3 <text:s text:c="3"/>47 <text:s text:c="3"/>51</text:p>
      <text:p text:style-name="Standard"><text:s/>10 <text:s text:c="3"/>91 <text:s text:c="3"/>10 <text:s text:c="3"/>71</text:p>
      <text:p text:style-name="Standard"><text:s/>11 <text:s text:c="3"/>42 <text:s text:c="3"/>91 <text:s text:c="3"/>49</text:p>
      <text:p text:style-name="Standard"><text:s/>12 <text:s text:c="3"/>12 <text:s text:c="3"/>98 <text:s text:c="3"/>56</text:p>
      <text:p text:style-name="Standard"/>
      <text:p text:style-name="Standard">Die besten Formeln</text:p>
      <text:p text:style-name="Standard"/>
      <text:p text:style-name="Standard">Die Formel 57 * H + 37 * A = 77 * M ist schön,</text:p>
      <text:p text:style-name="Standard">weil sie eine kleine Gesamtabweichung von 74.48052 hat,</text:p>
      <text:p text:style-name="Standard">wenn man die 3 Messung(en) mit den/der Nummer(n) 8, 5, 4 weglässt.</text:p>
      <text:p text:style-name="Standard"/>
      <text:p text:style-name="Standard">Die Formel 67 * H + 44 * A = 91 * M ist schön,</text:p>
      <text:p text:style-name="Standard">weil sie eine kleine Gesamtabweichung von 74.54945 hat,</text:p>
      <text:p text:style-name="Standard">wenn man die 3 Messung(en) mit den/der Nummer(n) 8, 5, 4 weglässt.</text:p>
      <text:p text:style-name="Standard"/>
      <text:p text:style-name="Standard">Die Formel 64 * H + 42 * A = 87 * M ist schön,</text:p>
      <text:p text:style-name="Standard">weil sie eine kleine Gesamtabweichung von 74.57471 hat,</text:p>
      <text:p text:style-name="Standard">wenn man die 3 Messung(en) mit den/der Nummer(n) 8, 5, 4 weglässt.</text:p>
      <text:p text:style-name="Standard"/>
      <text:p text:style-name="Standard">In beiden Fällen sondert das Programm für alle drei Formeln die selben Messwerte als fehlerhaft aus und erzeugt einander ziemlich ähnliche Formeln. Die Abweichung ist vor allem bei der ersten Tabelle wesentlich größer als bei sinnvollen Zahlen.</text:p>
      <text:p text:style-name="Standard">Dass jedes Mal die gleichen Messungen aussortiert werden, kann am ehesten dadurch erklärt werden, dass mein Taschenrechner wohl keine guten Zufallszahlen erzeugen kann.</text:p>
      <text:p text:style-name="Standard"/>
      <text:p text:style-name="P2">Programm-Text</text:p>
      <text:p text:style-name="P6">program formulierer;</text:p>
      <text:p text:style-name="P6">uses crt;</text:p>
      <text:p text:style-name="P6"/>
      <text:p text:style-name="P6">const VersucheMax=100; <text:s text:c="9"/>{maximale Anzahl der Messwerte}</text:p>
      <text:p text:style-name="P6"/>
      <text:p text:style-name="P6">type TOperator=(plus, minus); <text:s text:c="2"/>{Operator vor 2. Faktor}</text:p>
      <text:p text:style-name="P6">type TFormel=record <text:s text:c="12"/>{Formel: 3 Faktoren + Operator}</text:p>
      <text:p text:style-name="P6"><text:s text:c="13"/>faktor1, faktor2, faktor3: word;</text:p>
      <text:p text:style-name="P6"><text:s text:c="13"/>op: TOperator;</text:p>
      <text:p text:style-name="P6"><text:s text:c="13"/>end;</text:p>
      <text:p text:style-name="P6">type TMesswert=record <text:s text:c="10"/>{Messwert: 3 ganze Zahlen}</text:p>
      <text:p text:style-name="P6"><text:s text:c="15"/>H_Wert, A_Wert, M_Wert: word;</text:p>
      <text:p text:style-name="P6"><text:soft-page-break/><text:s text:c="15"/>end;</text:p>
      <text:p text:style-name="P6">type TTabelle=array[1..VersucheMax] of TMesswert; {Tabelle mit Messwerten}</text:p>
      <text:p text:style-name="P6"/>
      <text:p text:style-name="P6">type TOptimum = record <text:s text:c="15"/>{mögliche optimale Formel:}</text:p>
      <text:p text:style-name="P6"><text:s text:c="16"/>formel: TFormel; <text:s text:c="5"/>{Formel}</text:p>
      <text:p text:style-name="P6"><text:s text:c="16"/>abw: real; <text:s text:c="11"/>{Gesamtabweichung}</text:p>
      <text:p text:style-name="P6"><text:s text:c="16"/>fehler: byte; <text:s text:c="8"/>{Anzahl der falschen Versuche}</text:p>
      <text:p text:style-name="P6"><text:s text:c="16"/>f1,f2,f3: byte; <text:s text:c="6"/>{Nummern der falschen Versuche o. 0}</text:p>
      <text:p text:style-name="P6"><text:s text:c="16"/>summe: integer; <text:s text:c="6"/>{Summe der Faktoren}</text:p>
      <text:p text:style-name="P6"><text:s text:c="16"/>end;</text:p>
      <text:p text:style-name="P6">type TOptima = array[1..3] of TOptimum; <text:s text:c="2"/>{die 3 schönsten Formeln}</text:p>
      <text:p text:style-name="P6"/>
      <text:p text:style-name="P6">function lese_datei(name: string; var tabelle: TTabelle): byte;</text:p>
      <text:p text:style-name="P6">{liest Tabelle mit Messwerten aus Datei -&gt; Anzahl der Versuche}</text:p>
      <text:p text:style-name="P6">var datei: file of char;</text:p>
      <text:p text:style-name="P6"><text:s text:c="4"/>zeichen: char;</text:p>
      <text:p text:style-name="P6"><text:s text:c="4"/>zahl: string;</text:p>
      <text:p text:style-name="P6"><text:s text:c="4"/>wert, nr: word;</text:p>
      <text:p text:style-name="P6"><text:s text:c="4"/>ham: byte;</text:p>
      <text:p text:style-name="P6"><text:s text:c="4"/>fehler: integer;</text:p>
      <text:p text:style-name="P6">begin</text:p>
      <text:p text:style-name="P6"><text:s/>{öffnen}</text:p>
      <text:p text:style-name="P6"><text:s/>assign(datei, name);</text:p>
      <text:p text:style-name="P6"><text:s/>reset(datei);</text:p>
      <text:p text:style-name="P6"/>
      <text:p text:style-name="P6"><text:s/>ham:=0; nr:=1;</text:p>
      <text:p text:style-name="P6"/>
      <text:p text:style-name="P6"><text:s/>while not eof(datei) do begin</text:p>
      <text:p text:style-name="P6"><text:s text:c="7"/>{bis zum nächsten Trennzeichen lesen}</text:p>
      <text:p text:style-name="P6"><text:s text:c="7"/>zahl:='';</text:p>
      <text:p text:style-name="P6"><text:s text:c="7"/>repeat</text:p>
      <text:p text:style-name="P6"><text:s text:c="13"/>read(datei, zeichen);</text:p>
      <text:p text:style-name="P6"><text:s text:c="13"/>if not (zeichen in [#10, #13, ' ']) then zahl:=zahl+zeichen;</text:p>
      <text:p text:style-name="P6"><text:s text:c="7"/>until (zeichen in [#10, #13, ' ']) or eof(datei);</text:p>
      <text:p text:style-name="P6"><text:s text:c="7"/>{gelesenen Wert in Zahl umwandeln}</text:p>
      <text:p text:style-name="P6"><text:s text:c="7"/>val(zahl, wert, fehler);</text:p>
      <text:p text:style-name="P6"><text:s text:c="7"/>if fehler=0 then begin <text:s text:c="11"/>{falls Zahl:</text:p>
      <text:p text:style-name="P6"><text:s text:c="24"/>an richtiger Stelle (H, A, M) in Tabelle eintragen}</text:p>
      <text:p text:style-name="P6"><text:s text:c="10"/>case ham of</text:p>
      <text:p text:style-name="P6"><text:s text:c="10"/>0: tabelle[nr].H_Wert:=wert;</text:p>
      <text:p text:style-name="P6"><text:s text:c="10"/>1: tabelle[nr].A_Wert:=wert;</text:p>
      <text:p text:style-name="P6"><text:s text:c="10"/>2: tabelle[nr].M_Wert:=wert;</text:p>
      <text:p text:style-name="P6"><text:s text:c="10"/>end;</text:p>
      <text:p text:style-name="P6"><text:s text:c="10"/>ham:=(ham+1) mod 3; if ham=0 then nr:=nr+1;</text:p>
      <text:p text:style-name="P6"><text:s text:c="7"/>end;</text:p>
      <text:p text:style-name="P6"><text:s/>end;</text:p>
      <text:p text:style-name="P6"/>
      <text:p text:style-name="P6"><text:s/>close(datei);</text:p>
      <text:p text:style-name="P6"><text:s/>lese_datei:=nr-1;</text:p>
      <text:p text:style-name="P6">end;</text:p>
      <text:p text:style-name="P6"/>
      <text:p text:style-name="P6">function abweichung(tabelle: TTabelle; anzahl: byte; formel: TFormel; var falsch1,falsch2,falsch3: byte): real;</text:p>
      <text:p text:style-name="P6">{bestimmt Abweichung bei einer Formel}</text:p>
      <text:p text:style-name="P6">var abweichungen: array[1 .. VersucheMax] of real;</text:p>
      <text:p text:style-name="P6"><text:s text:c="4"/>abw1,abw2,abw3: real;</text:p>
      <text:p text:style-name="P6"><text:s text:c="4"/>abw_t,s: real;</text:p>
      <text:p text:style-name="P6"><text:s text:c="4"/>i,t: byte;</text:p>
      <text:p text:style-name="P6">begin</text:p>
      <text:p text:style-name="P6"><text:s/>{Abweichung bei einzelnen Versuchen}</text:p>
      <text:p text:style-name="P6"><text:s/>for i:=1 to anzahl do</text:p>
      <text:p text:style-name="P6"><text:s text:c="5"/>with formel, tabelle[i] do</text:p>
      <text:p text:style-name="P6"><text:s text:c="10"/>if op=plus then</text:p>
      <text:p text:style-name="P6"><text:s text:c="13"/>abweichungen[i]:=abs((faktor1*integer(H_Wert)+faktor2*integer(A_W ert))/faktor3-integer(M_Wert))</text:p>
      <text:p text:style-name="P6"><text:s text:c="10"/>else</text:p>
      <text:p text:style-name="P6"><text:s text:c="13"/>abweichungen[i]:=abs((faktor1*integer(H_Wert)-faktor2*integer(A_W ert))/faktor3-integer(M_Wert));</text:p>
      <text:p text:style-name="P6"/>
      <text:p text:style-name="P6"><text:s/>{ermitteln der 3 größten Abweichungen}</text:p>
      <text:p text:style-name="P6"><text:s/>abw1:=0; abw2:=0; abw3:=0; falsch1:=0; falsch2:=0; falsch3:=0;</text:p>
      <text:p text:style-name="P6"><text:soft-page-break/><text:s/>for i:=1 to anzahl do</text:p>
      <text:p text:style-name="P6"><text:s text:c="5"/>if abweichungen[i]&gt;abw3 then begin</text:p>
      <text:p text:style-name="P6"><text:s text:c="8"/>abw3:=abweichungen[i]; falsch3:=i;</text:p>
      <text:p text:style-name="P6"><text:s text:c="8"/>if abw3&gt;abw2 then begin</text:p>
      <text:p text:style-name="P6"><text:s text:c="11"/>abw_t:=abw2; abw2:=abw3; abw3:=abw_t;</text:p>
      <text:p text:style-name="P6"><text:s text:c="11"/>t:=falsch2; falsch2:=falsch3; falsch3:=t;</text:p>
      <text:p text:style-name="P6"><text:s text:c="8"/>end;</text:p>
      <text:p text:style-name="P6"><text:s text:c="8"/>if abw2&gt;abw1 then begin</text:p>
      <text:p text:style-name="P6"><text:s text:c="11"/>abw_t:=abw1; abw1:=abw2; abw2:=abw_t;</text:p>
      <text:p text:style-name="P6"><text:s text:c="11"/>t:=falsch1; falsch1:=falsch2; falsch2:=t;</text:p>
      <text:p text:style-name="P6"><text:s text:c="8"/>end;</text:p>
      <text:p text:style-name="P6"><text:s text:c="5"/>end;</text:p>
      <text:p text:style-name="P6"/>
      <text:p text:style-name="P6"><text:s/>{Gesamtabweichung}</text:p>
      <text:p text:style-name="P6"><text:s/>s:=0;</text:p>
      <text:p text:style-name="P6"><text:s/>for i:=1 to anzahl do s:=s+abweichungen[i];</text:p>
      <text:p text:style-name="P6"><text:s/>s:=s-abw1-abw2-abw3;</text:p>
      <text:p text:style-name="P6"><text:s/>abweichung:=s;</text:p>
      <text:p text:style-name="P6">end;</text:p>
      <text:p text:style-name="P6"/>
      <text:p text:style-name="P6">function ggT(a, b:integer): integer;</text:p>
      <text:p text:style-name="P6">{bestimmt ggT (Euklidischer Algorithmus)}</text:p>
      <text:p text:style-name="P6">begin</text:p>
      <text:p text:style-name="P6"><text:s/>repeat</text:p>
      <text:p text:style-name="P6"><text:s text:c="2"/>if a &gt; b then a := a mod b else b := b mod a;</text:p>
      <text:p text:style-name="P6"><text:s/>until a*b = 0;</text:p>
      <text:p text:style-name="P6"><text:s/>ggT := a + b;</text:p>
      <text:p text:style-name="P6">end;</text:p>
      <text:p text:style-name="P6"/>
      <text:p text:style-name="P6"/>
      <text:p text:style-name="P6">procedure suche(t: TTabelle; anzahl: byte; var o: TOptima);</text:p>
      <text:p text:style-name="P6">{sucht die 3 schönsten Formeln}</text:p>
      <text:p text:style-name="P6">const MaxFaktor=100; {Bereich, in dem gesucht werden soll}</text:p>
      <text:p text:style-name="P6">var f1,f2,f3: word;</text:p>
      <text:p text:style-name="P6"><text:s text:c="4"/>op: TOperator;</text:p>
      <text:p text:style-name="P6"><text:s text:c="4"/>formel: TFormel;</text:p>
      <text:p text:style-name="P6"><text:s text:c="4"/>optima: TOptima;</text:p>
      <text:p text:style-name="P6"><text:s text:c="4"/>ggT12: byte;</text:p>
      <text:p text:style-name="P6"/>
      <text:p text:style-name="P6">procedure einordnen(f: TFormel; var opt: TOptima);</text:p>
      <text:p text:style-name="P6">{fügt neue Formel in Liste der 3 schönsten ein}</text:p>
      <text:p text:style-name="P6">var i,j: byte;</text:p>
      <text:p text:style-name="P6"><text:s text:c="4"/>fehler: byte;</text:p>
      <text:p text:style-name="P6"><text:s text:c="4"/>f1,f2,f3: byte;</text:p>
      <text:p text:style-name="P6"><text:s text:c="4"/>abw: real;</text:p>
      <text:p text:style-name="P6"><text:s text:c="4"/>summe: integer;</text:p>
      <text:p text:style-name="P6">begin</text:p>
      <text:p text:style-name="P6"><text:s/>abw:=abweichung(t,anzahl,formel,f1,f2,f3); <text:s text:c="3"/>{bestimmt Abweichung}</text:p>
      <text:p text:style-name="P6"><text:s/>if abw&gt;opt[3].abw then exit; <text:s text:c="17"/>{zu große Abweichung}</text:p>
      <text:p text:style-name="P6"/>
      <text:p text:style-name="P6"><text:s/>{Anzahl der fehlerhaften Versuche}</text:p>
      <text:p text:style-name="P6"><text:s/>if f3&lt;&gt;0 then</text:p>
      <text:p text:style-name="P6"><text:s text:c="4"/>fehler:=3</text:p>
      <text:p text:style-name="P6"><text:s/>else</text:p>
      <text:p text:style-name="P6"><text:s text:c="4"/>if f2&lt;&gt;0 then</text:p>
      <text:p text:style-name="P6"><text:s text:c="7"/>fehler:=2</text:p>
      <text:p text:style-name="P6"><text:s text:c="4"/>else</text:p>
      <text:p text:style-name="P6"><text:s text:c="7"/>if f1&lt;&gt;0 then</text:p>
      <text:p text:style-name="P6"><text:s text:c="10"/>fehler:=1</text:p>
      <text:p text:style-name="P6"><text:s text:c="7"/>else</text:p>
      <text:p text:style-name="P6"><text:s text:c="10"/>fehler:=0;</text:p>
      <text:p text:style-name="P6"><text:s/>{Summe der Faktoren}</text:p>
      <text:p text:style-name="P6"><text:s/>summe:=formel.faktor1+formel.faktor2+formel.faktor3;</text:p>
      <text:p text:style-name="P6"/>
      <text:p text:style-name="P6"><text:s/>for i:=1 to 3 do <text:s text:c="8"/>{Stelle für Formel in Liste suchen, sodass ...}</text:p>
      <text:p text:style-name="P6"><text:s text:c="2"/>if (abw&lt;opt[i].abw) or <text:s/>{a) kleinere Gesamtabweichung oder}</text:p>
      <text:p text:style-name="P6"><text:s text:c="5"/>((abw=opt[i].abw) and (fehler&lt;opt[i].fehler)) or</text:p>
      <text:p text:style-name="P6"><text:s text:c="6"/>{b) gleiche Abweichung aber kleinere Anzahl fehlerhafter Versuche oder}</text:p>
      <text:p text:style-name="P6"><text:soft-page-break/><text:s text:c="5"/>((abw=opt[i].abw) and (fehler=opt[i].fehler) and (summe&lt;opt[i].summe)) then</text:p>
      <text:p text:style-name="P6"><text:s text:c="6"/>{c) gleiche Abw. u. gleiche Anz. fehlerh. Vers. aber kleiner Faktoren}</text:p>
      <text:p text:style-name="P6"><text:s text:c="2"/>begin</text:p>
      <text:p text:style-name="P6"><text:s text:c="4"/>for j:= 2 downto i do opt[j+1]:=opt[j];</text:p>
      <text:p text:style-name="P6"><text:s text:c="26"/>{nachfolgende Formeln rücken eins nach hinten}</text:p>
      <text:p text:style-name="P6"><text:s text:c="4"/>{Speichern aller Daten}</text:p>
      <text:p text:style-name="P6"><text:s text:c="4"/>opt[i].formel:=formel;</text:p>
      <text:p text:style-name="P6"><text:s text:c="4"/>opt[i].fehler:=fehler;</text:p>
      <text:p text:style-name="P6"><text:s text:c="4"/>opt[i].f1:=f1; opt[i].f2:=f2; opt[i].f3:=f3;</text:p>
      <text:p text:style-name="P6"><text:s text:c="4"/>opt[i].abw:=abw;</text:p>
      <text:p text:style-name="P6"><text:s text:c="4"/>opt[i].summe:=summe;</text:p>
      <text:p text:style-name="P6"><text:s text:c="4"/>break;</text:p>
      <text:p text:style-name="P6"><text:s text:c="2"/>end;</text:p>
      <text:p text:style-name="P6">end;</text:p>
      <text:p text:style-name="P6"/>
      <text:p text:style-name="P6"/>
      <text:p text:style-name="P6">begin</text:p>
      <text:p text:style-name="P6"><text:s/>{Abweichungen noch "unendlich" groß}</text:p>
      <text:p text:style-name="P6"><text:s/>optima[1].abw:= 1e38; optima[2].abw:= 1e38; optima[3].abw:= 1e38;</text:p>
      <text:p text:style-name="P6"><text:s/>for f1:=1 to MaxFaktor do</text:p>
      <text:p text:style-name="P6"><text:s text:c="5"/>for f2:=1 to MaxFaktor do begin</text:p>
      <text:p text:style-name="P6"><text:s text:c="9"/>ggT12:=ggT(f1,f2);</text:p>
      <text:p text:style-name="P6"><text:s text:c="9"/>for f3:=1 to MaxFaktor do</text:p>
      <text:p text:style-name="P6"><text:s text:c="13"/>if ggT(ggT12,f3)=1 then <text:s text:c="2"/>{nur teilerfremde Zahlen untersuchen}</text:p>
      <text:p text:style-name="P6"><text:s text:c="16"/>for op:=plus to minus do begin</text:p>
      <text:p text:style-name="P6"><text:s text:c="20"/>{Formel aus diesen Zahlen und Operator}</text:p>
      <text:p text:style-name="P6"><text:s text:c="20"/>with formel do begin</text:p>
      <text:p text:style-name="P6"><text:s text:c="25"/>faktor1:=f1; faktor2:=f2; faktor3:=f3;</text:p>
      <text:p text:style-name="P6"><text:s text:c="20"/>end;</text:p>
      <text:p text:style-name="P6"><text:s text:c="20"/>formel.op:=op;</text:p>
      <text:p text:style-name="P6"><text:s text:c="20"/>{evt. in Optima einordnen}</text:p>
      <text:p text:style-name="P6"><text:s text:c="20"/>einordnen(formel, optima);</text:p>
      <text:p text:style-name="P6"><text:s text:c="16"/>end;</text:p>
      <text:p text:style-name="P6"><text:s text:c="5"/>end;</text:p>
      <text:p text:style-name="P6"><text:s/>o:=optima;</text:p>
      <text:p text:style-name="P6">end;</text:p>
      <text:p text:style-name="P6"/>
      <text:p text:style-name="P6"/>
      <text:p text:style-name="P6"/>
      <text:p text:style-name="P6">var tabelle: TTabelle;</text:p>
      <text:p text:style-name="P6"><text:s text:c="4"/>i, anzahl: word;</text:p>
      <text:p text:style-name="P6"><text:s text:c="4"/>opt: TOptima;</text:p>
      <text:p text:style-name="P6"><text:s text:c="4"/>dateiname: string;</text:p>
      <text:p text:style-name="P6"/>
      <text:p text:style-name="P6">begin</text:p>
      <text:p text:style-name="P6"><text:s/>clrscr;</text:p>
      <text:p text:style-name="P6"><text:s/>write('Name der Datei mit Tabelle: '); readln(dateiname);</text:p>
      <text:p text:style-name="P6"><text:s/>anzahl:=lese_datei(dateiname,tabelle);</text:p>
      <text:p text:style-name="P6"/>
      <text:p text:style-name="P6"><text:s/>{Ausgabe der Tabelle}</text:p>
      <text:p text:style-name="P6"><text:s/>writeln('Tabelle');</text:p>
      <text:p text:style-name="P6"><text:s/>writeln;</text:p>
      <text:p text:style-name="P6"><text:s/>writeln('Nr. <text:s text:c="4"/>H <text:s text:c="4"/>A <text:s text:c="4"/>M');</text:p>
      <text:p text:style-name="P6"><text:s/>for i:=1 to anzahl do</text:p>
      <text:p text:style-name="P6"><text:s text:c="5"/>with tabelle[i] do</text:p>
      <text:p text:style-name="P6"><text:s text:c="10"/>writeln(i:3,H_Wert:6,A_Wert:6,M_Wert:6);</text:p>
      <text:p text:style-name="P6"/>
      <text:p text:style-name="P6"><text:s/>{Suche nach schönsten Formeln}</text:p>
      <text:p text:style-name="P6"><text:s/>suche(tabelle,anzahl,opt);</text:p>
      <text:p text:style-name="P6"/>
      <text:p text:style-name="P6"><text:s/>{Ausgabe}</text:p>
      <text:p text:style-name="P6"><text:s/>writeln;</text:p>
      <text:p text:style-name="P6"><text:s/>writeln('Die besten Formeln');</text:p>
      <text:p text:style-name="P6"><text:s/>for i:=1 to 3 do begin</text:p>
      <text:p text:style-name="P6"><text:s text:c="5"/>with opt[i].formel do begin</text:p>
      <text:p text:style-name="P6"><text:s text:c="10"/>writeln;</text:p>
      <text:p text:style-name="P6"><text:s text:c="10"/>write('Die Formel ',faktor1,' * H ');</text:p>
      <text:p text:style-name="P6"><text:s text:c="10"/>if op=plus then write('+ ') else write('- ');</text:p>
      <text:p text:style-name="P6"><text:soft-page-break/><text:s text:c="10"/>writeln(faktor2,' * A = ',faktor3,' * M ist schön,');</text:p>
      <text:p text:style-name="P6"><text:s text:c="5"/>end;</text:p>
      <text:p text:style-name="P6"><text:s text:c="5"/>writeln('weil sie eine kleine Gesamtabweichung von ',opt[i].abw:0:5,' hat,');</text:p>
      <text:p text:style-name="P6"><text:s text:c="5"/>with opt[i] do begin</text:p>
      <text:p text:style-name="P6"><text:s text:c="10"/>write('wenn man die ',fehler,' Messung(en) mit den/der Nummer(n) ');</text:p>
      <text:p text:style-name="P6"><text:s text:c="10"/>if f1&lt;&gt;0 then write(f1);</text:p>
      <text:p text:style-name="P6"><text:s text:c="10"/>if f2&lt;&gt;0 then write(', ',f2);</text:p>
      <text:p text:style-name="P6"><text:s text:c="10"/>if f3&lt;&gt;0 then write(', ',f3);</text:p>
      <text:p text:style-name="P6"><text:s text:c="10"/>writeln(' weglässt.');</text:p>
      <text:p text:style-name="P6"><text:s text:c="5"/>end;</text:p>
      <text:p text:style-name="P6"><text:s/>end;</text:p>
      <text:p text:style-name="P6"><text:s/>readln;</text:p>
      <text:p text:style-name="P6">end.</text:p>
      <text:p text:style-name="P11">Aufgabe 3: Zaras Zauberfolie</text:p>
      <text:p text:style-name="P2">Lösungsidee</text:p>
      <text:p text:style-name="Standard">Anstatt die Folie und die Faxe als ein Raster aus in vier Unterquadrate aufgeteilte Rasterquadrate zu sehen, kann man sie auch als ein Raster sehen, das nur aus A und B (den beiden Formen) besteht. Bei den Klartexten soll 0 für weiß und 1 für schwarz stehen.</text:p>
      <text:p text:style-name="Standard">Nun gilt Folgendes: Treffen bei einem verschlüsseltem Fax und Zaras Folie zwei gleiche Formen, also A und A oder B und B aufeinander, so ist der Klartext dieses Rasterquadrats 0, treffen zwei verschiedene Formen zusammen, so ist der Klartext 1. Es gilt also: A + A = 0, B + B = 0, A + B = 1 und B + A = 1. Das Übereinanderlegen von Fax und Folie zum Entschlüsseln entspricht also einer XOR-Addition. Das gleiche gilt für Verschlüsseln, denn bekanntlich heben zwei XOR-Additionen mit dem gleichen Wert einander auf. Man kann das Ver- und Entschlüsseln also mit folgenden Gleichungen darstellen: Klartext + Folie = Geheimtext und Geheimtext + Folie = (Klartext + Folie) + Folie = Klartext.</text:p>
      <text:p text:style-name="Standard">Zaras Konkurrent hat kennt aber die Folie nicht, sondern nur verschlüsselte Faxe. Betrachten wir nun, was sich ergibt, wenn er zwei dieser Faxe mit einer XOR-Addition verknüpft: Geheimtext1 + Geheimtext2 = (Klartext1 + Folie) + (Klartext2 + Folie) = Klartext1 + Klartext2. Durch diese Verknüpfung kann er also den Schlüssel (der ja bei beiden Faxen der gleiche ist!) entfernen und erhält somit die beiden Klartexte miteinander verknüpft.</text:p>
      <text:p text:style-name="Standard">Betrachten wir nun ein Rasterquadrat dieser Verknüpfung, das den Wert 0 hat. Dafür gibt es zwei Möglichkeiten: Entweder haben beide Klartexte an dieser Stelle den Wert 0, sind also weiß, oder sie haben beide den Wert 1, sind also schwarz. Da normale Faxe mehr weiß als schwarz enthalten, ist der erste Fall viel wahrscheinlicher als der zweite, sodass wir annehmen können, dass beide Klartexte an dieser Stelle den Wert 0 haben. Da wir auch das verschlüsselte Fax kennen, können wir damit erschließen, welche Form an dieser Stelle bei der Folie vorliegt. Verknüpfen wir nun nacheinander alle Paare von verschlüsselten Faxen, und ermitteln auf diese Art jeweils für alle Stellen, an denen die Verknüpfung den Wert 0 hat, die Form der Folie, so erhalten wir eine recht genaue Kopie der Folie, mit der wir die Faxe entschlüsseln können.</text:p>
      <text:p text:style-name="Standard"/>
      <text:p text:style-name="P2">Programm-Dokumentation</text:p>
      <text:p text:style-name="Standard">Diese Lösungsidee habe ich mit Turbo Pascal umgesetzt.</text:p>
      <text:p text:style-name="Standard"/>
      <text:p text:style-name="P4">Zu den wichtigsten Konstanten, Typen und Variablen</text:p>
      <text:p text:style-name="Standard">Die Konstanten faxbreite und faxhoehe geben die Maße der Faxe und der Folie in Rasterquadraten an.</text:p>
      <text:p text:style-name="Standard">Die Konstanten Typ_A und Typ_B stehen für die beiden Typen auf Fax und Folie, der Typ muster enthält diese beiden Werte.</text:p>
      <text:p text:style-name="Standard">Der Typ TFax kann ein verschlüsseltes Fax mit den korrekten Maßen aufnehmen, das aus den Formen A und B besteht, TMaske ist der Typ für die gleich aufgebaute Maske.</text:p>
      <text:p text:style-name="Standard">Um beim Verknüpfen festzuhalten, welcher Wert bei der Maske wie oft an welcher Stelle als wahrscheinlich vorkam, stellt der Typ TVersuchsMaske ein dafür geeignetes Feld zur Verfügung.</text:p>
      <text:p text:style-name="Standard">Die Konstante maxfaxe enthält die maximale Anzahl der Faxe, mit denen das Programm umgehen soll.</text:p>
      <text:p text:style-name="Standard"/>
      <text:p text:style-name="P4">Zu den Prozeduren</text:p>
      <text:p text:style-name="Standard">Die Prozedur lese_datei liest aus der angegebenen Datei ein Fax im PBM-Format und stellt es als ein zweidimensionales Feld mit den Formen A und B zur Verfügung.</text:p>
      <text:p text:style-name="Standard">Zunächst werden die beiden ersten Zeichen daraufhin geprüft, ob es sich um eine Datei im PBM-Format handelt. Die beiden ersten Zahlen werden unter Missachtung sämtlicher nicht-numerischer Zeichen gelesen und daraufhin überprüft, ob das Fax die korrekten Maße hat.</text:p>
      <text:p text:style-name="Standard">Anschließend wird das Fax eingelesen, Zeichen außer '0' und '1' werden ignoriert. Beim linken oberen Unterquadrat wird die Form (A oder B) im Fax gespeichert, bei den drei anderen Unterquadraten wird überprüft, ob sie mit dieser Form übereinstimmen.</text:p>
      <text:p text:style-name="Standard"/>
      <text:p text:style-name="Standard">Die Prozedur verknuepfe verknüpft die beiden angegebenen Faxe mit der XOR-Addition und speichert als Ergebnis die Erkenntnisse über das wahrscheinlichste Aussehen der Folie.</text:p>
      <text:p text:style-name="Standard">Dazu wird wie in der Lösungsidee beschrieben bei jedem Feld, an dem die Verknüpfung 0 ergibt, angenommen, dass beide Klartexte hier eine 0 enthalten und damit die Form der Folie (A oder B) ermittelt und gespeichert.</text:p>
      <text:p text:style-name="Standard"/>
      <text:p text:style-name="Standard">Die Prozedur erzeugeMaske wandelt die Erkenntnisse, die bei den Verknüpfungen gewonnen wurden, in eine Maske um.</text:p>
      <text:p text:style-name="Standard">Wenn mehr Verknüpfungen darauf hindeuten, dass die Maske an einer bestimmten Stelle die Form A hat, so wird die Form A gespeichert, deutet mehr auf B hin, so wird B gespeichert. Sind beide Möglichkeiten gleich wahrscheinlich, wird die Form zufällig festgelegt.</text:p>
      <text:p text:style-name="Standard"/>
      <text:p text:style-name="Standard">Die Prozedur entschluesseln entschlüsselt ein Fax mit Hilfe der Maske. Dazu werden einfach Fax und Maske <text:soft-page-break/>XOR-verknüpft.</text:p>
      <text:p text:style-name="Standard"/>
      <text:p text:style-name="Standard">Die Prozedur zeichne stellt das angegebene Fax grafisch dar, indem schwarze und weiße Quadrate gezeichnet werden.</text:p>
      <text:p text:style-name="Standard"/>
      <text:p text:style-name="P4">Zum Hauptprogramm</text:p>
      <text:p text:style-name="Standard">Zunächst liest das Programm die Anzahl der Faxe, dann die Dateinamen ein und lädt die verschlüsselten Faxe mit Hilfe der Prozedur lese_datei.</text:p>
      <text:p text:style-name="Standard">Die Werte in der „Versuchsmaske“ werden mit 0 initialisiert und anschließend alle Paare von Faxen durch die Prozedur verknuepfe verknüpft. Daraufhin erzeugt die Prozedur erzeugeMaske die wahrscheinlichste Maske, mit deren Hilfe alle Faxe entschlüsselt und angezeigt werden.</text:p>
      <text:p text:style-name="Standard"/>
      <text:p text:style-name="P2">Programm-Ablaufprotokoll</text:p>
      <text:p text:style-name="Standard">Der Dialog zur Eingabe der Faxe:</text:p>
      <text:p text:style-name="Standard"/>
      <text:p text:style-name="P6">Fax-Entschlüsselung</text:p>
      <text:p text:style-name="P6">Anzahl der Faxe (max. 10): 6</text:p>
      <text:p text:style-name="P6">Datei mit Fax Nr. 1: crypt1.pbm</text:p>
      <text:p text:style-name="P6">Datei mit Fax Nr. 2: crypt2.pbm</text:p>
      <text:p text:style-name="P6">Datei mit Fax Nr. 3: crypt3.pbm</text:p>
      <text:p text:style-name="P6">Datei mit Fax Nr. 4: crypt4.pbm</text:p>
      <text:p text:style-name="P6">Datei mit Fax Nr. 5: crypt5.pbm</text:p>
      <text:p text:style-name="P6">Datei mit Fax Nr. 6: crypt6.pbm</text:p>
      <text:p text:style-name="P6"/>
      <text:p text:style-name="Standard">Die sechs entschlüsselten Faxe:</text:p>
      <text:p text:style-name="P9"><draw:frame draw:style-name="fr1" draw:name="Grafik1" text:anchor-type="as-char" svg:width="3.625cm" svg:height="2.538cm" draw:z-index="0"><draw:image xlink:href="Pictures/2000000700000E29000009ECB2573AE9.wmf" xlink:type="simple" xlink:show="embed" xlink:actuate="onLoad"/></draw:frame><text:tab/><draw:frame draw:style-name="fr1" draw:name="Grafik2" text:anchor-type="as-char" svg:width="4.156cm" svg:height="2.618cm" draw:z-index="0"><draw:image xlink:href="Pictures/2000000700001CBB000012167AF23723.wmf" xlink:type="simple" xlink:show="embed" xlink:actuate="onLoad"/></draw:frame><text:tab/><draw:frame draw:style-name="fr1" draw:name="Grafik3" text:anchor-type="as-char" svg:width="3.595cm" svg:height="2.327cm" draw:z-index="0"><draw:image xlink:href="Pictures/20000007000018E800001005D44C9AE1.wmf" xlink:type="simple" xlink:show="embed" xlink:actuate="onLoad"/></draw:frame></text:p>
      <text:p text:style-name="P9">Fax 1: Kaufen! Nicht warten!<text:tab/>Fax 2: Kommen Sie zurueck!<text:tab/>Fax 3: Viel Glueck!</text:p>
      <text:p text:style-name="P9"/>
      <text:p text:style-name="P9"><draw:frame draw:style-name="fr1" draw:name="Grafik4" text:anchor-type="as-char" svg:width="4.313cm" svg:height="2.194cm" draw:z-index="0"><draw:image xlink:href="Pictures/2000000700001DF900000F4C289D13DB.wmf" xlink:type="simple" xlink:show="embed" xlink:actuate="onLoad"/></draw:frame><text:tab/><draw:frame draw:style-name="fr1" draw:name="Grafik5" text:anchor-type="as-char" svg:width="3.62cm" svg:height="2.355cm" draw:z-index="0"><draw:image xlink:href="Pictures/20000007000018E80000103A3A4739C3.wmf" xlink:type="simple" xlink:show="embed" xlink:actuate="onLoad"/></draw:frame><text:tab/><draw:frame draw:style-name="fr1" draw:name="Grafik6" text:anchor-type="as-char" svg:width="3.2cm" svg:height="2.565cm" draw:z-index="0"><draw:image xlink:href="Pictures/2000000700001653000011C7D00B7004.wmf" xlink:type="simple" xlink:show="embed" xlink:actuate="onLoad"/></draw:frame></text:p>
      <text:p text:style-name="P9">Fax 4: Sie sind gefeuert<text:tab/>Fax 5: Gute Arbeit!<text:tab/>Fax 6: Preis ist zu hoch.</text:p>
      <text:p text:style-name="P9"/>
      <text:p text:style-name="P3">Programm-Text</text:p>
      <text:p text:style-name="P7">program faxe_entschluesseln;</text:p>
      <text:p text:style-name="P7">uses graph,crt;</text:p>
      <text:p text:style-name="P7"/>
      <text:p text:style-name="P7">const faxbreite=152 div 2; faxhoehe=112 div 2; {Größe des Faxes}</text:p>
      <text:p text:style-name="P7">const Typ_A = 0; Typ_B = 1; <text:s text:c="19"/>{Typ A, Typ B auf Fax und Folie}</text:p>
      <text:p text:style-name="P7"/>
      <text:p text:style-name="P7">type muster=Typ_A .. Typ_B;</text:p>
      <text:p text:style-name="P7">type TFax=array[1..faxbreite, 1..faxhoehe] of muster; <text:s/>{Faxe}</text:p>
      <text:p text:style-name="P7">type TMaske=TFax; <text:s text:c="37"/>{Folie}</text:p>
      <text:p text:style-name="P7">type TVersuchsMaske=array[1..faxbreite, 1..faxhoehe] of array[muster] of byte;</text:p>
      <text:p text:style-name="P7"/>
      <text:p text:style-name="P7"/>
      <text:p text:style-name="P7">procedure lese_datei(name: string; var fax: TFax);</text:p>
      <text:p text:style-name="P7">{Liest Datei mit Fax ein}</text:p>
      <text:p text:style-name="P7">var datei: file of char;</text:p>
      <text:p text:style-name="P7"><text:s text:c="4"/>zeichen: char;</text:p>
      <text:p text:style-name="P7"><text:s text:c="4"/>kette: string;</text:p>
      <text:p text:style-name="P7"><text:s text:c="4"/>i: byte;</text:p>
      <text:p text:style-name="P7"><text:s text:c="4"/>zahl, dummy: integer;</text:p>
      <text:p text:style-name="P7"><text:s text:c="4"/>zeile, spalte: integer;</text:p>
      <text:p text:style-name="P7"><text:soft-page-break/><text:s text:c="4"/>nr: integer;</text:p>
      <text:p text:style-name="P7"><text:s text:c="4"/>korrekt: boolean;</text:p>
      <text:p text:style-name="P7">begin</text:p>
      <text:p text:style-name="P7"><text:s/>{Öffnen}</text:p>
      <text:p text:style-name="P7"><text:s/>assign(datei, name);</text:p>
      <text:p text:style-name="P7"><text:s/>reset(datei);</text:p>
      <text:p text:style-name="P7"/>
      <text:p text:style-name="P7"><text:s/>{Überprüfung des Formats}</text:p>
      <text:p text:style-name="P7"><text:s/>kette:='';</text:p>
      <text:p text:style-name="P7"><text:s/>for i:=1 to 2 do begin read(datei, zeichen); kette:=kette+zeichen; end;</text:p>
      <text:p text:style-name="P7"><text:s/>if kette&lt;&gt;'P1' then begin write('Falsches Format!'); halt; end;</text:p>
      <text:p text:style-name="P7"/>
      <text:p text:style-name="P7"><text:s/>{Überprüfung der Breite}</text:p>
      <text:p text:style-name="P7"><text:s/>repeat read(datei, zeichen); until zeichen in ['0'..'9'];</text:p>
      <text:p text:style-name="P7"><text:s/>kette:='';</text:p>
      <text:p text:style-name="P7"><text:s/>repeat kette:=kette+zeichen; read(datei, zeichen); until not (zeichen in ['0'..'9']);</text:p>
      <text:p text:style-name="P7"><text:s/>val(kette, zahl, dummy);</text:p>
      <text:p text:style-name="P7"><text:s/>if zahl&lt;&gt;faxbreite*2 then begin write('False Breite!'); halt; end;</text:p>
      <text:p text:style-name="P7"/>
      <text:p text:style-name="P7"><text:s/>{Überprüfung der Höhe}</text:p>
      <text:p text:style-name="P7"><text:s/>repeat read(datei, zeichen); until zeichen in ['0'..'9'];</text:p>
      <text:p text:style-name="P7"><text:s/>kette:='';</text:p>
      <text:p text:style-name="P7"><text:s/>repeat kette:=kette+zeichen; read(datei, zeichen); until not (zeichen in ['0'..'9']);</text:p>
      <text:p text:style-name="P7"><text:s/>val(kette, zahl, dummy);</text:p>
      <text:p text:style-name="P7"><text:s/>if zahl&lt;&gt;faxhoehe*2 then begin write('False Höhe!'); halt; end;</text:p>
      <text:p text:style-name="P7"/>
      <text:p text:style-name="P7"><text:s/>for zeile:=1 to faxhoehe*2 do begin</text:p>
      <text:p text:style-name="P7"><text:s text:c="5"/>for spalte:=1 to faxbreite*2 do begin</text:p>
      <text:p text:style-name="P7"><text:s text:c="9"/>repeat read(datei, zeichen); until zeichen in ['0','1'];</text:p>
      <text:p text:style-name="P7"><text:s text:c="16"/>if odd(zeile) and odd(spalte) then begin</text:p>
      <text:p text:style-name="P7"><text:s text:c="19"/>{Typ feststellen}</text:p>
      <text:p text:style-name="P7"><text:s text:c="19"/>if zeichen='1' then</text:p>
      <text:p text:style-name="P7"><text:s text:c="22"/>fax[(spalte-1) div 2 + 1, (zeile-1) div 2 + 1]:=Typ_A</text:p>
      <text:p text:style-name="P7"><text:s text:c="19"/>else</text:p>
      <text:p text:style-name="P7"><text:s text:c="22"/>fax[(spalte-1) div 2 + 1, (zeile-1) div 2 + 1]:=Typ_B;</text:p>
      <text:p text:style-name="P7"><text:s text:c="16"/>end else begin</text:p>
      <text:p text:style-name="P7"><text:s text:c="19"/>{Überprüfen des Typs}</text:p>
      <text:p text:style-name="P7"><text:s text:c="19"/>korrekt:=fax[(spalte-1) div 2 + 1, (zeile-1) div 2 +1]=Typ_A;</text:p>
      <text:p text:style-name="P7"><text:s text:c="19"/>if zeichen='1' then begin</text:p>
      <text:p text:style-name="P7"><text:s text:c="22"/>korrekt:=(korrekt and not odd(zeile) and not odd(spalte))</text:p>
      <text:p text:style-name="P7"><text:s text:c="32"/>or (not korrekt and (odd(zeile) or odd(spalte)));</text:p>
      <text:p text:style-name="P7"><text:s text:c="19"/>end else begin</text:p>
      <text:p text:style-name="P7"><text:s text:c="22"/>korrekt:=(korrekt and (odd(zeile) or odd(spalte))) or</text:p>
      <text:p text:style-name="P7"><text:s text:c="31"/>(not korrekt and not odd(zeile) and not odd(spalte));</text:p>
      <text:p text:style-name="P7"><text:s text:c="19"/>end;</text:p>
      <text:p text:style-name="P7"><text:s text:c="19"/>if not korrekt then begin write('Falsche Form!'); halt; end;</text:p>
      <text:p text:style-name="P7"><text:s text:c="16"/>end;</text:p>
      <text:p text:style-name="P7"><text:s text:c="5"/>end;</text:p>
      <text:p text:style-name="P7"><text:s/>end;</text:p>
      <text:p text:style-name="P7"/>
      <text:p text:style-name="P7"><text:s/>{Schließen}</text:p>
      <text:p text:style-name="P7"><text:s/>close(datei);</text:p>
      <text:p text:style-name="P7">end;</text:p>
      <text:p text:style-name="P7"/>
      <text:p text:style-name="P7">procedure verknuepfe(fax1, fax2: TFax; var VMaske: TVersuchsMaske);</text:p>
      <text:p text:style-name="P7">{XOR-Verknüpfung von 2 Faxen -&gt; Informationen über Maske}</text:p>
      <text:p text:style-name="P7">var i,j: integer;</text:p>
      <text:p text:style-name="P7">begin</text:p>
      <text:p text:style-name="P7"><text:s/>for i:=1 to faxbreite do</text:p>
      <text:p text:style-name="P7"><text:s text:c="5"/>for j:=1 to faxhoehe do</text:p>
      <text:p text:style-name="P7"><text:s text:c="9"/>if fax1[i,j] xor fax2[i,j] = 0 then inc(VMaske[i,j][fax1[i,j]]);</text:p>
      <text:p text:style-name="P7">end;</text:p>
      <text:p text:style-name="P7"/>
      <text:p text:style-name="P7">procedure erzeugeMaske(VMaske: TVersuchsMaske; var Maske: TMaske);</text:p>
      <text:p text:style-name="P7">{Maske aus diesen Informationen erzeugen}</text:p>
      <text:p text:style-name="P7">var i,j: integer;</text:p>
      <text:p text:style-name="P7">begin</text:p>
      <text:p text:style-name="P7"><text:s/>randomize;</text:p>
      <text:p text:style-name="P7"><text:soft-page-break/><text:s/>for i:=1 to faxbreite do</text:p>
      <text:p text:style-name="P7"><text:s text:c="5"/>for j:=1 to faxhoehe do begin</text:p>
      <text:p text:style-name="P7"><text:s text:c="9"/>{ein Typ (A o. B) überwiegt}</text:p>
      <text:p text:style-name="P7"><text:s text:c="9"/>if VMaske[i,j][Typ_A]&gt;VMaske[i,j][Typ_B] then Maske[i,j]:=Typ_A;</text:p>
      <text:p text:style-name="P7"><text:s text:c="9"/>if VMaske[i,j][Typ_A]&lt;VMaske[i,j][Typ_B] then Maske[i,j]:=Typ_B;</text:p>
      <text:p text:style-name="P7"><text:s text:c="9"/>{kein Typ überwiegt -&gt; Zufall}</text:p>
      <text:p text:style-name="P7"><text:s text:c="9"/>if VMaske[i,j][Typ_A]=VMaske[i,j][Typ_B] then Maske[i,j]:=random(2);</text:p>
      <text:p text:style-name="P7"><text:s text:c="5"/>end;</text:p>
      <text:p text:style-name="P7">end;</text:p>
      <text:p text:style-name="P7"/>
      <text:p text:style-name="P7">procedure entschluesseln(cryptFax: TFax; maske: TMaske; var fax: TFax);</text:p>
      <text:p text:style-name="P7">{Entschlüsseln des Faxes}</text:p>
      <text:p text:style-name="P7">var i,j: integer;</text:p>
      <text:p text:style-name="P7">begin</text:p>
      <text:p text:style-name="P7"><text:s/>for i:=1 to faxbreite do</text:p>
      <text:p text:style-name="P7"><text:s text:c="5"/>for j:=1 to faxhoehe do</text:p>
      <text:p text:style-name="P7"><text:s text:c="9"/>fax[i,j]:=cryptFax[i,j] xor maske[i,j];</text:p>
      <text:p text:style-name="P7">end;</text:p>
      <text:p text:style-name="P7"/>
      <text:p text:style-name="P7">procedure zeichne(fax: TFax);</text:p>
      <text:p text:style-name="P7">{Zeichnen des Faxes}</text:p>
      <text:p text:style-name="P7">const b=4; {Breite der Quadrate}</text:p>
      <text:p text:style-name="P7">var i,j: integer;</text:p>
      <text:p text:style-name="P7">begin</text:p>
      <text:p text:style-name="P7"><text:s/>for i:=1 to faxbreite do</text:p>
      <text:p text:style-name="P7"><text:s text:c="5"/>for j:=1 to faxhoehe do begin</text:p>
      <text:p text:style-name="P7"><text:s text:c="9"/>setfillstyle(solidfill, 15-15*fax[i,j]);</text:p>
      <text:p text:style-name="P7"><text:s text:c="9"/>setcolor(15-15*fax[i,j]);</text:p>
      <text:p text:style-name="P7"><text:s text:c="9"/>bar(b*(i-1),b*(j-1),b*i,b*j);</text:p>
      <text:p text:style-name="P7"><text:s text:c="5"/>end;</text:p>
      <text:p text:style-name="P7"><text:s/>readln;</text:p>
      <text:p text:style-name="P7">end;</text:p>
      <text:p text:style-name="P7"/>
      <text:p text:style-name="P7">const maxfaxe=10; <text:s text:c="21"/>{maximale Faxanzahl}</text:p>
      <text:p text:style-name="P7">var anzahl: byte; <text:s text:c="21"/>{tatsächliche Faxanzahl}</text:p>
      <text:p text:style-name="P7"><text:s text:c="4"/>name: string; <text:s text:c="21"/>{Dateiname}</text:p>
      <text:p text:style-name="P7"><text:s text:c="4"/>faxe: array[1..maxfaxe] of TFax; <text:s text:c="2"/>{verschlüsselte Faxe (A, B: Typen)}</text:p>
      <text:p text:style-name="P7"><text:s text:c="4"/>entschluesselt: TFax; <text:s text:c="13"/>{entschlüsseltes Fax (0, 1: Farben)}</text:p>
      <text:p text:style-name="P7"><text:s text:c="4"/>maske: TMaske; <text:s text:c="20"/>{Ver-/Entschlüsselungsfolie}</text:p>
      <text:p text:style-name="P7"><text:s text:c="4"/>VMaske: TVersuchsMaske; <text:s text:c="11"/>{Informationsspeicher für Maske}</text:p>
      <text:p text:style-name="P7"><text:s text:c="4"/>i,j: integer;</text:p>
      <text:p text:style-name="P7"><text:s text:c="4"/>treiber,modus: integer; <text:s text:c="11"/>{für Grafikmodus}</text:p>
      <text:p text:style-name="P7"/>
      <text:p text:style-name="P7">begin</text:p>
      <text:p text:style-name="P7">{Einlesen der Faxe}</text:p>
      <text:p text:style-name="P7">clrscr;</text:p>
      <text:p text:style-name="P7">writeln('Fax-Entschlüsselung');</text:p>
      <text:p text:style-name="P7">write('Anzahl der Faxe (max. ',maxfaxe,'): '); readln(anzahl);</text:p>
      <text:p text:style-name="P7">for i:=1 to anzahl do begin</text:p>
      <text:p text:style-name="P7"><text:s text:c="4"/>write('Datei mit Fax Nr. ',i,': '); readln(name);</text:p>
      <text:p text:style-name="P7"><text:s text:c="4"/>lese_datei(name, faxe[i]);</text:p>
      <text:p text:style-name="P7">end;</text:p>
      <text:p text:style-name="P7"/>
      <text:p text:style-name="P7">{Initialisieren der Versuchsmaske}</text:p>
      <text:p text:style-name="P7">for i:=1 to faxbreite do</text:p>
      <text:p text:style-name="P7"><text:s text:c="4"/>for j:=1 to faxhoehe do begin</text:p>
      <text:p text:style-name="P7"><text:s text:c="8"/>VMaske[i,j][Typ_A]:=0;</text:p>
      <text:p text:style-name="P7"><text:s text:c="8"/>VMaske[i,j][Typ_B]:=0;</text:p>
      <text:p text:style-name="P7"><text:s text:c="4"/>end;</text:p>
      <text:p text:style-name="P7"/>
      <text:p text:style-name="P7">{Informationsgewinnung aus Faxen}</text:p>
      <text:p text:style-name="P7">for i:=1 to anzahl do</text:p>
      <text:p text:style-name="P7"><text:s text:c="4"/>for j:=i+1 to anzahl do</text:p>
      <text:p text:style-name="P7"><text:s text:c="8"/>verknuepfe(faxe[i],faxe[j],VMaske);</text:p>
      <text:p text:style-name="P7"/>
      <text:p text:style-name="P7">{Ermittlung der Maske}</text:p>
      <text:p text:style-name="P7">erzeugeMaske(VMaske,maske);</text:p>
      <text:p text:style-name="P7"/>
      <text:p text:style-name="P7"><text:soft-page-break/>{Initialisierung des Grafikmodus}</text:p>
      <text:p text:style-name="P7">treiber := detect;</text:p>
      <text:p text:style-name="P7">initgraph(treiber, modus, '');</text:p>
      <text:p text:style-name="P7"/>
      <text:p text:style-name="P7">{Entschlüsseln und Anzeigen der Faxe}</text:p>
      <text:p text:style-name="P7">for i:=1 to anzahl do begin</text:p>
      <text:p text:style-name="P7"><text:s text:c="4"/>entschluesseln(faxe[i],maske,entschluesselt);</text:p>
      <text:p text:style-name="P7"><text:s text:c="4"/>zeichne(entschluesselt);</text:p>
      <text:p text:style-name="P7">end;</text:p>
      <text:p text:style-name="P7"/>
      <text:p text:style-name="P7">closegraph;</text:p>
      <text:p text:style-name="P7">end.</text:p>
      <text:p text:style-name="P12">Aufgabe 5: Kleingeld</text:p>
      <text:p text:style-name="P3">Lösungsidee</text:p>
      <text:p text:style-name="P10">Clara gibt dem/der Verkäufer/in das Geld so, dass sie, nachdem sie ihr Wechselgeld bekommen hat, möglichst wenige Cent-Münzen besitzt. Dabei muss sie sich natürlich überlegen, mit welchen Münzen sie bezahlt. Diese Überlegung kann sie sich aber ersparen, indem sie sich wie ein Mathematiker verhält, d. h. etwas tut, was kein normaler Mensch machen würde, aber das Problem vereinfacht: Sie gibt dem/der Verkäufer/in alle ihre Münzen. Dabei wird sie einige Münzen wieder zurückbekommen, diese hätte ein Nicht-Mathematiker gar nicht zum bezahlen genommen.</text:p>
      <text:p text:style-name="P10">Damit ist das Problem darauf reduziert, einen bestimmten Betrag, nämlich die Differenz zwischen der Summe aller Cent-Münzen in Claras Geldbeutel und dem zu bezahlenden Preis, mit möglichst wenig Münzen darzustellen. Dabei kommt es auf Eurobeträge nicht an.</text:p>
      <text:p text:style-name="P10">Um nun diesen Betrag mit möglichst wenig Münzen darzustellen, versuchen wir diesen mit möglichst großen Münzen darzustellen: Zunächst wird geprüft, ob die größte Münze, also 50 Cent, passt, danach die nächstgrößte, 20 Cent, und so weiter. Zu beachten ist, dass manche Münzen eventuell mehrmals passen. Da auch die 1-Cent-Münze zu den Münzen gehört, geht das Verfahren immer auf, andernfalls wären 3 Cent nicht als 2 Cent + 1 Cent, sondern als 50 Cent + 20 Cent + 20 Cent + 5 Cent + 2 Cent + 2 Cent + 2 Cent - 1 Euro darzustellen, was mit diesem Verfahren nicht klappt.</text:p>
      <text:p text:style-name="P10">Nachdem wir nun ermittelt haben, welche Münzen Clara von dem/der freundlichen Verkäufer/in erhalten hat, nachdem sie ihm/ihr all ihr Kleingeld gegeben hat, können wir bestimmen, welche Münzen sie auch gleich hätte behalten können. Die anderen gibt sie her, nimmt ihr Wechselgeld und freut sich auf den nächsten Einkauf.</text:p>
      <text:p text:style-name="P10"/>
      <text:p text:style-name="P3">Programm-Dokumentation</text:p>
      <text:p text:style-name="P10">Diese Lösungsidee habe ich mit Turbo Pascal umgesetzt.</text:p>
      <text:p text:style-name="P10"/>
      <text:p text:style-name="P5">Zu den wichtigsten Konstanten, Typen und Variablen</text:p>
      <text:p text:style-name="P10">Der Typ TMuenzen umfasst alle Zahlen, die auf kleinen Münzen zu finden sein könnten, in der Konstanten Cent werden die Münzen aufgezählt, die tatsächlich existieren. Hier müssen für andere Währungen Änderungen erfolgen.</text:p>
      <text:p text:style-name="P10">Variablen vom Typ TGeld können alle Zusammenstellungen verschiedener Centmünzen (jeweils Art und Anzahl) speichern und so das Wechselgeld, Geldbeutelinhalte und ähnliches darstellen.</text:p>
      <text:p text:style-name="P10">Claras Geldbeutel wird in der Variablen geldbeutel gespeichert.</text:p>
      <text:p text:style-name="P10">Um Statistiken über die Häufigkeit der Verwendung verschiedener Münzen zu erstellen, findet sich in den Variablen gesamtzahl und anzahlen Platz um am Ende die durchschnittliche Münzanzahl in Claras Geldbeutel und die Häufigkeiten der Verwendung der einzelnen Münzen zu bestimmen.</text:p>
      <text:p text:style-name="P10"/>
      <text:p text:style-name="P5">Zu den Prozeduren</text:p>
      <text:p text:style-name="P10">Die Prozedur ausgabe bringt eine ihr übergebene Variable vom Typ TGeld zur Anzeige, also z. B. den Geldbeutelinhalt oder das Wechselgeld.</text:p>
      <text:p text:style-name="P10">Es muss dabei noch die Spalte angegeben werden, ab der die Ausgabe erfolgen soll. Die Prozedur beachtet auch, dass die Anzahlen bei Münzen mit einem Wert von weniger als 10 Cent nur zwei Zeichen umfassen dürfen, da auch die Tabellenüberschrift nur zwei Zeichen umfasst.</text:p>
      <text:p text:style-name="P10"/>
      <text:p text:style-name="P10">Die Prozedur wechselgeld wandelt einen angegebenen Betrag in möglichst wenige Münzen um.</text:p>
      <text:p text:style-name="P10">Da ganze Eurobeträge keine Rolle spielen, wird nur der Rest des Betrags bei Division durch 100 betrachtet. In absteigender Größe wird nun bei allen Münzen, die tatsächlich existieren, bestimmt, wie oft sie in den noch darzustellenden Betrag passen und diese Anzahl gespeichert.</text:p>
      <text:p text:style-name="P10"/>
      <text:p text:style-name="P10">Die Prozedur bezahlen übernimmt es, einen Betrag aus Claras Geldbeutel zu bezahlen und alle interessanten Dinge (Betrag in Euro, Inhalt des Geldbeutels vor dem Bezahlen, ausgegebenes Geld, Wechselgeld, Geldbeutel nach dem Bezahlen und Anzahl der Münzen in Claras Geldbeutel) anzuzeigen.</text:p>
      <text:p text:style-name="P10">Falls eine neue Bildschirmseite angefangen wurde, wird die Überschrift der Tabelle angezeigt.</text:p>
      <text:p text:style-name="P10">Zunächst werden der zu bezahlende Betrag und mit Hilfe der Prozedur ausgabe der Geldbeutelinhalt dargestellt.</text:p>
      <text:p text:style-name="P10">Anschließend wird der Gesamtbetrag in Claras Geldbeutel berechnet und mit der Prozedur wechselgeld das Wechselgeld ermittelt, das Clara erhält, wenn sie alle Münzen hergibt. Als Betrag, der durch möglichst wenig Münzen dargestellt werden soll, wird 100 + summe - betrag genommen, wobei summe den Gesamtinhalt des Geldbeutels und betrag den Cent-Anteil am zu bezahlenden Betrag darstellt. Durch die Addition von 100 wird gewährleistet, dass keine negative Zahl übergeben wird.</text:p>
      <text:p text:style-name="P10">Als Bezahlung wird zunächst der gesamte Geldbeutelinhalt vorgesehen. Wird nun eine Münzsorte sowohl zum Bezahlen als auch im Wechselgeld verwendet, so war deren Verwendung offensichtlich überflüssig und sowohl Bezahlung als auch Wechselgeld werden entsprechend korrigiert, sodass sie nur in einem von beiden vorkommt. <text:soft-page-break/>Daraufhin wird das zu bezahlende Geld aus dem Geldbeutel genommen und das Wechselgeld hineingetan. Zu Statistikzwecken wird gespeichert, welche Münze wie oft verwendet wurde. Außerdem wird bestimmt, wie viele Münzen sich jetzt im Geldbeutel befinden.</text:p>
      <text:p text:style-name="P10">Die ermittelten Geldmengen werden von der Prozedur ausgabe angezeigt, ebenso wie die Anzahl der Münzen im Geldbeutel. Diese wird auch zur Gesamtzahl addiert um am Ende die durchschnittliche Münzanzahl zu bestimmen.</text:p>
      <text:p text:style-name="P10">Ist der Bildschirm voll, so wird auf die Entertaste gewartet und der Bildschirm gelöscht.</text:p>
      <text:p text:style-name="P10"/>
      <text:p text:style-name="P5">Zum Hauptprogramm</text:p>
      <text:p text:style-name="P10">Zunächst wird der Zufallsgenerator initialisiert, die bisherige Gesamtzahl aller Bezahlvorgänge auf 0 gesetzt, die Anzahl der erwünschten Bezahlvorgänge ermittelt und mit einem Geldbeutel ohne Centmünzen angefangen.</text:p>
      <text:p text:style-name="P10">Nun wird so oft wie gewünscht ein zufälliger (1 Cent bis 999 Cent) Betrag bezahlt.</text:p>
      <text:p text:style-name="P10">Zum Schluss wird für alle Münzen angegeben, wie oft sie durchschnittlich pro Bezahlungsvorgang den Besitzer wechseln, und wie viele Münzen Clara durchschnittlich in ihrem Geldbeutel hat.</text:p>
      <text:p text:style-name="P3">Programm-Ablaufprotokoll</text:p>
      <text:p text:style-name="P10">Bei 1000 Einkäufen ergibt sich folgendes (es sind wie gewünscht nur die ersten 100 Einkäufe aus den ersten 5 Bildschirmen zusammengestellt, außerdem habe ich die Statistik am Ende mit angegeben)</text:p>
      <text:p text:style-name="P10"/>
      <text:p text:style-name="P7">Betrag <text:s text:c="3"/>Geldbeutel <text:s text:c="6"/>Bezahlung <text:s text:c="5"/>Wechselgeld <text:s text:c="5"/>Geldbeutel <text:s text:c="3"/>Anzahl</text:p>
      <text:p text:style-name="P7"><text:s/>EUR <text:s text:c="3"/>1 2 5 10 20 50 <text:s/>1 2 5 10 20 50 <text:s/>1 2 5 10 20 50 <text:s text:c="2"/>1 2 5 10 20 50 <text:s/>Münzen</text:p>
      <text:p text:style-name="P7"/>
      <text:p text:style-name="P7"><text:s/>5.12 <text:s text:c="2"/>0 0 0 <text:s/>0 <text:s/>0 <text:s/>0 <text:s/>0 0 0 <text:s/>0 <text:s/>0 <text:s/>0 <text:s/>1 1 1 <text:s/>1 <text:s/>1 <text:s/>1 <text:s text:c="2"/>1 1 1 <text:s/>1 <text:s/>1 <text:s/>1 <text:s text:c="3"/>6</text:p>
      <text:p text:style-name="P7"><text:s/>3.99 <text:s text:c="2"/>1 1 1 <text:s/>1 <text:s/>1 <text:s/>1 <text:s/>1 0 0 <text:s/>0 <text:s/>0 <text:s/>0 <text:s/>0 1 0 <text:s/>0 <text:s/>0 <text:s/>0 <text:s text:c="2"/>0 2 1 <text:s/>1 <text:s/>1 <text:s/>1 <text:s text:c="3"/>6</text:p>
      <text:p text:style-name="P7"><text:s/>0.38 <text:s text:c="2"/>0 2 1 <text:s/>1 <text:s/>1 <text:s/>1 <text:s/>0 2 1 <text:s/>1 <text:s/>1 <text:s/>0 <text:s/>1 0 0 <text:s/>0 <text:s/>0 <text:s/>0 <text:s text:c="2"/>1 0 0 <text:s/>0 <text:s/>0 <text:s/>1 <text:s text:c="3"/>2</text:p>
      <text:p text:style-name="P7"><text:s/>2.83 <text:s text:c="2"/>1 0 0 <text:s/>0 <text:s/>0 <text:s/>1 <text:s/>0 0 0 <text:s/>0 <text:s/>0 <text:s/>0 <text:s/>0 1 1 <text:s/>1 <text:s/>0 <text:s/>0 <text:s text:c="2"/>1 1 1 <text:s/>1 <text:s/>0 <text:s/>1 <text:s text:c="3"/>5</text:p>
      <text:p text:style-name="P7"><text:s/>1.26 <text:s text:c="2"/>1 1 1 <text:s/>1 <text:s/>0 <text:s/>1 <text:s/>1 0 1 <text:s/>1 <text:s/>0 <text:s/>1 <text:s/>0 0 0 <text:s/>0 <text:s/>2 <text:s/>0 <text:s text:c="2"/>0 1 0 <text:s/>0 <text:s/>2 <text:s/>0 <text:s text:c="3"/>3</text:p>
      <text:p text:style-name="P7"><text:s/>5.61 <text:s text:c="2"/>0 1 0 <text:s/>0 <text:s/>2 <text:s/>0 <text:s/>0 1 0 <text:s/>0 <text:s/>1 <text:s/>0 <text:s/>1 0 0 <text:s/>1 <text:s/>0 <text:s/>1 <text:s text:c="2"/>1 0 0 <text:s/>1 <text:s/>1 <text:s/>1 <text:s text:c="3"/>4</text:p>
      <text:p text:style-name="P7"><text:s/>6.54 <text:s text:c="2"/>1 0 0 <text:s/>1 <text:s/>1 <text:s/>1 <text:s/>1 0 0 <text:s/>1 <text:s/>0 <text:s/>1 <text:s/>0 1 1 <text:s/>0 <text:s/>0 <text:s/>0 <text:s text:c="2"/>0 1 1 <text:s/>0 <text:s/>1 <text:s/>0 <text:s text:c="3"/>3</text:p>
      <text:p text:style-name="P7"><text:s/>1.21 <text:s text:c="2"/>0 1 1 <text:s/>0 <text:s/>1 <text:s/>0 <text:s/>0 1 0 <text:s/>0 <text:s/>1 <text:s/>0 <text:s/>1 0 0 <text:s/>0 <text:s/>0 <text:s/>0 <text:s text:c="2"/>1 0 1 <text:s/>0 <text:s/>0 <text:s/>0 <text:s text:c="3"/>2</text:p>
      <text:p text:style-name="P7"><text:s/>7.64 <text:s text:c="2"/>1 0 1 <text:s/>0 <text:s/>0 <text:s/>0 <text:s/>1 0 1 <text:s/>0 <text:s/>0 <text:s/>0 <text:s/>0 1 0 <text:s/>0 <text:s/>2 <text:s/>0 <text:s text:c="2"/>0 1 0 <text:s/>0 <text:s/>2 <text:s/>0 <text:s text:c="3"/>3</text:p>
      <text:p text:style-name="P7"><text:s/>3.13 <text:s text:c="2"/>0 1 0 <text:s/>0 <text:s/>2 <text:s/>0 <text:s/>0 0 0 <text:s/>0 <text:s/>1 <text:s/>0 <text:s/>0 1 1 <text:s/>0 <text:s/>0 <text:s/>0 <text:s text:c="2"/>0 2 1 <text:s/>0 <text:s/>1 <text:s/>0 <text:s text:c="3"/>4</text:p>
      <text:p text:style-name="P7"><text:s/>8.98 <text:s text:c="2"/>0 2 1 <text:s/>0 <text:s/>1 <text:s/>0 <text:s/>0 2 1 <text:s/>0 <text:s/>0 <text:s/>0 <text:s/>1 0 0 <text:s/>1 <text:s/>0 <text:s/>0 <text:s text:c="2"/>1 0 0 <text:s/>1 <text:s/>1 <text:s/>0 <text:s text:c="3"/>3</text:p>
      <text:p text:style-name="P7"><text:s/>1.41 <text:s text:c="2"/>1 0 0 <text:s/>1 <text:s/>1 <text:s/>0 <text:s/>1 0 0 <text:s/>1 <text:s/>0 <text:s/>0 <text:s/>0 0 0 <text:s/>0 <text:s/>1 <text:s/>1 <text:s text:c="2"/>0 0 0 <text:s/>0 <text:s/>2 <text:s/>1 <text:s text:c="3"/>3</text:p>
      <text:p text:style-name="P7"><text:s/>7.36 <text:s text:c="2"/>0 0 0 <text:s/>0 <text:s/>2 <text:s/>1 <text:s/>0 0 0 <text:s/>0 <text:s/>2 <text:s/>0 <text:s/>0 2 0 <text:s/>0 <text:s/>0 <text:s/>0 <text:s text:c="2"/>0 2 0 <text:s/>0 <text:s/>0 <text:s/>1 <text:s text:c="3"/>3</text:p>
      <text:p text:style-name="P7"><text:s/>8.85 <text:s text:c="2"/>0 2 0 <text:s/>0 <text:s/>0 <text:s/>1 <text:s/>0 0 0 <text:s/>0 <text:s/>0 <text:s/>0 <text:s/>0 0 1 <text:s/>1 <text:s/>0 <text:s/>0 <text:s text:c="2"/>0 2 1 <text:s/>1 <text:s/>0 <text:s/>1 <text:s text:c="3"/>5</text:p>
      <text:p text:style-name="P7"><text:s/>0.59 <text:s text:c="2"/>0 2 1 <text:s/>1 <text:s/>0 <text:s/>1 <text:s/>0 2 1 <text:s/>0 <text:s/>0 <text:s/>1 <text:s/>0 0 0 <text:s/>0 <text:s/>0 <text:s/>0 <text:s text:c="2"/>0 0 0 <text:s/>1 <text:s/>0 <text:s/>0 <text:s text:c="3"/>1</text:p>
      <text:p text:style-name="P7"><text:s/>1.99 <text:s text:c="2"/>0 0 0 <text:s/>1 <text:s/>0 <text:s/>0 <text:s/>0 0 0 <text:s/>0 <text:s/>0 <text:s/>0 <text:s/>1 0 0 <text:s/>0 <text:s/>0 <text:s/>0 <text:s text:c="2"/>1 0 0 <text:s/>1 <text:s/>0 <text:s/>0 <text:s text:c="3"/>2</text:p>
      <text:p text:style-name="P7"><text:s/>1.39 <text:s text:c="2"/>1 0 0 <text:s/>1 <text:s/>0 <text:s/>0 <text:s/>1 0 0 <text:s/>1 <text:s/>0 <text:s/>0 <text:s/>0 1 0 <text:s/>0 <text:s/>1 <text:s/>1 <text:s text:c="2"/>0 1 0 <text:s/>0 <text:s/>1 <text:s/>1 <text:s text:c="3"/>3</text:p>
      <text:p text:style-name="P7"><text:s/>5.72 <text:s text:c="2"/>0 1 0 <text:s/>0 <text:s/>1 <text:s/>1 <text:s/>0 1 0 <text:s/>0 <text:s/>1 <text:s/>1 <text:s/>0 0 0 <text:s/>0 <text:s/>0 <text:s/>0 <text:s text:c="2"/>0 0 0 <text:s/>0 <text:s/>0 <text:s/>0 <text:s text:c="3"/>0</text:p>
      <text:p text:style-name="P7"><text:s/>4.61 <text:s text:c="2"/>0 0 0 <text:s/>0 <text:s/>0 <text:s/>0 <text:s/>0 0 0 <text:s/>0 <text:s/>0 <text:s/>0 <text:s/>0 2 1 <text:s/>1 <text:s/>1 <text:s/>0 <text:s text:c="2"/>0 2 1 <text:s/>1 <text:s/>1 <text:s/>0 <text:s text:c="3"/>5</text:p>
      <text:p text:style-name="P7"><text:s/>9.54 <text:s text:c="2"/>0 2 1 <text:s/>1 <text:s/>1 <text:s/>0 <text:s/>0 2 0 <text:s/>0 <text:s/>0 <text:s/>0 <text:s/>0 0 0 <text:s/>0 <text:s/>0 <text:s/>1 <text:s text:c="2"/>0 0 1 <text:s/>1 <text:s/>1 <text:s/>1 <text:s text:c="3"/>4</text:p>
      <text:p text:style-name="P7"><text:s/>1.49 <text:s text:c="2"/>0 0 1 <text:s/>1 <text:s/>1 <text:s/>1 <text:s/>0 0 0 <text:s/>0 <text:s/>0 <text:s/>1 <text:s/>1 0 0 <text:s/>0 <text:s/>0 <text:s/>0 <text:s text:c="2"/>1 0 1 <text:s/>1 <text:s/>1 <text:s/>0 <text:s text:c="3"/>4</text:p>
      <text:p text:style-name="P7"><text:s/>4.24 <text:s text:c="2"/>1 0 1 <text:s/>1 <text:s/>1 <text:s/>0 <text:s/>1 0 1 <text:s/>0 <text:s/>1 <text:s/>0 <text:s/>0 1 0 <text:s/>0 <text:s/>0 <text:s/>0 <text:s text:c="2"/>0 1 0 <text:s/>1 <text:s/>0 <text:s/>0 <text:s text:c="3"/>2</text:p>
      <text:p text:style-name="P7"><text:s/>8.70 <text:s text:c="2"/>0 1 0 <text:s/>1 <text:s/>0 <text:s/>0 <text:s/>0 0 0 <text:s/>1 <text:s/>0 <text:s/>0 <text:s/>0 0 0 <text:s/>0 <text:s/>2 <text:s/>0 <text:s text:c="2"/>0 1 0 <text:s/>0 <text:s/>2 <text:s/>0 <text:s text:c="3"/>3</text:p>
      <text:p text:style-name="P7"><text:s/>5.54 <text:s text:c="2"/>0 1 0 <text:s/>0 <text:s/>2 <text:s/>0 <text:s/>0 0 0 <text:s/>0 <text:s/>1 <text:s/>0 <text:s/>1 0 1 <text:s/>1 <text:s/>0 <text:s/>1 <text:s text:c="2"/>1 1 1 <text:s/>1 <text:s/>1 <text:s/>1 <text:s text:c="3"/>6</text:p>
      <text:p text:style-name="P7"><text:s/>8.85 <text:s text:c="2"/>1 1 1 <text:s/>1 <text:s/>1 <text:s/>1 <text:s/>0 0 1 <text:s/>1 <text:s/>1 <text:s/>1 <text:s/>0 0 0 <text:s/>0 <text:s/>0 <text:s/>0 <text:s text:c="2"/>1 1 0 <text:s/>0 <text:s/>0 <text:s/>0 <text:s text:c="3"/>2</text:p>
      <text:p text:style-name="P7"><text:s/>6.96 <text:s text:c="2"/>1 1 0 <text:s/>0 <text:s/>0 <text:s/>0 <text:s/>1 0 0 <text:s/>0 <text:s/>0 <text:s/>0 <text:s/>0 0 1 <text:s/>0 <text:s/>0 <text:s/>0 <text:s text:c="2"/>0 1 1 <text:s/>0 <text:s/>0 <text:s/>0 <text:s text:c="3"/>2</text:p>
      <text:p text:style-name="P7"><text:s/>6.81 <text:s text:c="2"/>0 1 1 <text:s/>0 <text:s/>0 <text:s/>0 <text:s/>0 1 0 <text:s/>0 <text:s/>0 <text:s/>0 <text:s/>1 0 0 <text:s/>0 <text:s/>1 <text:s/>0 <text:s text:c="2"/>1 0 1 <text:s/>0 <text:s/>1 <text:s/>0 <text:s text:c="3"/>3</text:p>
      <text:p text:style-name="P7"><text:s/>2.83 <text:s text:c="2"/>1 0 1 <text:s/>0 <text:s/>1 <text:s/>0 <text:s/>0 0 1 <text:s/>0 <text:s/>0 <text:s/>0 <text:s/>0 1 0 <text:s/>0 <text:s/>1 <text:s/>0 <text:s text:c="2"/>1 1 0 <text:s/>0 <text:s/>2 <text:s/>0 <text:s text:c="3"/>4</text:p>
      <text:p text:style-name="P7"><text:s/>1.03 <text:s text:c="2"/>1 1 0 <text:s/>0 <text:s/>2 <text:s/>0 <text:s/>1 1 0 <text:s/>0 <text:s/>0 <text:s/>0 <text:s/>0 0 0 <text:s/>0 <text:s/>0 <text:s/>0 <text:s text:c="2"/>0 0 0 <text:s/>0 <text:s/>2 <text:s/>0 <text:s text:c="3"/>2</text:p>
      <text:p text:style-name="P7"><text:s/>5.46 <text:s text:c="2"/>0 0 0 <text:s/>0 <text:s/>2 <text:s/>0 <text:s/>0 0 0 <text:s/>0 <text:s/>0 <text:s/>0 <text:s/>0 2 0 <text:s/>0 <text:s/>0 <text:s/>1 <text:s text:c="2"/>0 2 0 <text:s/>0 <text:s/>2 <text:s/>1 <text:s text:c="3"/>5</text:p>
      <text:p text:style-name="P7"><text:s/>3.26 <text:s text:c="2"/>0 2 0 <text:s/>0 <text:s/>2 <text:s/>1 <text:s/>0 1 0 <text:s/>0 <text:s/>2 <text:s/>0 <text:s/>1 0 1 <text:s/>1 <text:s/>0 <text:s/>0 <text:s text:c="2"/>1 1 1 <text:s/>1 <text:s/>0 <text:s/>1 <text:s text:c="3"/>5</text:p>
      <text:p text:style-name="P7"><text:s/>3.00 <text:s text:c="2"/>1 1 1 <text:s/>1 <text:s/>0 <text:s/>1 <text:s/>0 0 0 <text:s/>0 <text:s/>0 <text:s/>0 <text:s/>0 0 0 <text:s/>0 <text:s/>0 <text:s/>0 <text:s text:c="2"/>1 1 1 <text:s/>1 <text:s/>0 <text:s/>1 <text:s text:c="3"/>5</text:p>
      <text:p text:style-name="P7"><text:s/>2.91 <text:s text:c="2"/>1 1 1 <text:s/>1 <text:s/>0 <text:s/>1 <text:s/>1 0 0 <text:s/>1 <text:s/>0 <text:s/>0 <text:s/>0 0 0 <text:s/>0 <text:s/>1 <text:s/>0 <text:s text:c="2"/>0 1 1 <text:s/>0 <text:s/>1 <text:s/>1 <text:s text:c="3"/>4</text:p>
      <text:p text:style-name="P7"><text:s/>7.04 <text:s text:c="2"/>0 1 1 <text:s/>0 <text:s/>1 <text:s/>1 <text:s/>0 0 1 <text:s/>0 <text:s/>0 <text:s/>0 <text:s/>1 0 0 <text:s/>0 <text:s/>0 <text:s/>0 <text:s text:c="2"/>1 1 0 <text:s/>0 <text:s/>1 <text:s/>1 <text:s text:c="3"/>4</text:p>
      <text:p text:style-name="P7"><text:s/>5.73 <text:s text:c="2"/>1 1 0 <text:s/>0 <text:s/>1 <text:s/>1 <text:s/>1 1 0 <text:s/>0 <text:s/>1 <text:s/>1 <text:s/>0 0 0 <text:s/>0 <text:s/>0 <text:s/>0 <text:s text:c="2"/>0 0 0 <text:s/>0 <text:s/>0 <text:s/>0 <text:s text:c="3"/>0</text:p>
      <text:p text:style-name="P7"><text:s/>8.02 <text:s text:c="2"/>0 0 0 <text:s/>0 <text:s/>0 <text:s/>0 <text:s/>0 0 0 <text:s/>0 <text:s/>0 <text:s/>0 <text:s/>1 1 1 <text:s/>0 <text:s/>2 <text:s/>1 <text:s text:c="2"/>1 1 1 <text:s/>0 <text:s/>2 <text:s/>1 <text:s text:c="3"/>6</text:p>
      <text:p text:style-name="P7"><text:s/>9.67 <text:s text:c="2"/>1 1 1 <text:s/>0 <text:s/>2 <text:s/>1 <text:s/>0 1 1 <text:s/>0 <text:s/>1 <text:s/>1 <text:s/>0 0 0 <text:s/>1 <text:s/>0 <text:s/>0 <text:s text:c="2"/>1 0 0 <text:s/>1 <text:s/>1 <text:s/>0 <text:s text:c="3"/>3</text:p>
      <text:p text:style-name="P7"><text:s/>1.05 <text:s text:c="2"/>1 0 0 <text:s/>1 <text:s/>1 <text:s/>0 <text:s/>0 0 0 <text:s/>1 <text:s/>0 <text:s/>0 <text:s/>0 0 1 <text:s/>0 <text:s/>0 <text:s/>0 <text:s text:c="2"/>1 0 1 <text:s/>0 <text:s/>1 <text:s/>0 <text:s text:c="3"/>3</text:p>
      <text:p text:style-name="P7"><text:s/>6.34 <text:s text:c="2"/>1 0 1 <text:s/>0 <text:s/>1 <text:s/>0 <text:s/>1 0 1 <text:s/>0 <text:s/>0 <text:s/>0 <text:s/>0 1 0 <text:s/>0 <text:s/>1 <text:s/>1 <text:s text:c="2"/>0 1 0 <text:s/>0 <text:s/>2 <text:s/>1 <text:s text:c="3"/>4</text:p>
      <text:p text:style-name="P7"><text:s/>2.50 <text:s text:c="2"/>0 1 0 <text:s/>0 <text:s/>2 <text:s/>1 <text:s/>0 0 0 <text:s/>0 <text:s/>0 <text:s/>1 <text:s/>0 0 0 <text:s/>0 <text:s/>0 <text:s/>0 <text:s text:c="2"/>0 1 0 <text:s/>0 <text:s/>2 <text:s/>0 <text:s text:c="3"/>3</text:p>
      <text:p text:style-name="P7"><text:s/>2.02 <text:s text:c="2"/>0 1 0 <text:s/>0 <text:s/>2 <text:s/>0 <text:s/>0 1 0 <text:s/>0 <text:s/>0 <text:s/>0 <text:s/>0 0 0 <text:s/>0 <text:s/>0 <text:s/>0 <text:s text:c="2"/>0 0 0 <text:s/>0 <text:s/>2 <text:s/>0 <text:s text:c="3"/>2</text:p>
      <text:p text:style-name="P7"><text:s/>7.21 <text:s text:c="2"/>0 0 0 <text:s/>0 <text:s/>2 <text:s/>0 <text:s/>0 0 0 <text:s/>0 <text:s/>2 <text:s/>0 <text:s/>0 2 1 <text:s/>1 <text:s/>0 <text:s/>0 <text:s text:c="2"/>0 2 1 <text:s/>1 <text:s/>0 <text:s/>0 <text:s text:c="3"/>4</text:p>
      <text:p text:style-name="P7"><text:s/>2.50 <text:s text:c="2"/>0 2 1 <text:s/>1 <text:s/>0 <text:s/>0 <text:s/>0 0 0 <text:s/>0 <text:s/>0 <text:s/>0 <text:s/>0 0 0 <text:s/>0 <text:s/>0 <text:s/>1 <text:s text:c="2"/>0 2 1 <text:s/>1 <text:s/>0 <text:s/>1 <text:s text:c="3"/>5</text:p>
      <text:p text:style-name="P7"><text:s/>4.86 <text:s text:c="2"/>0 2 1 <text:s/>1 <text:s/>0 <text:s/>1 <text:s/>0 1 1 <text:s/>0 <text:s/>0 <text:s/>0 <text:s/>1 0 0 <text:s/>0 <text:s/>1 <text:s/>0 <text:s text:c="2"/>1 1 0 <text:s/>1 <text:s/>1 <text:s/>1 <text:s text:c="3"/>5</text:p>
      <text:p text:style-name="P7"><text:s/>6.80 <text:s text:c="2"/>1 1 0 <text:s/>1 <text:s/>1 <text:s/>1 <text:s/>0 0 0 <text:s/>1 <text:s/>1 <text:s/>1 <text:s/>0 0 0 <text:s/>0 <text:s/>0 <text:s/>0 <text:s text:c="2"/>1 1 0 <text:s/>0 <text:s/>0 <text:s/>0 <text:s text:c="3"/>2</text:p>
      <text:p text:style-name="P7"><text:soft-page-break/><text:s/>0.74 <text:s text:c="2"/>1 1 0 <text:s/>0 <text:s/>0 <text:s/>0 <text:s/>1 0 0 <text:s/>0 <text:s/>0 <text:s/>0 <text:s/>0 1 1 <text:s/>0 <text:s/>1 <text:s/>0 <text:s text:c="2"/>0 2 1 <text:s/>0 <text:s/>1 <text:s/>0 <text:s text:c="3"/>4</text:p>
      <text:p text:style-name="P7"><text:s/>1.79 <text:s text:c="2"/>0 2 1 <text:s/>0 <text:s/>1 <text:s/>0 <text:s/>0 2 1 <text:s/>0 <text:s/>1 <text:s/>0 <text:s/>0 0 0 <text:s/>0 <text:s/>0 <text:s/>1 <text:s text:c="2"/>0 0 0 <text:s/>0 <text:s/>0 <text:s/>1 <text:s text:c="3"/>1</text:p>
      <text:p text:style-name="P7"><text:s/>8.82 <text:s text:c="2"/>0 0 0 <text:s/>0 <text:s/>0 <text:s/>1 <text:s/>0 0 0 <text:s/>0 <text:s/>0 <text:s/>0 <text:s/>1 1 1 <text:s/>1 <text:s/>0 <text:s/>0 <text:s text:c="2"/>1 1 1 <text:s/>1 <text:s/>0 <text:s/>1 <text:s text:c="3"/>5</text:p>
      <text:p text:style-name="P7"><text:s/>8.56 <text:s text:c="2"/>1 1 1 <text:s/>1 <text:s/>0 <text:s/>1 <text:s/>1 0 1 <text:s/>0 <text:s/>0 <text:s/>1 <text:s/>0 0 0 <text:s/>0 <text:s/>0 <text:s/>0 <text:s text:c="2"/>0 1 0 <text:s/>1 <text:s/>0 <text:s/>0 <text:s text:c="3"/>2</text:p>
      <text:p text:style-name="P7"><text:s/>1.52 <text:s text:c="2"/>0 1 0 <text:s/>1 <text:s/>0 <text:s/>0 <text:s/>0 1 0 <text:s/>0 <text:s/>0 <text:s/>0 <text:s/>0 0 0 <text:s/>0 <text:s/>0 <text:s/>1 <text:s text:c="2"/>0 0 0 <text:s/>1 <text:s/>0 <text:s/>1 <text:s text:c="3"/>2</text:p>
      <text:p text:style-name="P7"><text:s/>7.70 <text:s text:c="2"/>0 0 0 <text:s/>1 <text:s/>0 <text:s/>1 <text:s/>0 0 0 <text:s/>1 <text:s/>0 <text:s/>0 <text:s/>0 0 0 <text:s/>0 <text:s/>2 <text:s/>0 <text:s text:c="2"/>0 0 0 <text:s/>0 <text:s/>2 <text:s/>1 <text:s text:c="3"/>3</text:p>
      <text:p text:style-name="P7"><text:s/>8.57 <text:s text:c="2"/>0 0 0 <text:s/>0 <text:s/>2 <text:s/>1 <text:s/>0 0 0 <text:s/>0 <text:s/>1 <text:s/>1 <text:s/>1 1 0 <text:s/>1 <text:s/>0 <text:s/>0 <text:s text:c="2"/>1 1 0 <text:s/>1 <text:s/>1 <text:s/>0 <text:s text:c="3"/>4</text:p>
      <text:p text:style-name="P7"><text:s/>9.76 <text:s text:c="2"/>1 1 0 <text:s/>1 <text:s/>1 <text:s/>0 <text:s/>1 0 0 <text:s/>1 <text:s/>1 <text:s/>0 <text:s/>0 0 1 <text:s/>0 <text:s/>0 <text:s/>1 <text:s text:c="2"/>0 1 1 <text:s/>0 <text:s/>0 <text:s/>1 <text:s text:c="3"/>3</text:p>
      <text:p text:style-name="P7"><text:s/>7.47 <text:s text:c="2"/>0 1 1 <text:s/>0 <text:s/>0 <text:s/>1 <text:s/>0 1 1 <text:s/>0 <text:s/>0 <text:s/>1 <text:s/>0 0 0 <text:s/>1 <text:s/>0 <text:s/>0 <text:s text:c="2"/>0 0 0 <text:s/>1 <text:s/>0 <text:s/>0 <text:s text:c="3"/>1</text:p>
      <text:p text:style-name="P7"><text:s/>5.19 <text:s text:c="2"/>0 0 0 <text:s/>1 <text:s/>0 <text:s/>0 <text:s/>0 0 0 <text:s/>1 <text:s/>0 <text:s/>0 <text:s/>1 0 0 <text:s/>0 <text:s/>2 <text:s/>1 <text:s text:c="2"/>1 0 0 <text:s/>0 <text:s/>2 <text:s/>1 <text:s text:c="3"/>4</text:p>
      <text:p text:style-name="P7"><text:s/>3.74 <text:s text:c="2"/>1 0 0 <text:s/>0 <text:s/>2 <text:s/>1 <text:s/>1 0 0 <text:s/>0 <text:s/>2 <text:s/>1 <text:s/>0 1 1 <text:s/>1 <text:s/>0 <text:s/>0 <text:s text:c="2"/>0 1 1 <text:s/>1 <text:s/>0 <text:s/>0 <text:s text:c="3"/>3</text:p>
      <text:p text:style-name="P7"><text:s/>0.33 <text:s text:c="2"/>0 1 1 <text:s/>1 <text:s/>0 <text:s/>0 <text:s/>0 0 1 <text:s/>0 <text:s/>0 <text:s/>0 <text:s/>0 1 0 <text:s/>0 <text:s/>1 <text:s/>1 <text:s text:c="2"/>0 2 0 <text:s/>1 <text:s/>1 <text:s/>1 <text:s text:c="3"/>5</text:p>
      <text:p text:style-name="P7"><text:s/>4.07 <text:s text:c="2"/>0 2 0 <text:s/>1 <text:s/>1 <text:s/>1 <text:s/>0 1 0 <text:s/>1 <text:s/>0 <text:s/>0 <text:s/>0 0 1 <text:s/>0 <text:s/>0 <text:s/>0 <text:s text:c="2"/>0 1 1 <text:s/>0 <text:s/>1 <text:s/>1 <text:s text:c="3"/>4</text:p>
      <text:p text:style-name="P7"><text:s/>8.03 <text:s text:c="2"/>0 1 1 <text:s/>0 <text:s/>1 <text:s/>1 <text:s/>0 0 1 <text:s/>0 <text:s/>0 <text:s/>0 <text:s/>0 1 0 <text:s/>0 <text:s/>0 <text:s/>0 <text:s text:c="2"/>0 2 0 <text:s/>0 <text:s/>1 <text:s/>1 <text:s text:c="3"/>4</text:p>
      <text:p text:style-name="P7"><text:s/>2.97 <text:s text:c="2"/>0 2 0 <text:s/>0 <text:s/>1 <text:s/>1 <text:s/>0 1 0 <text:s/>0 <text:s/>0 <text:s/>0 <text:s/>0 0 1 <text:s/>0 <text:s/>0 <text:s/>0 <text:s text:c="2"/>0 1 1 <text:s/>0 <text:s/>1 <text:s/>1 <text:s text:c="3"/>4</text:p>
      <text:p text:style-name="P7"><text:s/>9.46 <text:s text:c="2"/>0 1 1 <text:s/>0 <text:s/>1 <text:s/>1 <text:s/>0 1 1 <text:s/>0 <text:s/>0 <text:s/>1 <text:s/>1 0 0 <text:s/>1 <text:s/>0 <text:s/>0 <text:s text:c="2"/>1 0 0 <text:s/>1 <text:s/>1 <text:s/>0 <text:s text:c="3"/>3</text:p>
      <text:p text:style-name="P7"><text:s/>5.11 <text:s text:c="2"/>1 0 0 <text:s/>1 <text:s/>1 <text:s/>0 <text:s/>1 0 0 <text:s/>1 <text:s/>0 <text:s/>0 <text:s/>0 0 0 <text:s/>0 <text:s/>0 <text:s/>0 <text:s text:c="2"/>0 0 0 <text:s/>0 <text:s/>1 <text:s/>0 <text:s text:c="3"/>1</text:p>
      <text:p text:style-name="P7"><text:s/>2.07 <text:s text:c="2"/>0 0 0 <text:s/>0 <text:s/>1 <text:s/>0 <text:s/>0 0 0 <text:s/>0 <text:s/>1 <text:s/>0 <text:s/>1 1 0 <text:s/>1 <text:s/>0 <text:s/>0 <text:s text:c="2"/>1 1 0 <text:s/>1 <text:s/>0 <text:s/>0 <text:s text:c="3"/>3</text:p>
      <text:p text:style-name="P7"><text:s/>6.86 <text:s text:c="2"/>1 1 0 <text:s/>1 <text:s/>0 <text:s/>0 <text:s/>1 0 0 <text:s/>1 <text:s/>0 <text:s/>0 <text:s/>0 0 1 <text:s/>0 <text:s/>1 <text:s/>0 <text:s text:c="2"/>0 1 1 <text:s/>0 <text:s/>1 <text:s/>0 <text:s text:c="3"/>3</text:p>
      <text:p text:style-name="P7"><text:s/>5.08 <text:s text:c="2"/>0 1 1 <text:s/>0 <text:s/>1 <text:s/>0 <text:s/>0 0 0 <text:s/>0 <text:s/>1 <text:s/>0 <text:s/>0 1 0 <text:s/>1 <text:s/>0 <text:s/>0 <text:s text:c="2"/>0 2 1 <text:s/>1 <text:s/>0 <text:s/>0 <text:s text:c="3"/>4</text:p>
      <text:p text:style-name="P7"><text:s/>2.04 <text:s text:c="2"/>0 2 1 <text:s/>1 <text:s/>0 <text:s/>0 <text:s/>0 2 0 <text:s/>0 <text:s/>0 <text:s/>0 <text:s/>0 0 0 <text:s/>0 <text:s/>0 <text:s/>0 <text:s text:c="2"/>0 0 1 <text:s/>1 <text:s/>0 <text:s/>0 <text:s text:c="3"/>2</text:p>
      <text:p text:style-name="P7"><text:s/>1.03 <text:s text:c="2"/>0 0 1 <text:s/>1 <text:s/>0 <text:s/>0 <text:s/>0 0 1 <text:s/>0 <text:s/>0 <text:s/>0 <text:s/>0 1 0 <text:s/>0 <text:s/>0 <text:s/>0 <text:s text:c="2"/>0 1 0 <text:s/>1 <text:s/>0 <text:s/>0 <text:s text:c="3"/>2</text:p>
      <text:p text:style-name="P7"><text:s/>4.18 <text:s text:c="2"/>0 1 0 <text:s/>1 <text:s/>0 <text:s/>0 <text:s/>0 0 0 <text:s/>1 <text:s/>0 <text:s/>0 <text:s/>0 1 0 <text:s/>0 <text:s/>2 <text:s/>1 <text:s text:c="2"/>0 2 0 <text:s/>0 <text:s/>2 <text:s/>1 <text:s text:c="3"/>5</text:p>
      <text:p text:style-name="P7"><text:s/>9.01 <text:s text:c="2"/>0 2 0 <text:s/>0 <text:s/>2 <text:s/>1 <text:s/>0 1 0 <text:s/>0 <text:s/>0 <text:s/>0 <text:s/>1 0 0 <text:s/>0 <text:s/>0 <text:s/>0 <text:s text:c="2"/>1 1 0 <text:s/>0 <text:s/>2 <text:s/>1 <text:s text:c="3"/>5</text:p>
      <text:p text:style-name="P7"><text:s/>1.60 <text:s text:c="2"/>1 1 0 <text:s/>0 <text:s/>2 <text:s/>1 <text:s/>0 0 0 <text:s/>0 <text:s/>1 <text:s/>1 <text:s/>0 0 0 <text:s/>1 <text:s/>0 <text:s/>0 <text:s text:c="2"/>1 1 0 <text:s/>1 <text:s/>1 <text:s/>0 <text:s text:c="3"/>4</text:p>
      <text:p text:style-name="P7"><text:s/>4.24 <text:s text:c="2"/>1 1 0 <text:s/>1 <text:s/>1 <text:s/>0 <text:s/>1 0 0 <text:s/>1 <text:s/>1 <text:s/>0 <text:s/>0 1 1 <text:s/>0 <text:s/>0 <text:s/>0 <text:s text:c="2"/>0 2 1 <text:s/>0 <text:s/>0 <text:s/>0 <text:s text:c="3"/>3</text:p>
      <text:p text:style-name="P7"><text:s/>7.21 <text:s text:c="2"/>0 2 1 <text:s/>0 <text:s/>0 <text:s/>0 <text:s/>0 1 0 <text:s/>0 <text:s/>0 <text:s/>0 <text:s/>1 0 0 <text:s/>1 <text:s/>1 <text:s/>1 <text:s text:c="2"/>1 1 1 <text:s/>1 <text:s/>1 <text:s/>1 <text:s text:c="3"/>6</text:p>
      <text:p text:style-name="P7"><text:s/>8.28 <text:s text:c="2"/>1 1 1 <text:s/>1 <text:s/>1 <text:s/>1 <text:s/>1 1 1 <text:s/>0 <text:s/>1 <text:s/>0 <text:s/>0 0 0 <text:s/>0 <text:s/>0 <text:s/>0 <text:s text:c="2"/>0 0 0 <text:s/>1 <text:s/>0 <text:s/>1 <text:s text:c="3"/>2</text:p>
      <text:p text:style-name="P7"><text:s/>4.20 <text:s text:c="2"/>0 0 0 <text:s/>1 <text:s/>0 <text:s/>1 <text:s/>0 0 0 <text:s/>1 <text:s/>0 <text:s/>1 <text:s/>0 0 0 <text:s/>0 <text:s/>2 <text:s/>0 <text:s text:c="2"/>0 0 0 <text:s/>0 <text:s/>2 <text:s/>0 <text:s text:c="3"/>2</text:p>
      <text:p text:style-name="P7"><text:s/>7.91 <text:s text:c="2"/>0 0 0 <text:s/>0 <text:s/>2 <text:s/>0 <text:s/>0 0 0 <text:s/>0 <text:s/>0 <text:s/>0 <text:s/>0 2 1 <text:s/>0 <text:s/>0 <text:s/>0 <text:s text:c="2"/>0 2 1 <text:s/>0 <text:s/>2 <text:s/>0 <text:s text:c="3"/>5</text:p>
      <text:p text:style-name="P7"><text:s/>5.00 <text:s text:c="2"/>0 2 1 <text:s/>0 <text:s/>2 <text:s/>0 <text:s/>0 0 0 <text:s/>0 <text:s/>0 <text:s/>0 <text:s/>0 0 0 <text:s/>0 <text:s/>0 <text:s/>0 <text:s text:c="2"/>0 2 1 <text:s/>0 <text:s/>2 <text:s/>0 <text:s text:c="3"/>5</text:p>
      <text:p text:style-name="P7"><text:s/>5.51 <text:s text:c="2"/>0 2 1 <text:s/>0 <text:s/>2 <text:s/>0 <text:s/>0 1 0 <text:s/>0 <text:s/>0 <text:s/>0 <text:s/>1 0 0 <text:s/>0 <text:s/>0 <text:s/>1 <text:s text:c="2"/>1 1 1 <text:s/>0 <text:s/>2 <text:s/>1 <text:s text:c="3"/>6</text:p>
      <text:p text:style-name="P7"><text:s/>7.89 <text:s text:c="2"/>1 1 1 <text:s/>0 <text:s/>2 <text:s/>1 <text:s/>1 0 0 <text:s/>0 <text:s/>2 <text:s/>1 <text:s/>0 1 0 <text:s/>0 <text:s/>0 <text:s/>0 <text:s text:c="2"/>0 2 1 <text:s/>0 <text:s/>0 <text:s/>0 <text:s text:c="3"/>3</text:p>
      <text:p text:style-name="P7"><text:s/>4.17 <text:s text:c="2"/>0 2 1 <text:s/>0 <text:s/>0 <text:s/>0 <text:s/>0 1 1 <text:s/>0 <text:s/>0 <text:s/>0 <text:s/>0 0 0 <text:s/>0 <text:s/>2 <text:s/>1 <text:s text:c="2"/>0 1 0 <text:s/>0 <text:s/>2 <text:s/>1 <text:s text:c="3"/>4</text:p>
      <text:p text:style-name="P7"><text:s/>5.42 <text:s text:c="2"/>0 1 0 <text:s/>0 <text:s/>2 <text:s/>1 <text:s/>0 1 0 <text:s/>0 <text:s/>2 <text:s/>0 <text:s/>0 0 0 <text:s/>0 <text:s/>0 <text:s/>0 <text:s text:c="2"/>0 0 0 <text:s/>0 <text:s/>0 <text:s/>1 <text:s text:c="3"/>1</text:p>
      <text:p text:style-name="P7"><text:s/>3.93 <text:s text:c="2"/>0 0 0 <text:s/>0 <text:s/>0 <text:s/>1 <text:s/>0 0 0 <text:s/>0 <text:s/>0 <text:s/>0 <text:s/>0 1 1 <text:s/>0 <text:s/>0 <text:s/>0 <text:s text:c="2"/>0 1 1 <text:s/>0 <text:s/>0 <text:s/>1 <text:s text:c="3"/>3</text:p>
      <text:p text:style-name="P7"><text:s/>5.16 <text:s text:c="2"/>0 1 1 <text:s/>0 <text:s/>0 <text:s/>1 <text:s/>0 1 1 <text:s/>0 <text:s/>0 <text:s/>1 <text:s/>1 0 0 <text:s/>0 <text:s/>2 <text:s/>0 <text:s text:c="2"/>1 0 0 <text:s/>0 <text:s/>2 <text:s/>0 <text:s text:c="3"/>3</text:p>
      <text:p text:style-name="P7"><text:s/>4.63 <text:s text:c="2"/>1 0 0 <text:s/>0 <text:s/>2 <text:s/>0 <text:s/>0 0 0 <text:s/>0 <text:s/>1 <text:s/>0 <text:s/>0 1 1 <text:s/>0 <text:s/>0 <text:s/>1 <text:s text:c="2"/>1 1 1 <text:s/>0 <text:s/>1 <text:s/>1 <text:s text:c="3"/>5</text:p>
      <text:p text:style-name="P7"><text:s/>9.87 <text:s text:c="2"/>1 1 1 <text:s/>0 <text:s/>1 <text:s/>1 <text:s/>0 1 1 <text:s/>0 <text:s/>0 <text:s/>0 <text:s/>0 0 0 <text:s/>0 <text:s/>1 <text:s/>0 <text:s text:c="2"/>1 0 0 <text:s/>0 <text:s/>2 <text:s/>1 <text:s text:c="3"/>4</text:p>
      <text:p text:style-name="P7"><text:s/>4.91 <text:s text:c="2"/>1 0 0 <text:s/>0 <text:s/>2 <text:s/>1 <text:s/>1 0 0 <text:s/>0 <text:s/>2 <text:s/>1 <text:s/>0 0 0 <text:s/>0 <text:s/>0 <text:s/>0 <text:s text:c="2"/>0 0 0 <text:s/>0 <text:s/>0 <text:s/>0 <text:s text:c="3"/>0</text:p>
      <text:p text:style-name="P7"><text:s/>2.51 <text:s text:c="2"/>0 0 0 <text:s/>0 <text:s/>0 <text:s/>0 <text:s/>0 0 0 <text:s/>0 <text:s/>0 <text:s/>0 <text:s/>0 2 1 <text:s/>0 <text:s/>2 <text:s/>0 <text:s text:c="2"/>0 2 1 <text:s/>0 <text:s/>2 <text:s/>0 <text:s text:c="3"/>5</text:p>
      <text:p text:style-name="P7"><text:s/>7.61 <text:s text:c="2"/>0 2 1 <text:s/>0 <text:s/>2 <text:s/>0 <text:s/>0 1 0 <text:s/>0 <text:s/>1 <text:s/>0 <text:s/>1 0 0 <text:s/>1 <text:s/>0 <text:s/>1 <text:s text:c="2"/>1 1 1 <text:s/>1 <text:s/>1 <text:s/>1 <text:s text:c="3"/>6</text:p>
      <text:p text:style-name="P7"><text:s/>6.48 <text:s text:c="2"/>1 1 1 <text:s/>1 <text:s/>1 <text:s/>1 <text:s/>1 1 1 <text:s/>1 <text:s/>0 <text:s/>1 <text:s/>0 0 0 <text:s/>0 <text:s/>1 <text:s/>0 <text:s text:c="2"/>0 0 0 <text:s/>0 <text:s/>2 <text:s/>0 <text:s text:c="3"/>2</text:p>
      <text:p text:style-name="P7"><text:s/>8.53 <text:s text:c="2"/>0 0 0 <text:s/>0 <text:s/>2 <text:s/>0 <text:s/>0 0 0 <text:s/>0 <text:s/>1 <text:s/>0 <text:s/>0 1 1 <text:s/>1 <text:s/>0 <text:s/>1 <text:s text:c="2"/>0 1 1 <text:s/>1 <text:s/>1 <text:s/>1 <text:s text:c="3"/>5</text:p>
      <text:p text:style-name="P7"><text:s/>5.15 <text:s text:c="2"/>0 1 1 <text:s/>1 <text:s/>1 <text:s/>1 <text:s/>0 0 1 <text:s/>1 <text:s/>0 <text:s/>0 <text:s/>0 0 0 <text:s/>0 <text:s/>0 <text:s/>0 <text:s text:c="2"/>0 1 0 <text:s/>0 <text:s/>1 <text:s/>1 <text:s text:c="3"/>3</text:p>
      <text:p text:style-name="P7"><text:s/>0.94 <text:s text:c="2"/>0 1 0 <text:s/>0 <text:s/>1 <text:s/>1 <text:s/>0 0 0 <text:s/>0 <text:s/>0 <text:s/>0 <text:s/>1 0 1 <text:s/>0 <text:s/>0 <text:s/>0 <text:s text:c="2"/>1 1 1 <text:s/>0 <text:s/>1 <text:s/>1 <text:s text:c="3"/>5</text:p>
      <text:p text:style-name="P7"><text:s/>0.52 <text:s text:c="2"/>1 1 1 <text:s/>0 <text:s/>1 <text:s/>1 <text:s/>0 1 0 <text:s/>0 <text:s/>0 <text:s/>1 <text:s/>0 0 0 <text:s/>0 <text:s/>0 <text:s/>0 <text:s text:c="2"/>1 0 1 <text:s/>0 <text:s/>1 <text:s/>0 <text:s text:c="3"/>3</text:p>
      <text:p text:style-name="P7"><text:s/>0.11 <text:s text:c="2"/>1 0 1 <text:s/>0 <text:s/>1 <text:s/>0 <text:s/>1 0 0 <text:s/>0 <text:s/>1 <text:s/>0 <text:s/>0 0 0 <text:s/>1 <text:s/>0 <text:s/>0 <text:s text:c="2"/>0 0 1 <text:s/>1 <text:s/>0 <text:s/>0 <text:s text:c="3"/>2</text:p>
      <text:p text:style-name="P7"><text:s/>1.59 <text:s text:c="2"/>0 0 1 <text:s/>1 <text:s/>0 <text:s/>0 <text:s/>0 0 0 <text:s/>1 <text:s/>0 <text:s/>0 <text:s/>1 0 0 <text:s/>0 <text:s/>0 <text:s/>1 <text:s text:c="2"/>1 0 1 <text:s/>0 <text:s/>0 <text:s/>1 <text:s text:c="3"/>3</text:p>
      <text:p text:style-name="P7"><text:s/>4.23 <text:s text:c="2"/>1 0 1 <text:s/>0 <text:s/>0 <text:s/>1 <text:s/>0 0 1 <text:s/>0 <text:s/>0 <text:s/>1 <text:s/>0 1 0 <text:s/>1 <text:s/>1 <text:s/>0 <text:s text:c="2"/>1 1 0 <text:s/>1 <text:s/>1 <text:s/>0 <text:s text:c="3"/>4</text:p>
      <text:p text:style-name="P7"><text:s/>3.16 <text:s text:c="2"/>1 1 0 <text:s/>1 <text:s/>1 <text:s/>0 <text:s/>1 0 0 <text:s/>0 <text:s/>1 <text:s/>0 <text:s/>0 0 1 <text:s/>0 <text:s/>0 <text:s/>0 <text:s text:c="2"/>0 1 1 <text:s/>1 <text:s/>0 <text:s/>0 <text:s text:c="3"/>3</text:p>
      <text:p text:style-name="P7"><text:s/>8.18 <text:s text:c="2"/>0 1 1 <text:s/>1 <text:s/>0 <text:s/>0 <text:s/>0 0 0 <text:s/>1 <text:s/>0 <text:s/>0 <text:s/>0 1 0 <text:s/>0 <text:s/>2 <text:s/>1 <text:s text:c="2"/>0 2 1 <text:s/>0 <text:s/>2 <text:s/>1 <text:s text:c="3"/>6</text:p>
      <text:p text:style-name="P7"><text:s/>5.50 <text:s text:c="2"/>0 2 1 <text:s/>0 <text:s/>2 <text:s/>1 <text:s/>0 0 0 <text:s/>0 <text:s/>0 <text:s/>1 <text:s/>0 0 0 <text:s/>0 <text:s/>0 <text:s/>0 <text:s text:c="2"/>0 2 1 <text:s/>0 <text:s/>2 <text:s/>0 <text:s text:c="3"/>5</text:p>
      <text:p text:style-name="P7"><text:s/>7.68 <text:s text:c="2"/>0 2 1 <text:s/>0 <text:s/>2 <text:s/>0 <text:s/>0 2 1 <text:s/>0 <text:s/>1 <text:s/>0 <text:s/>1 0 0 <text:s/>1 <text:s/>0 <text:s/>1 <text:s text:c="2"/>1 0 0 <text:s/>1 <text:s/>1 <text:s/>1 <text:s text:c="3"/>4</text:p>
      <text:p text:style-name="P7"><text:s/>2.10 <text:s text:c="2"/>1 0 0 <text:s/>1 <text:s/>1 <text:s/>1 <text:s/>0 0 0 <text:s/>1 <text:s/>0 <text:s/>0 <text:s/>0 0 0 <text:s/>0 <text:s/>0 <text:s/>0 <text:s text:c="2"/>1 0 0 <text:s/>0 <text:s/>1 <text:s/>1 <text:s text:c="3"/>3</text:p>
      <text:p text:style-name="P7"/>
      <text:p text:style-name="P7">1: 0.48 <text:s/>2: 0.77 <text:s/>5: 0.48 <text:s/>10: 0.49 <text:s/>20: 0.83 <text:s/>50: 0.52 <text:s text:c="4"/>Durchschnitt: 3.44</text:p>
      <text:p text:style-name="P7"/>
      <text:p text:style-name="P10">Bei 10000 Einkäufen ergibt die Statistik folgendes:</text:p>
      <text:p text:style-name="P10"/>
      <text:p text:style-name="P7">1: 0.48 <text:s/>2: 0.80 <text:s/>5: 0.50 <text:s/>10: 0.48 <text:s/>20: 0.80 <text:s/>50: 0.51 <text:s text:c="4"/>Durchschnitt: 3.41</text:p>
      <text:p text:style-name="P8"/>
      <text:p text:style-name="P10">Die am seltensten verwendeten Münzen sind demnach 1, 5 und 10 Cent, dicht gefolgt von 50 Cent. Auf die 1-Cent-Münze kann man nicht verzichten, da in diesem Fall der Algorithmus nicht mehr funktioniert. Außerdem kommt sie wie 5 und 10 Cent auch, durchschnittlich in jedem zweitem Einkauf vor. Verzichtet man auf die 10-Centmünze, so ergibt sich nach 1000 Einkäufen folgende Statistik:</text:p>
      <text:p text:style-name="P7">1: 0.48 <text:s/>2: 0.83 <text:s/>5: 1.17 <text:s/>20: 0.84 <text:s/>50: 0.53 <text:s text:c="4"/>Durchschnitt: 3.78</text:p>
      <text:p text:style-name="P10"><text:soft-page-break/>Die durchschnittliche Münzanzahl in Claras Geldbeutel nimmt dadurch deutlich zu, besonders auffällig ist auch die starke Zunahme bei der Verwendung der 5-Cent-Münzen, die nun gewissermaßen die 10-Cent-Münzen ersetzen müssen.</text:p>
      <text:p text:style-name="P10">Es ist daher nicht sinnvoll, auf eine Münze zu verzichten.</text:p>
      <text:p text:style-name="P10"/>
      <text:p text:style-name="P3">Programm-Text</text:p>
      <text:p text:style-name="P7">program kleingeld;</text:p>
      <text:p text:style-name="P7">uses crt;</text:p>
      <text:p text:style-name="P7"/>
      <text:p text:style-name="P7">type TMuenzen = 1..99; <text:s text:c="25"/>{mögliche Cent-Münzen}</text:p>
      <text:p text:style-name="P7">const Cent: set of TMuenzen = [1,2,5,10,20,50]; {Cent-Münzen}</text:p>
      <text:p text:style-name="P7">type TGeld = array[TMuenzen] of byte; <text:s text:c="10"/>{Sammlung von Münzen}</text:p>
      <text:p text:style-name="P7"/>
      <text:p text:style-name="P7">var geldbeutel: TGeld; <text:s text:c="25"/>{Claras Geldbeutel}</text:p>
      <text:p text:style-name="P7"><text:s text:c="4"/>i, versuche: word;</text:p>
      <text:p text:style-name="P7"><text:s text:c="4"/>gesamtzahl: longint; <text:s text:c="23"/>{für Statistik- <text:s text:c="3"/>}</text:p>
      <text:p text:style-name="P7"><text:s text:c="4"/>anzahlen: array[TMuenzen] of longint; <text:s text:c="6"/>{ <text:s text:c="4"/>zwecke <text:s text:c="6"/>}</text:p>
      <text:p text:style-name="P7"/>
      <text:p text:style-name="P7">procedure ausgabe(position: byte; muenzen: TGeld);</text:p>
      <text:p text:style-name="P7">{gibt Münzen am Bildschirm aus}</text:p>
      <text:p text:style-name="P7">var i: byte;</text:p>
      <text:p text:style-name="P7">begin</text:p>
      <text:p text:style-name="P7"><text:s/>gotoxy(position,wherey);</text:p>
      <text:p text:style-name="P7"><text:s/>for i:=1 to 99 do</text:p>
      <text:p text:style-name="P7"><text:s text:c="5"/>if i in Cent then</text:p>
      <text:p text:style-name="P7"><text:s text:c="8"/>if i&lt;10 then write(muenzen[i]:2) else write(muenzen[i]:3);</text:p>
      <text:p text:style-name="P7">end;</text:p>
      <text:p text:style-name="P7"/>
      <text:p text:style-name="P7"/>
      <text:p text:style-name="P7">procedure wechselgeld(betrag: word; var muenzen: TGeld);</text:p>
      <text:p text:style-name="P7">{stellt Betrag mit möglichst wenig Münzen dar}</text:p>
      <text:p text:style-name="P7">var i: byte;</text:p>
      <text:p text:style-name="P7">begin</text:p>
      <text:p text:style-name="P7"><text:s/>betrag:=betrag mod 100; <text:s text:c="9"/>{ganze Euros spielen keine Rolle}</text:p>
      <text:p text:style-name="P7"><text:s/>for i:=99 downto 1 do <text:s text:c="11"/>{Jede ...}</text:p>
      <text:p text:style-name="P7"><text:s text:c="5"/>if i in Cent then begin <text:s text:c="5"/>{... Cent-Münze ...}</text:p>
      <text:p text:style-name="P7"><text:s text:c="8"/>muenzen[i]:=0;</text:p>
      <text:p text:style-name="P7"><text:s text:c="8"/>while i&lt;=betrag do begin <text:s/>{... wird so oft genommen, wie sie passt.}</text:p>
      <text:p text:style-name="P7"><text:s text:c="14"/>betrag:=betrag-i;</text:p>
      <text:p text:style-name="P7"><text:s text:c="14"/>inc(muenzen[i]);</text:p>
      <text:p text:style-name="P7"><text:s text:c="8"/>end;</text:p>
      <text:p text:style-name="P7"><text:s text:c="5"/>end;</text:p>
      <text:p text:style-name="P7">end;</text:p>
      <text:p text:style-name="P7"/>
      <text:p text:style-name="P7">procedure bezahlen(betrag: word; var geldbeutel: TGeld);</text:p>
      <text:p text:style-name="P7">{ein Einkauf}</text:p>
      <text:p text:style-name="P7">var i, anzahl: byte;</text:p>
      <text:p text:style-name="P7"><text:s text:c="4"/>summe: word;</text:p>
      <text:p text:style-name="P7"><text:s text:c="4"/>bezahlung, wechsel: TGeld;</text:p>
      <text:p text:style-name="P7">begin</text:p>
      <text:p text:style-name="P7"><text:s/>if wherey=1 then begin <text:s text:c="2"/>{Überschrift}</text:p>
      <text:p text:style-name="P7"><text:s text:c="4"/>writeln('Betrag <text:s text:c="3"/>Geldbeutel <text:s text:c="6"/>Bezahlung <text:s text:c="5"/>Wechselgeld <text:s text:c="5"/>Geldbeutel <text:s text:c="3"/>Anzahl');</text:p>
      <text:p text:style-name="P7"><text:s text:c="4"/>writeln(' EUR <text:s text:c="3"/>1 2 5 10 20 50 <text:s/>1 2 5 10 20 50 <text:s/>1 2 5 10 20 50 <text:s text:c="2"/>1 2 5 10 20 50 <text:s/>Münzen');</text:p>
      <text:p text:style-name="P7"><text:s text:c="4"/>writeln;</text:p>
      <text:p text:style-name="P7"><text:s/>end;</text:p>
      <text:p text:style-name="P7"/>
      <text:p text:style-name="P7"><text:s/>write(betrag/100:5:2);</text:p>
      <text:p text:style-name="P7"><text:s/>ausgabe(8,geldbeutel);</text:p>
      <text:p text:style-name="P7"/>
      <text:p text:style-name="P7"><text:s/>betrag:=betrag mod 100;</text:p>
      <text:p text:style-name="P7"><text:s/>{Geldbeutelinhalt}</text:p>
      <text:p text:style-name="P7"><text:s/>summe:=0;</text:p>
      <text:p text:style-name="P7"><text:s/>for i:=1 to 99 do</text:p>
      <text:p text:style-name="P7"><text:s text:c="5"/>if i in Cent then summe:=summe+i*geldbeutel[i];</text:p>
      <text:p text:style-name="P7"/>
      <text:p text:style-name="P7"><text:s/>{Bestimmung des Wechselgelds}</text:p>
      <text:p text:style-name="P7"><text:s/>wechselgeld(100+summe-betrag, wechsel);</text:p>
      <text:p text:style-name="P7"><text:soft-page-break/></text:p>
      <text:p text:style-name="P7"><text:s/>for i:=1 to 99 do</text:p>
      <text:p text:style-name="P7"><text:s text:c="5"/>if i in Cent then bezahlung[i]:=geldbeutel[i];</text:p>
      <text:p text:style-name="P7"/>
      <text:p text:style-name="P7"><text:s/>{Vereinfachung, falls eine Münze sowohl im Bezahl- als auch im Wechselgeld</text:p>
      <text:p text:style-name="P7"><text:s text:c="2"/>vorkommt.}</text:p>
      <text:p text:style-name="P7"><text:s/>for i:=1 to 99 do</text:p>
      <text:p text:style-name="P7"><text:s text:c="5"/>if i in Cent then</text:p>
      <text:p text:style-name="P7"><text:s text:c="8"/>if (bezahlung[i]&gt;0) and (wechsel[i]&gt;0) then</text:p>
      <text:p text:style-name="P7"><text:s text:c="11"/>if bezahlung[i]&gt;=wechsel[i] then begin</text:p>
      <text:p text:style-name="P7"><text:s text:c="14"/>bezahlung[i]:=bezahlung[i]-wechsel[i];</text:p>
      <text:p text:style-name="P7"><text:s text:c="14"/>wechsel[i]:=0;</text:p>
      <text:p text:style-name="P7"><text:s text:c="11"/>end else begin</text:p>
      <text:p text:style-name="P7"><text:s text:c="14"/>wechsel[i]:=wechsel[i]-bezahlung[i];</text:p>
      <text:p text:style-name="P7"><text:s text:c="14"/>bezahlung[i]:=0;</text:p>
      <text:p text:style-name="P7"><text:s text:c="11"/>end;</text:p>
      <text:p text:style-name="P7"/>
      <text:p text:style-name="P7"><text:s/>{Neuer Geldbeutelinhalt (und Statistik}</text:p>
      <text:p text:style-name="P7"><text:s/>for i:=1 to 99 do</text:p>
      <text:p text:style-name="P7"><text:s text:c="5"/>if i in Cent then begin</text:p>
      <text:p text:style-name="P7"><text:s text:c="8"/>geldbeutel[i]:=geldbeutel[i]-bezahlung[i]+wechsel[i];</text:p>
      <text:p text:style-name="P7"><text:s text:c="8"/>anzahlen[i]:=anzahlen[i]+bezahlung[i]+wechsel[i];</text:p>
      <text:p text:style-name="P7"><text:s text:c="5"/>end;</text:p>
      <text:p text:style-name="P7"/>
      <text:p text:style-name="P7"/>
      <text:p text:style-name="P7"><text:s/>anzahl:=0;</text:p>
      <text:p text:style-name="P7"><text:s/>for i:=1 to 99 do</text:p>
      <text:p text:style-name="P7"><text:s text:c="5"/>if i in Cent then anzahl:=anzahl+geldbeutel[i];</text:p>
      <text:p text:style-name="P7"/>
      <text:p text:style-name="P7"><text:s/>ausgabe(24,bezahlung);</text:p>
      <text:p text:style-name="P7"><text:s/>ausgabe(40,wechsel);</text:p>
      <text:p text:style-name="P7"><text:s/>ausgabe(57,geldbeutel);</text:p>
      <text:p text:style-name="P7"><text:s/>gotoxy(76,wherey); writeln(anzahl);</text:p>
      <text:p text:style-name="P7"><text:s/>gesamtzahl:=gesamtzahl+anzahl;</text:p>
      <text:p text:style-name="P7"><text:s/>if wherey=25 then begin readln; clrscr; end;</text:p>
      <text:p text:style-name="P7">end;</text:p>
      <text:p text:style-name="P7"/>
      <text:p text:style-name="P7">begin</text:p>
      <text:p text:style-name="P7">randomize;</text:p>
      <text:p text:style-name="P7">gesamtzahl:=0;</text:p>
      <text:p text:style-name="P7">write('Anzahl der Einkäufe: '); readln(versuche);</text:p>
      <text:p text:style-name="P7">clrscr;</text:p>
      <text:p text:style-name="P7">{leerer Geldbeutel}</text:p>
      <text:p text:style-name="P7">for i:=1 to 99 do</text:p>
      <text:p text:style-name="P7"><text:s text:c="4"/>if i in Cent then begin</text:p>
      <text:p text:style-name="P7"><text:s text:c="7"/>geldbeutel[i]:=0;</text:p>
      <text:p text:style-name="P7"><text:s text:c="7"/>anzahlen[i]:=0;</text:p>
      <text:p text:style-name="P7"><text:s text:c="4"/>end;</text:p>
      <text:p text:style-name="P7"/>
      <text:p text:style-name="P7">{Zufällige Einkäufe}</text:p>
      <text:p text:style-name="P7">for i:=1 to versuche do bezahlen(1+random(999),geldbeutel);</text:p>
      <text:p text:style-name="P7"/>
      <text:p text:style-name="P7">for i:=1 to 99 do if i in Cent then</text:p>
      <text:p text:style-name="P7"><text:s text:c="4"/>write(i,':',anzahlen[i]/versuche:5:2,' <text:s/>');</text:p>
      <text:p text:style-name="P7">write(' <text:s text:c="2"/>Durchschnitt: ',gesamtzahl/versuche:4:2);</text:p>
      <text:p text:style-name="P7">readln;</text:p>
      <text:p text:style-name="P7">en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0pt" fo:language="de" fo:country="D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paragraph-properties>
        <style:tab-stops>
          <style:tab-stop style:position="7.62cm" style:type="center"/>
          <style:tab-stop style:position="15.24cm" style:type="center"/>
        </style:tab-stops>
      </style:paragraph-properties>
    </style:style>
    <style:style style:name="heading_20_4" style:display-name="heading 4" style:family="paragraph" style:parent-style-name="Standard">
      <style:paragraph-properties fo:margin-left="0.635cm" fo:margin-right="0cm" fo:text-indent="0cm" style:auto-text-indent="false">
        <style:tab-stops>
          <style:tab-stop style:position="0cm"/>
          <style:tab-stop style:position="0.635cm"/>
        </style:tab-stops>
      </style:paragraph-properties>
      <style:text-properties style:font-name="Thorndale" fo:font-size="12pt" style:text-underline-style="solid" style:text-underline-width="auto" style:text-underline-color="font-color"/>
    </style:style>
    <style:style style:name="heading_20_3" style:display-name="heading 3" style:family="paragraph" style:parent-style-name="Standard">
      <style:paragraph-properties fo:margin-left="0.635cm" fo:margin-right="0cm" fo:text-indent="0cm" style:auto-text-indent="false">
        <style:tab-stops>
          <style:tab-stop style:position="0cm"/>
          <style:tab-stop style:position="0.635cm"/>
        </style:tab-stops>
      </style:paragraph-properties>
      <style:text-properties style:font-name="Thorndale" fo:font-size="12pt" fo:font-weight="bold"/>
    </style:style>
    <style:style style:name="heading_20_2" style:display-name="heading 2" style:family="paragraph" style:parent-style-name="Standard">
      <style:paragraph-properties fo:margin-top="0.212cm" fo:margin-bottom="0cm">
        <style:tab-stops/>
      </style:paragraph-properties>
      <style:text-properties style:font-name="Thorndale" fo:font-size="12pt" style:text-underline-style="solid" style:text-underline-width="auto" style:text-underline-color="font-color" fo:font-weight="bold"/>
    </style:style>
    <style:style style:name="heading_20_1" style:display-name="heading 1" style:family="paragraph" style:parent-style-name="Standard">
      <style:paragraph-properties fo:margin-top="0.423cm" fo:margin-bottom="0cm"/>
      <style:text-properties style:font-name="Thorndale" fo:font-size="12pt" fo:font-style="italic" fo:font-weight="bold"/>
    </style:style>
    <style:style style:name="normal_20_indent" style:display-name="normal indent" style:family="paragraph" style:parent-style-name="Standard">
      <style:paragraph-properties fo:margin-left="1.27cm" fo:margin-right="0cm" fo:text-indent="0cm" style:auto-text-indent="false">
        <style:tab-stops>
          <style:tab-stop style:position="0cm"/>
          <style:tab-stop style:position="1.249cm"/>
          <style:tab-stop style:position="1.27cm"/>
        </style:tab-stops>
      </style:paragraph-properties>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paragraph-propertie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0.635cm" fo:margin-bottom="2.54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1.905cm" fo:margin-left="0.803cm" fo:margin-right="0.72cm" fo:margin-bottom="0.635cm"/>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Konvert_20_1" style:display-name="Konvert 1" style:page-layout-name="pm2">
      <style:header>
        <text:p text:style-name="P1"><text:tab/>Michael Müller<text:tab/><text:page-number style:num-format="1" text:select-page="current"/></text:p>
      </style:head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creation-date>2007-12-01T16:39:58</meta:creation-date>
    <dc:language>de-DE</dc:language>
    <meta:editing-cycles>1</meta:editing-cycles>
    <meta:editing-duration>PT0S</meta:editing-duration>
    <meta:user-defined meta:name="Info 1"/>
    <meta:user-defined meta:name="Info 2"/>
    <meta:user-defined meta:name="Info 3"/>
    <meta:user-defined meta:name="Info 4"/>
    <meta:document-statistic meta:table-count="0" meta:image-count="6" meta:object-count="0" meta:page-count="27" meta:paragraph-count="1386" meta:word-count="12678" meta:character-count="70792"/>
  </office:meta>
</office:document-meta>
</file>